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4.778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62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4.978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9.874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2.819cm"/>
    </style:style>
    <style:style style:name="co11" style:family="table-column">
      <style:table-column-properties fo:break-before="auto" style:column-width="2.588cm"/>
    </style:style>
    <style:style style:name="co12" style:family="table-column">
      <style:table-column-properties fo:break-before="auto" style:column-width="6.70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4.632cm"/>
    </style:style>
    <style:style style:name="co15" style:family="table-column">
      <style:table-column-properties fo:break-before="auto" style:column-width="3.595cm"/>
    </style:style>
    <style:style style:name="co16" style:family="table-column">
      <style:table-column-properties fo:break-before="auto" style:column-width="6.532cm"/>
    </style:style>
    <style:style style:name="co17" style:family="table-column">
      <style:table-column-properties fo:break-before="auto" style:column-width="5.55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Disco</text:p>
          </table:table-cell>
          <table:table-cell table:number-columns-repeated="23"/>
        </table:table-row>
        <table:table-row table:style-name="ro1">
          <table:table-cell office:value-type="string">
            <text:p>token</text:p>
          </table:table-cell>
          <table:table-cell office:value-type="string">
            <text:p>alias</text:p>
          </table:table-cell>
          <table:table-cell office:value-type="string">
            <text:p>tags</text:p>
          </table:table-cell>
          <table:table-cell office:value-type="string">
            <text:p>lat</text:p>
          </table:table-cell>
          <table:table-cell office:value-type="string">
            <text:p>lng</text:p>
          </table:table-cell>
          <table:table-cell office:value-type="string">
            <text:p>address</text:p>
          </table:table-cell>
          <table:table-cell table:number-columns-repeated="18"/>
        </table:table-row>
        <table:table-row table:style-name="ro1">
          <table:table-cell table:formula="of:=CONCATENATE([.A$1]; &quot; &quot;; [.H3])" office:value-type="string" office:string-value="Disco CASTELBAMBA">
            <text:p>Disco CASTELBAMBA</text:p>
          </table:table-cell>
          <table:table-cell table:formula="of:=[.H3]" office:value-type="string" office:string-value="CASTELBAMBA">
            <text:p>CASTELBAMBA</text:p>
          </table:table-cell>
          <table:table-cell table:number-columns-repeated="3"/>
          <table:table-cell table:formula="of:=CONCATENATE([.I3]; &quot; &quot;; [.J3])" office:value-type="string" office:string-value="RIOBAMBA  345">
            <text:p>RIOBAMBA <text:s/>345</text:p>
          </table:table-cell>
          <table:table-cell office:value-type="float" office:value="1">
            <text:p>1</text:p>
          </table:table-cell>
          <table:table-cell office:value-type="string">
            <text:p>CASTELBAMBA</text:p>
          </table:table-cell>
          <table:table-cell office:value-type="string">
            <text:p>RIOBAMBA </text:p>
          </table:table-cell>
          <table:table-cell office:value-type="float" office:value="345">
            <text:p>345</text:p>
          </table:table-cell>
          <table:table-cell table:formula="of:=CONCATENATE([.I3]; &quot; &quot;; [.J3])" office:value-type="string" office:string-value="RIOBAMBA  345">
            <text:p>RIOBAMBA <text:s/>345</text:p>
          </table:table-cell>
          <table:table-cell/>
          <table:table-cell office:value-type="string">
            <text:p>10560/05</text:p>
          </table:table-cell>
          <table:table-cell office:value-type="string">
            <text:p>428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">
            <text:p>1</text:p>
          </table:table-cell>
          <table:table-cell office:value-type="float" office:value="38407">
            <text:p>38407</text:p>
          </table:table-cell>
          <table:table-cell office:value-type="float" office:value="19">
            <text:p>19</text:p>
          </table:table-cell>
          <table:table-cell office:value-type="float" office:value="40970">
            <text:p>40970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38698">
            <text:p>38698</text:p>
          </table:table-cell>
        </table:table-row>
        <table:table-row table:style-name="ro1">
          <table:table-cell table:formula="of:=CONCATENATE([.A$1]; &quot; &quot;; [.H4])" office:value-type="string" office:string-value="Disco GOLDEN">
            <text:p>Disco GOLDEN</text:p>
          </table:table-cell>
          <table:table-cell table:formula="of:=[.H4]" office:value-type="string" office:string-value="GOLDEN">
            <text:p>GOLDEN</text:p>
          </table:table-cell>
          <table:table-cell table:number-columns-repeated="3"/>
          <table:table-cell table:formula="of:=CONCATENATE([.I4]; &quot; &quot;; [.J4])" office:value-type="string" office:string-value="ESMERALDA  1040">
            <text:p>ESMERALDA <text:s/>1040</text:p>
          </table:table-cell>
          <table:table-cell office:value-type="float" office:value="2">
            <text:p>2</text:p>
          </table:table-cell>
          <table:table-cell office:value-type="string">
            <text:p>GOLDEN</text:p>
          </table:table-cell>
          <table:table-cell office:value-type="string">
            <text:p>ESMERALDA </text:p>
          </table:table-cell>
          <table:table-cell office:value-type="float" office:value="1040">
            <text:p>1040</text:p>
          </table:table-cell>
          <table:table-cell table:formula="of:=CONCATENATE([.I4]; &quot; &quot;; [.J4])" office:value-type="string" office:string-value="ESMERALDA  1040">
            <text:p>ESMERALDA <text:s/>1040</text:p>
          </table:table-cell>
          <table:table-cell/>
          <table:table-cell office:value-type="string">
            <text:p>10561/05</text:p>
          </table:table-cell>
          <table:table-cell office:value-type="string">
            <text:p>408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3">
            <text:p>3</text:p>
          </table:table-cell>
          <table:table-cell office:value-type="float" office:value="38407">
            <text:p>38407</text:p>
          </table:table-cell>
          <table:table-cell office:value-type="float" office:value="18">
            <text:p>18</text:p>
          </table:table-cell>
          <table:table-cell office:value-type="float" office:value="40970">
            <text:p>40970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38572">
            <text:p>38572</text:p>
          </table:table-cell>
        </table:table-row>
        <table:table-row table:style-name="ro1">
          <table:table-cell table:formula="of:=CONCATENATE([.A$1]; &quot; &quot;; [.H5])" office:value-type="string" office:string-value="Disco REY CASTRO">
            <text:p>Disco REY CASTRO</text:p>
          </table:table-cell>
          <table:table-cell table:formula="of:=[.H5]" office:value-type="string" office:string-value="REY CASTRO">
            <text:p>REY CASTRO</text:p>
          </table:table-cell>
          <table:table-cell table:number-columns-repeated="3"/>
          <table:table-cell table:formula="of:=CONCATENATE([.I5]; &quot; &quot;; [.J5])" office:value-type="string" office:string-value="PERU  342">
            <text:p>PERU <text:s/>342</text:p>
          </table:table-cell>
          <table:table-cell office:value-type="float" office:value="3">
            <text:p>3</text:p>
          </table:table-cell>
          <table:table-cell office:value-type="string">
            <text:p>REY CASTRO</text:p>
          </table:table-cell>
          <table:table-cell office:value-type="string">
            <text:p>PERU </text:p>
          </table:table-cell>
          <table:table-cell office:value-type="float" office:value="342">
            <text:p>342</text:p>
          </table:table-cell>
          <table:table-cell table:formula="of:=CONCATENATE([.I5]; &quot; &quot;; [.J5])" office:value-type="string" office:string-value="PERU  342">
            <text:p>PERU <text:s/>342</text:p>
          </table:table-cell>
          <table:table-cell/>
          <table:table-cell office:value-type="string">
            <text:p>11115/05</text:p>
          </table:table-cell>
          <table:table-cell office:value-type="string">
            <text:p>901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">
            <text:p>4</text:p>
          </table:table-cell>
          <table:table-cell office:value-type="float" office:value="38412">
            <text:p>38412</text:p>
          </table:table-cell>
          <table:table-cell office:value-type="float" office:value="14">
            <text:p>14</text:p>
          </table:table-cell>
          <table:table-cell office:value-type="float" office:value="40970">
            <text:p>40970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38831">
            <text:p>38831</text:p>
          </table:table-cell>
        </table:table-row>
        <table:table-row table:style-name="ro1">
          <table:table-cell table:formula="of:=CONCATENATE([.A$1]; &quot; &quot;; [.H6])" office:value-type="string" office:string-value="Disco LA FRANCE">
            <text:p>Disco LA FRANCE</text:p>
          </table:table-cell>
          <table:table-cell table:formula="of:=[.H6]" office:value-type="string" office:string-value="LA FRANCE">
            <text:p>LA FRANCE</text:p>
          </table:table-cell>
          <table:table-cell table:number-columns-repeated="3"/>
          <table:table-cell table:formula="of:=CONCATENATE([.I6]; &quot; &quot;; [.J6])" office:value-type="string" office:string-value="SARMIENTO  1656">
            <text:p>SARMIENTO <text:s/>1656</text:p>
          </table:table-cell>
          <table:table-cell office:value-type="float" office:value="4">
            <text:p>4</text:p>
          </table:table-cell>
          <table:table-cell office:value-type="string">
            <text:p>LA FRANCE</text:p>
          </table:table-cell>
          <table:table-cell office:value-type="string">
            <text:p>SARMIENTO </text:p>
          </table:table-cell>
          <table:table-cell office:value-type="float" office:value="1656">
            <text:p>1656</text:p>
          </table:table-cell>
          <table:table-cell table:formula="of:=CONCATENATE([.I6]; &quot; &quot;; [.J6])" office:value-type="string" office:string-value="SARMIENTO  1656">
            <text:p>SARMIENTO <text:s/>1656</text:p>
          </table:table-cell>
          <table:table-cell/>
          <table:table-cell office:value-type="string">
            <text:p>11117/05</text:p>
          </table:table-cell>
          <table:table-cell office:value-type="string">
            <text:p>1372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5">
            <text:p>5</text:p>
          </table:table-cell>
          <table:table-cell office:value-type="float" office:value="38412">
            <text:p>38412</text:p>
          </table:table-cell>
          <table:table-cell office:value-type="float" office:value="15">
            <text:p>15</text:p>
          </table:table-cell>
          <table:table-cell office:value-type="float" office:value="40970">
            <text:p>40970</text:p>
          </table:table-cell>
          <table:table-cell table:number-columns-repeated="2"/>
          <table:table-cell office:value-type="float" office:value="136">
            <text:p>136</text:p>
          </table:table-cell>
          <table:table-cell office:value-type="float" office:value="38624">
            <text:p>38624</text:p>
          </table:table-cell>
        </table:table-row>
        <table:table-row table:style-name="ro1">
          <table:table-cell table:formula="of:=CONCATENATE([.A$1]; &quot; &quot;; [.H7])" office:value-type="string" office:string-value="Disco BAHREIN ">
            <text:p>Disco BAHREIN </text:p>
          </table:table-cell>
          <table:table-cell table:formula="of:=[.H7]" office:value-type="string" office:string-value="BAHREIN ">
            <text:p>BAHREIN </text:p>
          </table:table-cell>
          <table:table-cell table:number-columns-repeated="3"/>
          <table:table-cell table:formula="of:=CONCATENATE([.I7]; &quot; &quot;; [.J7])" office:value-type="string" office:string-value="LAVALLE  343">
            <text:p>LAVALLE <text:s/>343</text:p>
          </table:table-cell>
          <table:table-cell office:value-type="float" office:value="5">
            <text:p>5</text:p>
          </table:table-cell>
          <table:table-cell office:value-type="string">
            <text:p>BAHREIN </text:p>
          </table:table-cell>
          <table:table-cell office:value-type="string">
            <text:p>LAVALLE </text:p>
          </table:table-cell>
          <table:table-cell office:value-type="float" office:value="343">
            <text:p>343</text:p>
          </table:table-cell>
          <table:table-cell table:formula="of:=CONCATENATE([.I7]; &quot; &quot;; [.J7])" office:value-type="string" office:string-value="LAVALLE  343">
            <text:p>LAVALLE <text:s/>343</text:p>
          </table:table-cell>
          <table:table-cell/>
          <table:table-cell office:value-type="string">
            <text:p>11114/05</text:p>
          </table:table-cell>
          <table:table-cell office:value-type="string">
            <text:p>88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6">
            <text:p>6</text:p>
          </table:table-cell>
          <table:table-cell office:value-type="float" office:value="38412">
            <text:p>38412</text:p>
          </table:table-cell>
          <table:table-cell office:value-type="float" office:value="16">
            <text:p>16</text:p>
          </table:table-cell>
          <table:table-cell office:value-type="float" office:value="40970">
            <text:p>40970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39392">
            <text:p>39392</text:p>
          </table:table-cell>
        </table:table-row>
        <table:table-row table:style-name="ro1">
          <table:table-cell table:formula="of:=CONCATENATE([.A$1]; &quot; &quot;; [.H8])" office:value-type="string" office:string-value="Disco BELLA ROMA">
            <text:p>Disco BELLA ROMA</text:p>
          </table:table-cell>
          <table:table-cell table:formula="of:=[.H8]" office:value-type="string" office:string-value="BELLA ROMA">
            <text:p>BELLA ROMA</text:p>
          </table:table-cell>
          <table:table-cell table:number-columns-repeated="3"/>
          <table:table-cell table:formula="of:=CONCATENATE([.I8]; &quot; &quot;; [.J8])" office:value-type="string" office:string-value="ROGELIO YRURTIA 6020">
            <text:p>ROGELIO YRURTIA 6020</text:p>
          </table:table-cell>
          <table:table-cell office:value-type="float" office:value="6">
            <text:p>6</text:p>
          </table:table-cell>
          <table:table-cell office:value-type="string">
            <text:p>BELLA ROMA</text:p>
          </table:table-cell>
          <table:table-cell office:value-type="string">
            <text:p>ROGELIO YRURTIA</text:p>
          </table:table-cell>
          <table:table-cell office:value-type="float" office:value="6020">
            <text:p>6020</text:p>
          </table:table-cell>
          <table:table-cell table:formula="of:=CONCATENATE([.I8]; &quot; &quot;; [.J8])" office:value-type="string" office:string-value="ROGELIO YRURTIA 6020">
            <text:p>ROGELIO YRURTIA 6020</text:p>
          </table:table-cell>
          <table:table-cell/>
          <table:table-cell office:value-type="string">
            <text:p>10615/05</text:p>
          </table:table-cell>
          <table:table-cell office:value-type="string">
            <text:p>900 personas</text:p>
          </table:table-cell>
          <table:table-cell office:value-type="string">
            <text:p>"C"</text:p>
          </table:table-cell>
          <table:table-cell office:value-type="string">
            <text:p>SUSPENDIDO Disp.108/09 conjunta</text:p>
          </table:table-cell>
          <table:table-cell office:value-type="float" office:value="7">
            <text:p>7</text:p>
          </table:table-cell>
          <table:table-cell office:value-type="float" office:value="38413">
            <text:p>38413</text:p>
          </table:table-cell>
          <table:table-cell office:value-type="float" office:value="73">
            <text:p>73</text:p>
          </table:table-cell>
          <table:table-cell office:value-type="float" office:value="39989">
            <text:p>39989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8891">
            <text:p>38891</text:p>
          </table:table-cell>
        </table:table-row>
        <table:table-row table:style-name="ro1">
          <table:table-cell table:formula="of:=CONCATENATE([.A$1]; &quot; &quot;; [.H9])" office:value-type="string" office:string-value="Disco CLUB SHAMPOO">
            <text:p>Disco CLUB SHAMPOO</text:p>
          </table:table-cell>
          <table:table-cell table:formula="of:=[.H9]" office:value-type="string" office:string-value="CLUB SHAMPOO">
            <text:p>CLUB SHAMPOO</text:p>
          </table:table-cell>
          <table:table-cell table:number-columns-repeated="3"/>
          <table:table-cell table:formula="of:=CONCATENATE([.I9]; &quot; &quot;; [.J9])" office:value-type="string" office:string-value="QUINTANA  362">
            <text:p>QUINTANA <text:s/>362</text:p>
          </table:table-cell>
          <table:table-cell office:value-type="float" office:value="7">
            <text:p>7</text:p>
          </table:table-cell>
          <table:table-cell office:value-type="string">
            <text:p>CLUB SHAMPOO</text:p>
          </table:table-cell>
          <table:table-cell office:value-type="string">
            <text:p>QUINTANA </text:p>
          </table:table-cell>
          <table:table-cell office:value-type="float" office:value="362">
            <text:p>362</text:p>
          </table:table-cell>
          <table:table-cell table:formula="of:=CONCATENATE([.I9]; &quot; &quot;; [.J9])" office:value-type="string" office:string-value="QUINTANA  362">
            <text:p>QUINTANA <text:s/>362</text:p>
          </table:table-cell>
          <table:table-cell/>
          <table:table-cell office:value-type="string">
            <text:p>10600/05</text:p>
          </table:table-cell>
          <table:table-cell office:value-type="string">
            <text:p>220 personas</text:p>
          </table:table-cell>
          <table:table-cell office:value-type="string">
            <text:p>"C" </text:p>
          </table:table-cell>
          <table:table-cell office:value-type="string">
            <text:p>RENOVADO 2012</text:p>
          </table:table-cell>
          <table:table-cell office:value-type="float" office:value="8">
            <text:p>8</text:p>
          </table:table-cell>
          <table:table-cell office:value-type="float" office:value="38413">
            <text:p>38413</text:p>
          </table:table-cell>
          <table:table-cell office:value-type="float" office:value="21">
            <text:p>21</text:p>
          </table:table-cell>
          <table:table-cell office:value-type="float" office:value="40970">
            <text:p>40970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38560">
            <text:p>38560</text:p>
          </table:table-cell>
        </table:table-row>
        <table:table-row table:style-name="ro1">
          <table:table-cell table:formula="of:=CONCATENATE([.A$1]; &quot; &quot;; [.H10])" office:value-type="string" office:string-value="Disco CITY HALL ">
            <text:p>Disco CITY HALL </text:p>
          </table:table-cell>
          <table:table-cell table:formula="of:=[.H10]" office:value-type="string" office:string-value="CITY HALL ">
            <text:p>CITY HALL </text:p>
          </table:table-cell>
          <table:table-cell table:number-columns-repeated="3"/>
          <table:table-cell table:formula="of:=CONCATENATE([.I10]; &quot; &quot;; [.J10])" office:value-type="string" office:string-value="AV. MOSCONI  2883/5">
            <text:p>AV. MOSCONI <text:s/>2883/5</text:p>
          </table:table-cell>
          <table:table-cell office:value-type="float" office:value="8">
            <text:p>8</text:p>
          </table:table-cell>
          <table:table-cell office:value-type="string">
            <text:p>CITY HALL </text:p>
          </table:table-cell>
          <table:table-cell office:value-type="string">
            <text:p>AV. MOSCONI </text:p>
          </table:table-cell>
          <table:table-cell office:value-type="string">
            <text:p>2883/5</text:p>
          </table:table-cell>
          <table:table-cell table:formula="of:=CONCATENATE([.I10]; &quot; &quot;; [.J10])" office:value-type="string" office:string-value="AV. MOSCONI  2883/5">
            <text:p>AV. MOSCONI <text:s/>2883/5</text:p>
          </table:table-cell>
          <table:table-cell/>
          <table:table-cell office:value-type="string">
            <text:p>10571/05</text:p>
          </table:table-cell>
          <table:table-cell office:value-type="string">
            <text:p>1434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9">
            <text:p>9</text:p>
          </table:table-cell>
          <table:table-cell office:value-type="float" office:value="38414">
            <text:p>38414</text:p>
          </table:table-cell>
          <table:table-cell office:value-type="float" office:value="26">
            <text:p>26</text:p>
          </table:table-cell>
          <table:table-cell office:value-type="float" office:value="40976">
            <text:p>40976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8530">
            <text:p>38530</text:p>
          </table:table-cell>
        </table:table-row>
        <table:table-row table:style-name="ro1">
          <table:table-cell table:formula="of:=CONCATENATE([.A$1]; &quot; &quot;; [.H11])" office:value-type="string" office:string-value="Disco IVANOFF">
            <text:p>Disco IVANOFF</text:p>
          </table:table-cell>
          <table:table-cell table:formula="of:=[.H11]" office:value-type="string" office:string-value="IVANOFF">
            <text:p>IVANOFF</text:p>
          </table:table-cell>
          <table:table-cell table:number-columns-repeated="3"/>
          <table:table-cell table:formula="of:=CONCATENATE([.I11]; &quot; &quot;; [.J11])" office:value-type="string" office:string-value="RIVADAVIA  7514/18">
            <text:p>RIVADAVIA <text:s/>7514/18</text:p>
          </table:table-cell>
          <table:table-cell office:value-type="float" office:value="9">
            <text:p>9</text:p>
          </table:table-cell>
          <table:table-cell office:value-type="string">
            <text:p>IVANOFF</text:p>
          </table:table-cell>
          <table:table-cell office:value-type="string">
            <text:p>RIVADAVIA </text:p>
          </table:table-cell>
          <table:table-cell office:value-type="string">
            <text:p>7514/18</text:p>
          </table:table-cell>
          <table:table-cell table:formula="of:=CONCATENATE([.I11]; &quot; &quot;; [.J11])" office:value-type="string" office:string-value="RIVADAVIA  7514/18">
            <text:p>RIVADAVIA <text:s/>7514/18</text:p>
          </table:table-cell>
          <table:table-cell/>
          <table:table-cell office:value-type="string">
            <text:p>11153/05</text:p>
          </table:table-cell>
          <table:table-cell office:value-type="string">
            <text:p>323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10">
            <text:p>10</text:p>
          </table:table-cell>
          <table:table-cell office:value-type="float" office:value="38414">
            <text:p>38414</text:p>
          </table:table-cell>
          <table:table-cell office:value-type="float" office:value="27">
            <text:p>27</text:p>
          </table:table-cell>
          <table:table-cell office:value-type="float" office:value="40976">
            <text:p>40976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38608">
            <text:p>38608</text:p>
          </table:table-cell>
        </table:table-row>
        <table:table-row table:style-name="ro1">
          <table:table-cell table:formula="of:=CONCATENATE([.A$1]; &quot; &quot;; [.H12])" office:value-type="string" office:string-value="Disco MALUCO BELEZA">
            <text:p>Disco MALUCO BELEZA</text:p>
          </table:table-cell>
          <table:table-cell table:formula="of:=[.H12]" office:value-type="string" office:string-value="MALUCO BELEZA">
            <text:p>MALUCO BELEZA</text:p>
          </table:table-cell>
          <table:table-cell table:number-columns-repeated="3"/>
          <table:table-cell table:formula="of:=CONCATENATE([.I12]; &quot; &quot;; [.J12])" office:value-type="string" office:string-value="SARMIENTO  1728">
            <text:p>SARMIENTO <text:s/>1728</text:p>
          </table:table-cell>
          <table:table-cell office:value-type="float" office:value="10">
            <text:p>10</text:p>
          </table:table-cell>
          <table:table-cell office:value-type="string">
            <text:p>MALUCO BELEZA</text:p>
          </table:table-cell>
          <table:table-cell office:value-type="string">
            <text:p>SARMIENTO </text:p>
          </table:table-cell>
          <table:table-cell office:value-type="float" office:value="1728">
            <text:p>1728</text:p>
          </table:table-cell>
          <table:table-cell table:formula="of:=CONCATENATE([.I12]; &quot; &quot;; [.J12])" office:value-type="string" office:string-value="SARMIENTO  1728">
            <text:p>SARMIENTO <text:s/>1728</text:p>
          </table:table-cell>
          <table:table-cell/>
          <table:table-cell office:value-type="string">
            <text:p>11304/05</text:p>
          </table:table-cell>
          <table:table-cell office:value-type="string">
            <text:p>1076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1">
            <text:p>11</text:p>
          </table:table-cell>
          <table:table-cell office:value-type="float" office:value="38414">
            <text:p>38414</text:p>
          </table:table-cell>
          <table:table-cell office:value-type="float" office:value="23">
            <text:p>23</text:p>
          </table:table-cell>
          <table:table-cell office:value-type="float" office:value="40974">
            <text:p>40974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38909">
            <text:p>38909</text:p>
          </table:table-cell>
        </table:table-row>
        <table:table-row table:style-name="ro1">
          <table:table-cell table:formula="of:=CONCATENATE([.A$1]; &quot; &quot;; [.H13])" office:value-type="string" office:string-value="Disco XEL - HA">
            <text:p>Disco XEL - HA</text:p>
          </table:table-cell>
          <table:table-cell table:formula="of:=[.H13]" office:value-type="string" office:string-value="XEL - HA">
            <text:p>XEL - HA</text:p>
          </table:table-cell>
          <table:table-cell table:number-columns-repeated="3"/>
          <table:table-cell table:formula="of:=CONCATENATE([.I13]; &quot; &quot;; [.J13])" office:value-type="string" office:string-value="AV SAN MARTIN  6628">
            <text:p>AV SAN MARTIN <text:s/>6628</text:p>
          </table:table-cell>
          <table:table-cell office:value-type="float" office:value="11">
            <text:p>11</text:p>
          </table:table-cell>
          <table:table-cell office:value-type="string">
            <text:p>XEL - HA</text:p>
          </table:table-cell>
          <table:table-cell office:value-type="string">
            <text:p>AV SAN MARTIN </text:p>
          </table:table-cell>
          <table:table-cell office:value-type="float" office:value="6628">
            <text:p>6628</text:p>
          </table:table-cell>
          <table:table-cell table:formula="of:=CONCATENATE([.I13]; &quot; &quot;; [.J13])" office:value-type="string" office:string-value="AV SAN MARTIN  6628">
            <text:p>AV SAN MARTIN <text:s/>6628</text:p>
          </table:table-cell>
          <table:table-cell/>
          <table:table-cell office:value-type="string">
            <text:p>10614/05</text:p>
          </table:table-cell>
          <table:table-cell office:value-type="string">
            <text:p>69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2">
            <text:p>12</text:p>
          </table:table-cell>
          <table:table-cell office:value-type="float" office:value="38414">
            <text:p>38414</text:p>
          </table:table-cell>
          <table:table-cell office:value-type="float" office:value="43">
            <text:p>43</text:p>
          </table:table-cell>
          <table:table-cell office:value-type="float" office:value="40987">
            <text:p>40987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38513">
            <text:p>38513</text:p>
          </table:table-cell>
        </table:table-row>
        <table:table-row table:style-name="ro1">
          <table:table-cell table:formula="of:=CONCATENATE([.A$1]; &quot; &quot;; [.H14])" office:value-type="string" office:string-value="Disco CLOCHE">
            <text:p>Disco CLOCHE</text:p>
          </table:table-cell>
          <table:table-cell table:formula="of:=[.H14]" office:value-type="string" office:string-value="CLOCHE">
            <text:p>CLOCHE</text:p>
          </table:table-cell>
          <table:table-cell table:number-columns-repeated="3"/>
          <table:table-cell table:formula="of:=CONCATENATE([.I14]; &quot; &quot;; [.J14])" office:value-type="string" office:string-value="J.E. URIBURU 1721">
            <text:p>J.E. URIBURU 1721</text:p>
          </table:table-cell>
          <table:table-cell office:value-type="float" office:value="12">
            <text:p>12</text:p>
          </table:table-cell>
          <table:table-cell office:value-type="string">
            <text:p>CLOCHE</text:p>
          </table:table-cell>
          <table:table-cell office:value-type="string">
            <text:p>J.E. URIBURU</text:p>
          </table:table-cell>
          <table:table-cell office:value-type="float" office:value="1721">
            <text:p>1721</text:p>
          </table:table-cell>
          <table:table-cell table:formula="of:=CONCATENATE([.I14]; &quot; &quot;; [.J14])" office:value-type="string" office:string-value="J.E. URIBURU 1721">
            <text:p>J.E. URIBURU 1721</text:p>
          </table:table-cell>
          <table:table-cell/>
          <table:table-cell office:value-type="string">
            <text:p>10593/05</text:p>
          </table:table-cell>
          <table:table-cell office:value-type="string">
            <text:p>588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3">
            <text:p>13</text:p>
          </table:table-cell>
          <table:table-cell office:value-type="float" office:value="38414">
            <text:p>38414</text:p>
          </table:table-cell>
          <table:table-cell office:value-type="float" office:value="22">
            <text:p>22</text:p>
          </table:table-cell>
          <table:table-cell office:value-type="float" office:value="40974">
            <text:p>40974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38537">
            <text:p>38537</text:p>
          </table:table-cell>
        </table:table-row>
        <table:table-row table:style-name="ro1">
          <table:table-cell table:formula="of:=CONCATENATE([.A$1]; &quot; &quot;; [.H15])" office:value-type="string" office:string-value="Disco SUDACA">
            <text:p>Disco SUDACA</text:p>
          </table:table-cell>
          <table:table-cell table:formula="of:=[.H15]" office:value-type="string" office:string-value="SUDACA">
            <text:p>SUDACA</text:p>
          </table:table-cell>
          <table:table-cell table:number-columns-repeated="3"/>
          <table:table-cell table:formula="of:=CONCATENATE([.I15]; &quot; &quot;; [.J15])" office:value-type="string" office:string-value="SARMIENTO  1752">
            <text:p>SARMIENTO <text:s/>1752</text:p>
          </table:table-cell>
          <table:table-cell office:value-type="float" office:value="13">
            <text:p>13</text:p>
          </table:table-cell>
          <table:table-cell office:value-type="string">
            <text:p>SUDACA</text:p>
          </table:table-cell>
          <table:table-cell office:value-type="string">
            <text:p>SARMIENTO </text:p>
          </table:table-cell>
          <table:table-cell office:value-type="float" office:value="1752">
            <text:p>1752</text:p>
          </table:table-cell>
          <table:table-cell table:formula="of:=CONCATENATE([.I15]; &quot; &quot;; [.J15])" office:value-type="string" office:string-value="SARMIENTO  1752">
            <text:p>SARMIENTO <text:s/>1752</text:p>
          </table:table-cell>
          <table:table-cell/>
          <table:table-cell office:value-type="string">
            <text:p>10622/05</text:p>
          </table:table-cell>
          <table:table-cell office:value-type="string">
            <text:p>55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8">
            <text:p>18</text:p>
          </table:table-cell>
          <table:table-cell office:value-type="float" office:value="38418">
            <text:p>38418</text:p>
          </table:table-cell>
          <table:table-cell office:value-type="float" office:value="28">
            <text:p>28</text:p>
          </table:table-cell>
          <table:table-cell office:value-type="float" office:value="40976">
            <text:p>40976</text:p>
          </table:table-cell>
          <table:table-cell table:number-columns-repeated="2"/>
          <table:table-cell office:value-type="float" office:value="146">
            <text:p>146</text:p>
          </table:table-cell>
          <table:table-cell office:value-type="float" office:value="38646">
            <text:p>38646</text:p>
          </table:table-cell>
        </table:table-row>
        <table:table-row table:style-name="ro1">
          <table:table-cell table:formula="of:=CONCATENATE([.A$1]; &quot; &quot;; [.H16])" office:value-type="string" office:string-value="Disco MOLIERE">
            <text:p>Disco MOLIERE</text:p>
          </table:table-cell>
          <table:table-cell table:formula="of:=[.H16]" office:value-type="string" office:string-value="MOLIERE">
            <text:p>MOLIERE</text:p>
          </table:table-cell>
          <table:table-cell table:number-columns-repeated="3"/>
          <table:table-cell table:formula="of:=CONCATENATE([.I16]; &quot; &quot;; [.J16])" office:value-type="string" office:string-value="BALCARCE  678/82">
            <text:p>BALCARCE <text:s/>678/82</text:p>
          </table:table-cell>
          <table:table-cell office:value-type="float" office:value="14">
            <text:p>14</text:p>
          </table:table-cell>
          <table:table-cell office:value-type="string">
            <text:p>MOLIERE</text:p>
          </table:table-cell>
          <table:table-cell office:value-type="string">
            <text:p>BALCARCE </text:p>
          </table:table-cell>
          <table:table-cell office:value-type="string">
            <text:p>678/82</text:p>
          </table:table-cell>
          <table:table-cell table:formula="of:=CONCATENATE([.I16]; &quot; &quot;; [.J16])" office:value-type="string" office:string-value="BALCARCE  678/82">
            <text:p>BALCARCE <text:s/>678/82</text:p>
          </table:table-cell>
          <table:table-cell/>
          <table:table-cell office:value-type="string">
            <text:p>10598/05</text:p>
          </table:table-cell>
          <table:table-cell office:value-type="string">
            <text:p>819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19">
            <text:p>19</text:p>
          </table:table-cell>
          <table:table-cell office:value-type="float" office:value="38420">
            <text:p>38420</text:p>
          </table:table-cell>
          <table:table-cell office:value-type="float" office:value="37">
            <text:p>37</text:p>
          </table:table-cell>
          <table:table-cell office:value-type="float" office:value="40983">
            <text:p>40983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8786">
            <text:p>38786</text:p>
          </table:table-cell>
        </table:table-row>
        <table:table-row table:style-name="ro1">
          <table:table-cell table:formula="of:=CONCATENATE([.A$1]; &quot; &quot;; [.H17])" office:value-type="string" office:string-value="Disco AZUCAR ">
            <text:p>Disco AZUCAR </text:p>
          </table:table-cell>
          <table:table-cell table:formula="of:=[.H17]" office:value-type="string" office:string-value="AZUCAR ">
            <text:p>AZUCAR </text:p>
          </table:table-cell>
          <table:table-cell table:number-columns-repeated="3"/>
          <table:table-cell table:formula="of:=CONCATENATE([.I17]; &quot; &quot;; [.J17])" office:value-type="string" office:string-value="AV. CORRIENTES  3328">
            <text:p>AV. CORRIENTES <text:s/>3328</text:p>
          </table:table-cell>
          <table:table-cell office:value-type="float" office:value="15">
            <text:p>15</text:p>
          </table:table-cell>
          <table:table-cell office:value-type="string">
            <text:p>AZUCAR </text:p>
          </table:table-cell>
          <table:table-cell office:value-type="string">
            <text:p>AV. CORRIENTES </text:p>
          </table:table-cell>
          <table:table-cell office:value-type="float" office:value="3328">
            <text:p>3328</text:p>
          </table:table-cell>
          <table:table-cell table:formula="of:=CONCATENATE([.I17]; &quot; &quot;; [.J17])" office:value-type="string" office:string-value="AV. CORRIENTES  3328">
            <text:p>AV. CORRIENTES <text:s/>3328</text:p>
          </table:table-cell>
          <table:table-cell/>
          <table:table-cell office:value-type="string">
            <text:p>12571/05</text:p>
          </table:table-cell>
          <table:table-cell office:value-type="string">
            <text:p>62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6">
            <text:p>16</text:p>
          </table:table-cell>
          <table:table-cell office:value-type="float" office:value="38414">
            <text:p>38414</text:p>
          </table:table-cell>
          <table:table-cell office:value-type="float" office:value="87">
            <text:p>87</text:p>
          </table:table-cell>
          <table:table-cell office:value-type="float" office:value="41082">
            <text:p>41082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38891">
            <text:p>38891</text:p>
          </table:table-cell>
        </table:table-row>
        <table:table-row table:style-name="ro1">
          <table:table-cell table:formula="of:=CONCATENATE([.A$1]; &quot; &quot;; [.H18])" office:value-type="string" office:string-value="Disco WESTERN ">
            <text:p>Disco WESTERN </text:p>
          </table:table-cell>
          <table:table-cell table:formula="of:=[.H18]" office:value-type="string" office:string-value="WESTERN ">
            <text:p>WESTERN </text:p>
          </table:table-cell>
          <table:table-cell table:number-columns-repeated="3"/>
          <table:table-cell table:formula="of:=CONCATENATE([.I18]; &quot; &quot;; [.J18])" office:value-type="string" office:string-value="F. ALCORTA  7536">
            <text:p>F. ALCORTA <text:s/>7536</text:p>
          </table:table-cell>
          <table:table-cell office:value-type="float" office:value="16">
            <text:p>16</text:p>
          </table:table-cell>
          <table:table-cell office:value-type="string">
            <text:p>WESTERN </text:p>
          </table:table-cell>
          <table:table-cell office:value-type="string">
            <text:p>F. ALCORTA </text:p>
          </table:table-cell>
          <table:table-cell office:value-type="float" office:value="7536">
            <text:p>7536</text:p>
          </table:table-cell>
          <table:table-cell table:formula="of:=CONCATENATE([.I18]; &quot; &quot;; [.J18])" office:value-type="string" office:string-value="F. ALCORTA  7536">
            <text:p>F. ALCORTA <text:s/>7536</text:p>
          </table:table-cell>
          <table:table-cell/>
          <table:table-cell office:value-type="string">
            <text:p>10602/05</text:p>
          </table:table-cell>
          <table:table-cell office:value-type="string">
            <text:p>32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7">
            <text:p>17</text:p>
          </table:table-cell>
          <table:table-cell office:value-type="float" office:value="38414">
            <text:p>38414</text:p>
          </table:table-cell>
          <table:table-cell office:value-type="float" office:value="51">
            <text:p>51</text:p>
          </table:table-cell>
          <table:table-cell office:value-type="float" office:value="40997">
            <text:p>40997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38904">
            <text:p>38904</text:p>
          </table:table-cell>
        </table:table-row>
        <table:table-row table:style-name="ro1">
          <table:table-cell table:formula="of:=CONCATENATE([.A$1]; &quot; &quot;; [.H19])" office:value-type="string" office:string-value="Disco GONG">
            <text:p>Disco GONG</text:p>
          </table:table-cell>
          <table:table-cell table:formula="of:=[.H19]" office:value-type="string" office:string-value="GONG">
            <text:p>GONG</text:p>
          </table:table-cell>
          <table:table-cell table:number-columns-repeated="3"/>
          <table:table-cell table:formula="of:=CONCATENATE([.I19]; &quot; &quot;; [.J19])" office:value-type="string" office:string-value="AV. CORDOBA  634">
            <text:p>AV. CORDOBA <text:s/>634</text:p>
          </table:table-cell>
          <table:table-cell office:value-type="float" office:value="17">
            <text:p>17</text:p>
          </table:table-cell>
          <table:table-cell office:value-type="string">
            <text:p>GONG</text:p>
          </table:table-cell>
          <table:table-cell office:value-type="string">
            <text:p>AV. CORDOBA </text:p>
          </table:table-cell>
          <table:table-cell office:value-type="float" office:value="634">
            <text:p>634</text:p>
          </table:table-cell>
          <table:table-cell table:formula="of:=CONCATENATE([.I19]; &quot; &quot;; [.J19])" office:value-type="string" office:string-value="AV. CORDOBA  634">
            <text:p>AV. CORDOBA <text:s/>634</text:p>
          </table:table-cell>
          <table:table-cell/>
          <table:table-cell office:value-type="string">
            <text:p>10577/05</text:p>
          </table:table-cell>
          <table:table-cell office:value-type="string">
            <text:p>10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20">
            <text:p>20</text:p>
          </table:table-cell>
          <table:table-cell office:value-type="float" office:value="38421">
            <text:p>38421</text:p>
          </table:table-cell>
          <table:table-cell office:value-type="float" office:value="50">
            <text:p>50</text:p>
          </table:table-cell>
          <table:table-cell office:value-type="float" office:value="40996">
            <text:p>40996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table:formula="of:=CONCATENATE([.A$1]; &quot; &quot;; [.H20])" office:value-type="string" office:string-value="Disco RUMI">
            <text:p>Disco RUMI</text:p>
          </table:table-cell>
          <table:table-cell table:formula="of:=[.H20]" office:value-type="string" office:string-value="RUMI">
            <text:p>RUMI</text:p>
          </table:table-cell>
          <table:table-cell table:number-columns-repeated="3"/>
          <table:table-cell table:formula="of:=CONCATENATE([.I20]; &quot; &quot;; [.J20])" office:value-type="string" office:string-value="F. ALCORTA 6438/42">
            <text:p>F. ALCORTA 6438/42</text:p>
          </table:table-cell>
          <table:table-cell office:value-type="float" office:value="18">
            <text:p>18</text:p>
          </table:table-cell>
          <table:table-cell office:value-type="string">
            <text:p>RUMI</text:p>
          </table:table-cell>
          <table:table-cell office:value-type="string">
            <text:p>F. ALCORTA</text:p>
          </table:table-cell>
          <table:table-cell office:value-type="string">
            <text:p>6438/42</text:p>
          </table:table-cell>
          <table:table-cell table:formula="of:=CONCATENATE([.I20]; &quot; &quot;; [.J20])" office:value-type="string" office:string-value="F. ALCORTA 6438/42">
            <text:p>F. ALCORTA 6438/42</text:p>
          </table:table-cell>
          <table:table-cell/>
          <table:table-cell office:value-type="string">
            <text:p>10834/05</text:p>
          </table:table-cell>
          <table:table-cell office:value-type="string">
            <text:p>765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21">
            <text:p>21</text:p>
          </table:table-cell>
          <table:table-cell office:value-type="float" office:value="38421">
            <text:p>38421</text:p>
          </table:table-cell>
          <table:table-cell office:value-type="float" office:value="31">
            <text:p>31</text:p>
          </table:table-cell>
          <table:table-cell office:value-type="float" office:value="40977">
            <text:p>40977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38658">
            <text:p>38658</text:p>
          </table:table-cell>
        </table:table-row>
        <table:table-row table:style-name="ro1">
          <table:table-cell table:formula="of:=CONCATENATE([.A$1]; &quot; &quot;; [.H21])" office:value-type="string" office:string-value="Disco EVELYN">
            <text:p>Disco EVELYN</text:p>
          </table:table-cell>
          <table:table-cell table:formula="of:=[.H21]" office:value-type="string" office:string-value="EVELYN">
            <text:p>EVELYN</text:p>
          </table:table-cell>
          <table:table-cell table:number-columns-repeated="3"/>
          <table:table-cell table:formula="of:=CONCATENATE([.I21]; &quot; &quot;; [.J21])" office:value-type="string" office:string-value="AV. RIVADAVIA  7425">
            <text:p>AV. RIVADAVIA <text:s/>7425</text:p>
          </table:table-cell>
          <table:table-cell office:value-type="float" office:value="19">
            <text:p>19</text:p>
          </table:table-cell>
          <table:table-cell office:value-type="string">
            <text:p>EVELYN</text:p>
          </table:table-cell>
          <table:table-cell office:value-type="string">
            <text:p>AV. RIVADAVIA </text:p>
          </table:table-cell>
          <table:table-cell office:value-type="float" office:value="7425">
            <text:p>7425</text:p>
          </table:table-cell>
          <table:table-cell table:formula="of:=CONCATENATE([.I21]; &quot; &quot;; [.J21])" office:value-type="string" office:string-value="AV. RIVADAVIA  7425">
            <text:p>AV. RIVADAVIA <text:s/>7425</text:p>
          </table:table-cell>
          <table:table-cell/>
          <table:table-cell office:value-type="string">
            <text:p>10578/05</text:p>
          </table:table-cell>
          <table:table-cell office:value-type="string">
            <text:p>452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22">
            <text:p>22</text:p>
          </table:table-cell>
          <table:table-cell office:value-type="float" office:value="38421">
            <text:p>38421</text:p>
          </table:table-cell>
          <table:table-cell office:value-type="float" office:value="30">
            <text:p>30</text:p>
          </table:table-cell>
          <table:table-cell office:value-type="float" office:value="40977">
            <text:p>40977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38624">
            <text:p>38624</text:p>
          </table:table-cell>
        </table:table-row>
        <table:table-row table:style-name="ro1">
          <table:table-cell table:formula="of:=CONCATENATE([.A$1]; &quot; &quot;; [.H22])" office:value-type="string" office:string-value="Disco CLUB ONE-STATE-ALSINA">
            <text:p>Disco CLUB ONE-STATE-ALSINA</text:p>
          </table:table-cell>
          <table:table-cell table:formula="of:=[.H22]" office:value-type="string" office:string-value="CLUB ONE-STATE-ALSINA">
            <text:p>CLUB ONE-STATE-ALSINA</text:p>
          </table:table-cell>
          <table:table-cell table:number-columns-repeated="3"/>
          <table:table-cell table:formula="of:=CONCATENATE([.I22]; &quot; &quot;; [.J22])" office:value-type="string" office:string-value="ALSINA  934/44">
            <text:p>ALSINA <text:s/>934/44</text:p>
          </table:table-cell>
          <table:table-cell office:value-type="float" office:value="20">
            <text:p>20</text:p>
          </table:table-cell>
          <table:table-cell office:value-type="string">
            <text:p>CLUB ONE-STATE-ALSINA</text:p>
          </table:table-cell>
          <table:table-cell office:value-type="string">
            <text:p>ALSINA </text:p>
          </table:table-cell>
          <table:table-cell office:value-type="string">
            <text:p>934/44</text:p>
          </table:table-cell>
          <table:table-cell table:formula="of:=CONCATENATE([.I22]; &quot; &quot;; [.J22])" office:value-type="string" office:string-value="ALSINA  934/44">
            <text:p>ALSINA <text:s/>934/44</text:p>
          </table:table-cell>
          <table:table-cell/>
          <table:table-cell office:value-type="string">
            <text:p>10575/05</text:p>
          </table:table-cell>
          <table:table-cell office:value-type="string">
            <text:p>190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23">
            <text:p>23</text:p>
          </table:table-cell>
          <table:table-cell office:value-type="float" office:value="38421">
            <text:p>38421</text:p>
          </table:table-cell>
          <table:table-cell office:value-type="float" office:value="62">
            <text:p>62</text:p>
          </table:table-cell>
          <table:table-cell office:value-type="float" office:value="41019">
            <text:p>41019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9619">
            <text:p>39619</text:p>
          </table:table-cell>
        </table:table-row>
        <table:table-row table:style-name="ro1">
          <table:table-cell table:formula="of:=CONCATENATE([.A$1]; &quot; &quot;; [.H23])" office:value-type="string" office:string-value="Disco NICETO CLUB ">
            <text:p>Disco NICETO CLUB </text:p>
          </table:table-cell>
          <table:table-cell table:formula="of:=[.H23]" office:value-type="string" office:string-value="NICETO CLUB ">
            <text:p>NICETO CLUB </text:p>
          </table:table-cell>
          <table:table-cell table:number-columns-repeated="3"/>
          <table:table-cell table:formula="of:=CONCATENATE([.I23]; &quot; &quot;; [.J23])" office:value-type="string" office:string-value="NICETO VEGA  5508">
            <text:p>NICETO VEGA <text:s/>5508</text:p>
          </table:table-cell>
          <table:table-cell office:value-type="float" office:value="21">
            <text:p>21</text:p>
          </table:table-cell>
          <table:table-cell office:value-type="string">
            <text:p>NICETO CLUB </text:p>
          </table:table-cell>
          <table:table-cell office:value-type="string">
            <text:p>NICETO VEGA </text:p>
          </table:table-cell>
          <table:table-cell office:value-type="float" office:value="5508">
            <text:p>5508</text:p>
          </table:table-cell>
          <table:table-cell table:formula="of:=CONCATENATE([.I23]; &quot; &quot;; [.J23])" office:value-type="string" office:string-value="NICETO VEGA  5508">
            <text:p>NICETO VEGA <text:s/>5508</text:p>
          </table:table-cell>
          <table:table-cell/>
          <table:table-cell office:value-type="string">
            <text:p>10592/05</text:p>
          </table:table-cell>
          <table:table-cell office:value-type="string">
            <text:p>1118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24">
            <text:p>24</text:p>
          </table:table-cell>
          <table:table-cell office:value-type="float" office:value="38421">
            <text:p>38421</text:p>
          </table:table-cell>
          <table:table-cell office:value-type="float" office:value="25">
            <text:p>25</text:p>
          </table:table-cell>
          <table:table-cell office:value-type="float" office:value="40974">
            <text:p>40974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38478">
            <text:p>38478</text:p>
          </table:table-cell>
        </table:table-row>
        <table:table-row table:style-name="ro1">
          <table:table-cell table:formula="of:=CONCATENATE([.A$1]; &quot; &quot;; [.H24])" office:value-type="string" office:string-value="Disco ASIA DE CUBA">
            <text:p>Disco ASIA DE CUBA</text:p>
          </table:table-cell>
          <table:table-cell table:formula="of:=[.H24]" office:value-type="string" office:string-value="ASIA DE CUBA">
            <text:p>ASIA DE CUBA</text:p>
          </table:table-cell>
          <table:table-cell table:number-columns-repeated="3"/>
          <table:table-cell table:formula="of:=CONCATENATE([.I24]; &quot; &quot;; [.J24])" office:value-type="string" office:string-value="OLGA COSENTTINI 751">
            <text:p>OLGA COSENTTINI 751</text:p>
          </table:table-cell>
          <table:table-cell office:value-type="float" office:value="22">
            <text:p>22</text:p>
          </table:table-cell>
          <table:table-cell office:value-type="string">
            <text:p>ASIA DE CUBA</text:p>
          </table:table-cell>
          <table:table-cell office:value-type="string">
            <text:p>OLGA COSENTTINI</text:p>
          </table:table-cell>
          <table:table-cell office:value-type="float" office:value="751">
            <text:p>751</text:p>
          </table:table-cell>
          <table:table-cell table:formula="of:=CONCATENATE([.I24]; &quot; &quot;; [.J24])" office:value-type="string" office:string-value="OLGA COSENTTINI 751">
            <text:p>OLGA COSENTTINI 751</text:p>
          </table:table-cell>
          <table:table-cell/>
          <table:table-cell office:value-type="string">
            <text:p>10642/05</text:p>
          </table:table-cell>
          <table:table-cell office:value-type="string">
            <text:p>62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25">
            <text:p>25</text:p>
          </table:table-cell>
          <table:table-cell office:value-type="float" office:value="38421">
            <text:p>38421</text:p>
          </table:table-cell>
          <table:table-cell office:value-type="float" office:value="32">
            <text:p>32</text:p>
          </table:table-cell>
          <table:table-cell office:value-type="float" office:value="40977">
            <text:p>40977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39195">
            <text:p>39195</text:p>
          </table:table-cell>
        </table:table-row>
        <table:table-row table:style-name="ro1">
          <table:table-cell table:formula="of:=CONCATENATE([.A$1]; &quot; &quot;; [.H25])" office:value-type="string" office:string-value="Disco GLAM ">
            <text:p>Disco GLAM </text:p>
          </table:table-cell>
          <table:table-cell table:formula="of:=[.H25]" office:value-type="string" office:string-value="GLAM ">
            <text:p>GLAM </text:p>
          </table:table-cell>
          <table:table-cell table:number-columns-repeated="3"/>
          <table:table-cell table:formula="of:=CONCATENATE([.I25]; &quot; &quot;; [.J25])" office:value-type="string" office:string-value="JOSE A. CABREREA  3046/48">
            <text:p>JOSE A. CABREREA <text:s/>3046/48</text:p>
          </table:table-cell>
          <table:table-cell office:value-type="float" office:value="23">
            <text:p>23</text:p>
          </table:table-cell>
          <table:table-cell office:value-type="string">
            <text:p>GLAM </text:p>
          </table:table-cell>
          <table:table-cell office:value-type="string">
            <text:p>JOSE A. CABREREA </text:p>
          </table:table-cell>
          <table:table-cell office:value-type="string">
            <text:p>3046/48</text:p>
          </table:table-cell>
          <table:table-cell table:formula="of:=CONCATENATE([.I25]; &quot; &quot;; [.J25])" office:value-type="string" office:string-value="JOSE A. CABREREA  3046/48">
            <text:p>JOSE A. CABREREA <text:s/>3046/48</text:p>
          </table:table-cell>
          <table:table-cell/>
          <table:table-cell office:value-type="string">
            <text:p>10634/05</text:p>
          </table:table-cell>
          <table:table-cell office:value-type="string">
            <text:p>489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26">
            <text:p>26</text:p>
          </table:table-cell>
          <table:table-cell office:value-type="float" office:value="38422">
            <text:p>38422</text:p>
          </table:table-cell>
          <table:table-cell office:value-type="float" office:value="85">
            <text:p>85</text:p>
          </table:table-cell>
          <table:table-cell office:value-type="float" office:value="41075">
            <text:p>41075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39212">
            <text:p>39212</text:p>
          </table:table-cell>
        </table:table-row>
        <table:table-row table:style-name="ro1">
          <table:table-cell table:formula="of:=CONCATENATE([.A$1]; &quot; &quot;; [.H26])" office:value-type="string" office:string-value="Disco NEW METROPOLIS">
            <text:p>Disco NEW METROPOLIS</text:p>
          </table:table-cell>
          <table:table-cell table:formula="of:=[.H26]" office:value-type="string" office:string-value="NEW METROPOLIS">
            <text:p>NEW METROPOLIS</text:p>
          </table:table-cell>
          <table:table-cell table:number-columns-repeated="3"/>
          <table:table-cell table:formula="of:=CONCATENATE([.I26]; &quot; &quot;; [.J26])" office:value-type="string" office:string-value="AV. SANTA FE  4389">
            <text:p>AV. SANTA FE <text:s/>4389</text:p>
          </table:table-cell>
          <table:table-cell office:value-type="float" office:value="24">
            <text:p>24</text:p>
          </table:table-cell>
          <table:table-cell office:value-type="string">
            <text:p>NEW METROPOLIS</text:p>
          </table:table-cell>
          <table:table-cell office:value-type="string">
            <text:p>AV. SANTA FE </text:p>
          </table:table-cell>
          <table:table-cell office:value-type="float" office:value="4389">
            <text:p>4389</text:p>
          </table:table-cell>
          <table:table-cell table:formula="of:=CONCATENATE([.I26]; &quot; &quot;; [.J26])" office:value-type="string" office:string-value="AV. SANTA FE  4389">
            <text:p>AV. SANTA FE <text:s/>4389</text:p>
          </table:table-cell>
          <table:table-cell/>
          <table:table-cell office:value-type="string">
            <text:p>10628/05</text:p>
          </table:table-cell>
          <table:table-cell office:value-type="string">
            <text:p>1602 personas</text:p>
          </table:table-cell>
          <table:table-cell office:value-type="string">
            <text:p>"C"</text:p>
          </table:table-cell>
          <table:table-cell office:value-type="string">
            <text:p>BAJA INSC.Disp. 77/2008 conjunta</text:p>
          </table:table-cell>
          <table:table-cell office:value-type="float" office:value="27">
            <text:p>27</text:p>
          </table:table-cell>
          <table:table-cell office:value-type="float" office:value="38422">
            <text:p>38422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8814">
            <text:p>38814</text:p>
          </table:table-cell>
          <table:table-cell office:value-type="float" office:value="145">
            <text:p>145</text:p>
          </table:table-cell>
          <table:table-cell office:value-type="float" office:value="38642">
            <text:p>38642</text:p>
          </table:table-cell>
        </table:table-row>
        <table:table-row table:style-name="ro1">
          <table:table-cell table:formula="of:=CONCATENATE([.A$1]; &quot; &quot;; [.H27])" office:value-type="string" office:string-value="Disco TIRO LOCO">
            <text:p>Disco TIRO LOCO</text:p>
          </table:table-cell>
          <table:table-cell table:formula="of:=[.H27]" office:value-type="string" office:string-value="TIRO LOCO">
            <text:p>TIRO LOCO</text:p>
          </table:table-cell>
          <table:table-cell table:number-columns-repeated="3"/>
          <table:table-cell table:formula="of:=CONCATENATE([.I27]; &quot; &quot;; [.J27])" office:value-type="string" office:string-value="VICENTE LOPEZ  2188">
            <text:p>VICENTE LOPEZ <text:s/>2188</text:p>
          </table:table-cell>
          <table:table-cell office:value-type="float" office:value="25">
            <text:p>25</text:p>
          </table:table-cell>
          <table:table-cell office:value-type="string">
            <text:p>TIRO LOCO</text:p>
          </table:table-cell>
          <table:table-cell office:value-type="string">
            <text:p>VICENTE LOPEZ </text:p>
          </table:table-cell>
          <table:table-cell office:value-type="float" office:value="2188">
            <text:p>2188</text:p>
          </table:table-cell>
          <table:table-cell table:formula="of:=CONCATENATE([.I27]; &quot; &quot;; [.J27])" office:value-type="string" office:string-value="VICENTE LOPEZ  2188">
            <text:p>VICENTE LOPEZ <text:s/>2188</text:p>
          </table:table-cell>
          <table:table-cell/>
          <table:table-cell office:value-type="string">
            <text:p>11118/05</text:p>
          </table:table-cell>
          <table:table-cell office:value-type="string">
            <text:p>177 personas</text:p>
          </table:table-cell>
          <table:table-cell office:value-type="string">
            <text:p>"C.C"</text:p>
          </table:table-cell>
          <table:table-cell office:value-type="string">
            <text:p>BAJA INSC:Disp. Conjunta N░ 007/2010</text:p>
          </table:table-cell>
          <table:table-cell office:value-type="float" office:value="28">
            <text:p>28</text:p>
          </table:table-cell>
          <table:table-cell office:value-type="float" office:value="38425">
            <text:p>38425</text:p>
          </table:table-cell>
          <table:table-cell office:value-type="float" office:value="38">
            <text:p>38</text:p>
          </table:table-cell>
          <table:table-cell office:value-type="float" office:value="38793">
            <text:p>38793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8793">
            <text:p>38793</text:p>
          </table:table-cell>
        </table:table-row>
        <table:table-row table:style-name="ro1">
          <table:table-cell table:formula="of:=CONCATENATE([.A$1]; &quot; &quot;; [.H28])" office:value-type="string" office:string-value="Disco PALERMO CLUB ">
            <text:p>Disco PALERMO CLUB </text:p>
          </table:table-cell>
          <table:table-cell table:formula="of:=[.H28]" office:value-type="string" office:string-value="PALERMO CLUB ">
            <text:p>PALERMO CLUB </text:p>
          </table:table-cell>
          <table:table-cell table:number-columns-repeated="3"/>
          <table:table-cell table:formula="of:=CONCATENATE([.I28]; &quot; &quot;; [.J28])" office:value-type="string" office:string-value="BORGES  2450">
            <text:p>BORGES <text:s/>2450</text:p>
          </table:table-cell>
          <table:table-cell office:value-type="float" office:value="26">
            <text:p>26</text:p>
          </table:table-cell>
          <table:table-cell office:value-type="string">
            <text:p>PALERMO CLUB </text:p>
          </table:table-cell>
          <table:table-cell office:value-type="string">
            <text:p>BORGES </text:p>
          </table:table-cell>
          <table:table-cell office:value-type="float" office:value="2450">
            <text:p>2450</text:p>
          </table:table-cell>
          <table:table-cell table:formula="of:=CONCATENATE([.I28]; &quot; &quot;; [.J28])" office:value-type="string" office:string-value="BORGES  2450">
            <text:p>BORGES <text:s/>2450</text:p>
          </table:table-cell>
          <table:table-cell/>
          <table:table-cell office:value-type="string">
            <text:p>10619/05</text:p>
          </table:table-cell>
          <table:table-cell office:value-type="string">
            <text:p>65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29">
            <text:p>29</text:p>
          </table:table-cell>
          <table:table-cell office:value-type="float" office:value="38425">
            <text:p>38425</text:p>
          </table:table-cell>
          <table:table-cell office:value-type="float" office:value="40">
            <text:p>40</text:p>
          </table:table-cell>
          <table:table-cell office:value-type="float" office:value="40984">
            <text:p>40984</text:p>
          </table:table-cell>
          <table:table-cell table:number-columns-repeated="2"/>
          <table:table-cell office:value-type="float" office:value="121">
            <text:p>121</text:p>
          </table:table-cell>
          <table:table-cell office:value-type="float" office:value="38582">
            <text:p>38582</text:p>
          </table:table-cell>
        </table:table-row>
        <table:table-row table:style-name="ro1">
          <table:table-cell table:formula="of:=CONCATENATE([.A$1]; &quot; &quot;; [.H29])" office:value-type="string" office:string-value="Disco TABASCO PUB">
            <text:p>Disco TABASCO PUB</text:p>
          </table:table-cell>
          <table:table-cell table:formula="of:=[.H29]" office:value-type="string" office:string-value="TABASCO PUB">
            <text:p>TABASCO PUB</text:p>
          </table:table-cell>
          <table:table-cell table:number-columns-repeated="3"/>
          <table:table-cell table:formula="of:=CONCATENATE([.I29]; &quot; &quot;; [.J29])" office:value-type="string" office:string-value="JOSE MARTI  17">
            <text:p>JOSE MARTI <text:s/>17</text:p>
          </table:table-cell>
          <table:table-cell office:value-type="float" office:value="27">
            <text:p>27</text:p>
          </table:table-cell>
          <table:table-cell office:value-type="string">
            <text:p>TABASCO PUB</text:p>
          </table:table-cell>
          <table:table-cell office:value-type="string">
            <text:p>JOSE MARTI </text:p>
          </table:table-cell>
          <table:table-cell office:value-type="float" office:value="17">
            <text:p>17</text:p>
          </table:table-cell>
          <table:table-cell table:formula="of:=CONCATENATE([.I29]; &quot; &quot;; [.J29])" office:value-type="string" office:string-value="JOSE MARTI  17">
            <text:p>JOSE MARTI <text:s/>17</text:p>
          </table:table-cell>
          <table:table-cell/>
          <table:table-cell office:value-type="string">
            <text:p>10585/05</text:p>
          </table:table-cell>
          <table:table-cell office:value-type="string">
            <text:p>999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30">
            <text:p>30</text:p>
          </table:table-cell>
          <table:table-cell office:value-type="float" office:value="38426">
            <text:p>38426</text:p>
          </table:table-cell>
          <table:table-cell office:value-type="float" office:value="39">
            <text:p>39</text:p>
          </table:table-cell>
          <table:table-cell office:value-type="float" office:value="40984">
            <text:p>40984</text:p>
          </table:table-cell>
          <table:table-cell table:number-columns-repeated="2"/>
          <table:table-cell office:value-type="float" office:value="108">
            <text:p>108</text:p>
          </table:table-cell>
          <table:table-cell office:value-type="float" office:value="40417">
            <text:p>40417</text:p>
          </table:table-cell>
        </table:table-row>
        <table:table-row table:style-name="ro1">
          <table:table-cell table:formula="of:=CONCATENATE([.A$1]; &quot; &quot;; [.H30])" office:value-type="string" office:string-value="Disco OPERA BAY">
            <text:p>Disco OPERA BAY</text:p>
          </table:table-cell>
          <table:table-cell table:formula="of:=[.H30]" office:value-type="string" office:string-value="OPERA BAY">
            <text:p>OPERA BAY</text:p>
          </table:table-cell>
          <table:table-cell table:number-columns-repeated="3"/>
          <table:table-cell table:formula="of:=CONCATENATE([.I30]; &quot; &quot;; [.J30])" office:value-type="string" office:string-value="CECILIA GRIERSON  225">
            <text:p>CECILIA GRIERSON <text:s/>225</text:p>
          </table:table-cell>
          <table:table-cell office:value-type="float" office:value="28">
            <text:p>28</text:p>
          </table:table-cell>
          <table:table-cell office:value-type="string">
            <text:p>OPERA BAY</text:p>
          </table:table-cell>
          <table:table-cell office:value-type="string">
            <text:p>CECILIA GRIERSON </text:p>
          </table:table-cell>
          <table:table-cell office:value-type="float" office:value="225">
            <text:p>225</text:p>
          </table:table-cell>
          <table:table-cell table:formula="of:=CONCATENATE([.I30]; &quot; &quot;; [.J30])" office:value-type="string" office:string-value="CECILIA GRIERSON  225">
            <text:p>CECILIA GRIERSON <text:s/>225</text:p>
          </table:table-cell>
          <table:table-cell/>
          <table:table-cell office:value-type="string">
            <text:p>10674/05</text:p>
          </table:table-cell>
          <table:table-cell office:value-type="string">
            <text:p>1239 personas</text:p>
          </table:table-cell>
          <table:table-cell office:value-type="string">
            <text:p>"C.C"</text:p>
          </table:table-cell>
          <table:table-cell office:value-type="string">
            <text:p>BAJA INSC. Disp. 44/2008 conjunta</text:p>
          </table:table-cell>
          <table:table-cell office:value-type="float" office:value="31">
            <text:p>31</text:p>
          </table:table-cell>
          <table:table-cell office:value-type="float" office:value="38426">
            <text:p>38426</text:p>
          </table:table-cell>
          <table:table-cell office:value-type="float" office:value="48">
            <text:p>48</text:p>
          </table:table-cell>
          <table:table-cell office:value-type="float" office:value="39171">
            <text:p>3917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38793">
            <text:p>38793</text:p>
          </table:table-cell>
        </table:table-row>
        <table:table-row table:style-name="ro1">
          <table:table-cell table:formula="of:=CONCATENATE([.A$1]; &quot; &quot;; [.H31])" office:value-type="string" office:string-value="Disco THE END">
            <text:p>Disco THE END</text:p>
          </table:table-cell>
          <table:table-cell table:formula="of:=[.H31]" office:value-type="string" office:string-value="THE END">
            <text:p>THE END</text:p>
          </table:table-cell>
          <table:table-cell table:number-columns-repeated="3"/>
          <table:table-cell table:formula="of:=CONCATENATE([.I31]; &quot; &quot;; [.J31])" office:value-type="string" office:string-value="AV. RIVADAVIA  7428">
            <text:p>AV. RIVADAVIA <text:s/>7428</text:p>
          </table:table-cell>
          <table:table-cell office:value-type="float" office:value="29">
            <text:p>29</text:p>
          </table:table-cell>
          <table:table-cell office:value-type="string">
            <text:p>THE END</text:p>
          </table:table-cell>
          <table:table-cell office:value-type="string">
            <text:p>AV. RIVADAVIA </text:p>
          </table:table-cell>
          <table:table-cell office:value-type="float" office:value="7428">
            <text:p>7428</text:p>
          </table:table-cell>
          <table:table-cell table:formula="of:=CONCATENATE([.I31]; &quot; &quot;; [.J31])" office:value-type="string" office:string-value="AV. RIVADAVIA  7428">
            <text:p>AV. RIVADAVIA <text:s/>7428</text:p>
          </table:table-cell>
          <table:table-cell/>
          <table:table-cell office:value-type="string">
            <text:p>10581/05</text:p>
          </table:table-cell>
          <table:table-cell office:value-type="string">
            <text:p>126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32">
            <text:p>32</text:p>
          </table:table-cell>
          <table:table-cell office:value-type="float" office:value="38426">
            <text:p>38426</text:p>
          </table:table-cell>
          <table:table-cell office:value-type="float" office:value="49">
            <text:p>49</text:p>
          </table:table-cell>
          <table:table-cell office:value-type="float" office:value="40991">
            <text:p>4099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8793">
            <text:p>38793</text:p>
          </table:table-cell>
        </table:table-row>
        <table:table-row table:style-name="ro1">
          <table:table-cell table:formula="of:=CONCATENATE([.A$1]; &quot; &quot;; [.H32])" office:value-type="string" office:string-value="Disco AZUCAR BELGRANO">
            <text:p>Disco AZUCAR BELGRANO</text:p>
          </table:table-cell>
          <table:table-cell table:formula="of:=[.H32]" office:value-type="string" office:string-value="AZUCAR BELGRANO">
            <text:p>AZUCAR BELGRANO</text:p>
          </table:table-cell>
          <table:table-cell table:number-columns-repeated="3"/>
          <table:table-cell table:formula="of:=CONCATENATE([.I32]; &quot; &quot;; [.J32])" office:value-type="string" office:string-value="AV. CABILDO 2040">
            <text:p>AV. CABILDO 2040</text:p>
          </table:table-cell>
          <table:table-cell office:value-type="float" office:value="30">
            <text:p>30</text:p>
          </table:table-cell>
          <table:table-cell office:value-type="string">
            <text:p>AZUCAR BELGRANO</text:p>
          </table:table-cell>
          <table:table-cell office:value-type="string">
            <text:p>AV. CABILDO</text:p>
          </table:table-cell>
          <table:table-cell office:value-type="float" office:value="2040">
            <text:p>2040</text:p>
          </table:table-cell>
          <table:table-cell table:formula="of:=CONCATENATE([.I32]; &quot; &quot;; [.J32])" office:value-type="string" office:string-value="AV. CABILDO 2040">
            <text:p>AV. CABILDO 2040</text:p>
          </table:table-cell>
          <table:table-cell/>
          <table:table-cell office:value-type="string">
            <text:p>10832/05</text:p>
          </table:table-cell>
          <table:table-cell office:value-type="string">
            <text:p>521 personas</text:p>
          </table:table-cell>
          <table:table-cell office:value-type="string">
            <text:p>"C"</text:p>
          </table:table-cell>
          <table:table-cell office:value-type="string">
            <text:p>BAJA INSC: Disp. Conjunta N░47/2010</text:p>
          </table:table-cell>
          <table:table-cell office:value-type="float" office:value="33">
            <text:p>33</text:p>
          </table:table-cell>
          <table:table-cell office:value-type="float" office:value="38427">
            <text:p>38427</text:p>
          </table:table-cell>
          <table:table-cell office:value-type="float" office:value="114">
            <text:p>114</text:p>
          </table:table-cell>
          <table:table-cell office:value-type="float" office:value="40165">
            <text:p>40165</text:p>
          </table:table-cell>
          <table:table-cell office:value-type="string">
            <text:p>|</text:p>
          </table:table-cell>
          <table:table-cell/>
          <table:table-cell office:value-type="float" office:value="90">
            <text:p>90</text:p>
          </table:table-cell>
          <table:table-cell office:value-type="float" office:value="39339">
            <text:p>39339</text:p>
          </table:table-cell>
        </table:table-row>
        <table:table-row table:style-name="ro1">
          <table:table-cell table:formula="of:=CONCATENATE([.A$1]; &quot; &quot;; [.H33])" office:value-type="string" office:string-value="Disco VELVET FRERE">
            <text:p>Disco VELVET FRERE</text:p>
          </table:table-cell>
          <table:table-cell table:formula="of:=[.H33]" office:value-type="string" office:string-value="VELVET FRERE">
            <text:p>VELVET FRERE</text:p>
          </table:table-cell>
          <table:table-cell table:number-columns-repeated="3"/>
          <table:table-cell table:formula="of:=CONCATENATE([.I33]; &quot; &quot;; [.J33])" office:value-type="string" office:string-value="OLLEROS  1775">
            <text:p>OLLEROS <text:s/>1775</text:p>
          </table:table-cell>
          <table:table-cell office:value-type="float" office:value="31">
            <text:p>31</text:p>
          </table:table-cell>
          <table:table-cell office:value-type="string">
            <text:p>VELVET FRERE</text:p>
          </table:table-cell>
          <table:table-cell office:value-type="string">
            <text:p>OLLEROS </text:p>
          </table:table-cell>
          <table:table-cell office:value-type="float" office:value="1775">
            <text:p>1775</text:p>
          </table:table-cell>
          <table:table-cell table:formula="of:=CONCATENATE([.I33]; &quot; &quot;; [.J33])" office:value-type="string" office:string-value="OLLEROS  1775">
            <text:p>OLLEROS <text:s/>1775</text:p>
          </table:table-cell>
          <table:table-cell/>
          <table:table-cell office:value-type="string">
            <text:p>10668/05</text:p>
          </table:table-cell>
          <table:table-cell office:value-type="string">
            <text:p>65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34">
            <text:p>34</text:p>
          </table:table-cell>
          <table:table-cell office:value-type="float" office:value="38427">
            <text:p>38427</text:p>
          </table:table-cell>
          <table:table-cell office:value-type="float" office:value="17">
            <text:p>17</text:p>
          </table:table-cell>
          <table:table-cell office:value-type="float" office:value="40971">
            <text:p>40971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9876">
            <text:p>39876</text:p>
          </table:table-cell>
        </table:table-row>
        <table:table-row table:style-name="ro1">
          <table:table-cell table:formula="of:=CONCATENATE([.A$1]; &quot; &quot;; [.H34])" office:value-type="string" office:string-value="Disco SAHARA">
            <text:p>Disco SAHARA</text:p>
          </table:table-cell>
          <table:table-cell table:formula="of:=[.H34]" office:value-type="string" office:string-value="SAHARA">
            <text:p>SAHARA</text:p>
          </table:table-cell>
          <table:table-cell table:number-columns-repeated="3"/>
          <table:table-cell table:formula="of:=CONCATENATE([.I34]; &quot; &quot;; [.J34])" office:value-type="string" office:string-value="JUNIN  1735">
            <text:p>JUNIN <text:s/>1735</text:p>
          </table:table-cell>
          <table:table-cell office:value-type="float" office:value="32">
            <text:p>32</text:p>
          </table:table-cell>
          <table:table-cell office:value-type="string">
            <text:p>SAHARA</text:p>
          </table:table-cell>
          <table:table-cell office:value-type="string">
            <text:p>JUNIN </text:p>
          </table:table-cell>
          <table:table-cell office:value-type="float" office:value="1735">
            <text:p>1735</text:p>
          </table:table-cell>
          <table:table-cell table:formula="of:=CONCATENATE([.I34]; &quot; &quot;; [.J34])" office:value-type="string" office:string-value="JUNIN  1735">
            <text:p>JUNIN <text:s/>1735</text:p>
          </table:table-cell>
          <table:table-cell/>
          <table:table-cell office:value-type="string">
            <text:p>10658/05</text:p>
          </table:table-cell>
          <table:table-cell office:value-type="string">
            <text:p>870 personas</text:p>
          </table:table-cell>
          <table:table-cell office:value-type="string">
            <text:p>"C"</text:p>
          </table:table-cell>
          <table:table-cell office:value-type="string">
            <text:p>BAJA INSC: Disp. Conjunta N░ 74/11</text:p>
          </table:table-cell>
          <table:table-cell office:value-type="float" office:value="35">
            <text:p>35</text:p>
          </table:table-cell>
          <table:table-cell office:value-type="float" office:value="38428">
            <text:p>38428</text:p>
          </table:table-cell>
          <table:table-cell office:value-type="float" office:value="43">
            <text:p>43</text:p>
          </table:table-cell>
          <table:table-cell office:value-type="float" office:value="40256">
            <text:p>40256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table:formula="of:=CONCATENATE([.A$1]; &quot; &quot;; [.H35])" office:value-type="string" office:string-value="Disco NEW PORT">
            <text:p>Disco NEW PORT</text:p>
          </table:table-cell>
          <table:table-cell table:formula="of:=[.H35]" office:value-type="string" office:string-value="NEW PORT">
            <text:p>NEW PORT</text:p>
          </table:table-cell>
          <table:table-cell table:number-columns-repeated="3"/>
          <table:table-cell table:formula="of:=CONCATENATE([.I35]; &quot; &quot;; [.J35])" office:value-type="string" office:string-value="JUNIN  1715/19">
            <text:p>JUNIN <text:s/>1715/19</text:p>
          </table:table-cell>
          <table:table-cell office:value-type="float" office:value="33">
            <text:p>33</text:p>
          </table:table-cell>
          <table:table-cell office:value-type="string">
            <text:p>NEW PORT</text:p>
          </table:table-cell>
          <table:table-cell office:value-type="string">
            <text:p>JUNIN </text:p>
          </table:table-cell>
          <table:table-cell office:value-type="string">
            <text:p>1715/19</text:p>
          </table:table-cell>
          <table:table-cell table:formula="of:=CONCATENATE([.I35]; &quot; &quot;; [.J35])" office:value-type="string" office:string-value="JUNIN  1715/19">
            <text:p>JUNIN <text:s/>1715/19</text:p>
          </table:table-cell>
          <table:table-cell/>
          <table:table-cell office:value-type="string">
            <text:p>10566/05</text:p>
          </table:table-cell>
          <table:table-cell office:value-type="string">
            <text:p>295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36">
            <text:p>36</text:p>
          </table:table-cell>
          <table:table-cell office:value-type="float" office:value="38428">
            <text:p>38428</text:p>
          </table:table-cell>
          <table:table-cell office:value-type="float" office:value="56">
            <text:p>56</text:p>
          </table:table-cell>
          <table:table-cell office:value-type="float" office:value="40998">
            <text:p>40998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table:formula="of:=CONCATENATE([.A$1]; &quot; &quot;; [.H36])" office:value-type="string" office:string-value="Disco LATINO 11">
            <text:p>Disco LATINO 11</text:p>
          </table:table-cell>
          <table:table-cell table:formula="of:=[.H36]" office:value-type="string" office:string-value="LATINO 11">
            <text:p>LATINO 11</text:p>
          </table:table-cell>
          <table:table-cell table:number-columns-repeated="3"/>
          <table:table-cell table:formula="of:=CONCATENATE([.I36]; &quot; &quot;; [.J36])" office:value-type="string" office:string-value="ECUADOR  60">
            <text:p>ECUADOR <text:s/>60</text:p>
          </table:table-cell>
          <table:table-cell office:value-type="float" office:value="34">
            <text:p>34</text:p>
          </table:table-cell>
          <table:table-cell office:value-type="string">
            <text:p>LATINO 11</text:p>
          </table:table-cell>
          <table:table-cell office:value-type="string">
            <text:p>ECUADOR </text:p>
          </table:table-cell>
          <table:table-cell office:value-type="float" office:value="60">
            <text:p>60</text:p>
          </table:table-cell>
          <table:table-cell table:formula="of:=CONCATENATE([.I36]; &quot; &quot;; [.J36])" office:value-type="string" office:string-value="ECUADOR  60">
            <text:p>ECUADOR <text:s/>60</text:p>
          </table:table-cell>
          <table:table-cell/>
          <table:table-cell office:value-type="string">
            <text:p>10594/05</text:p>
          </table:table-cell>
          <table:table-cell office:value-type="string">
            <text:p>154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37">
            <text:p>37</text:p>
          </table:table-cell>
          <table:table-cell office:value-type="float" office:value="38429">
            <text:p>38429</text:p>
          </table:table-cell>
          <table:table-cell office:value-type="float" office:value="45">
            <text:p>45</text:p>
          </table:table-cell>
          <table:table-cell office:value-type="float" office:value="40991">
            <text:p>40991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8793">
            <text:p>38793</text:p>
          </table:table-cell>
        </table:table-row>
        <table:table-row table:style-name="ro1">
          <table:table-cell table:formula="of:=CONCATENATE([.A$1]; &quot; &quot;; [.H37])" office:value-type="string" office:string-value="Disco RETRO">
            <text:p>Disco RETRO</text:p>
          </table:table-cell>
          <table:table-cell table:formula="of:=[.H37]" office:value-type="string" office:string-value="RETRO">
            <text:p>RETRO</text:p>
          </table:table-cell>
          <table:table-cell table:number-columns-repeated="3"/>
          <table:table-cell table:formula="of:=CONCATENATE([.I37]; &quot; &quot;; [.J37])" office:value-type="string" office:string-value="RIVADAVIA  7802/12">
            <text:p>RIVADAVIA <text:s/>7802/12</text:p>
          </table:table-cell>
          <table:table-cell office:value-type="float" office:value="35">
            <text:p>35</text:p>
          </table:table-cell>
          <table:table-cell office:value-type="string">
            <text:p>RETRO</text:p>
          </table:table-cell>
          <table:table-cell office:value-type="string">
            <text:p>RIVADAVIA </text:p>
          </table:table-cell>
          <table:table-cell office:value-type="string">
            <text:p>7802/12</text:p>
          </table:table-cell>
          <table:table-cell table:formula="of:=CONCATENATE([.I37]; &quot; &quot;; [.J37])" office:value-type="string" office:string-value="RIVADAVIA  7802/12">
            <text:p>RIVADAVIA <text:s/>7802/12</text:p>
          </table:table-cell>
          <table:table-cell/>
          <table:table-cell office:value-type="string">
            <text:p>10667/05</text:p>
          </table:table-cell>
          <table:table-cell office:value-type="string">
            <text:p>187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38">
            <text:p>38</text:p>
          </table:table-cell>
          <table:table-cell office:value-type="float" office:value="38429">
            <text:p>38429</text:p>
          </table:table-cell>
          <table:table-cell office:value-type="float" office:value="38">
            <text:p>38</text:p>
          </table:table-cell>
          <table:table-cell office:value-type="float" office:value="40984">
            <text:p>40984</text:p>
          </table:table-cell>
          <table:table-cell table:number-columns-repeated="2"/>
          <table:table-cell office:value-type="string">
            <text:p>144/150</text:p>
          </table:table-cell>
          <table:table-cell office:value-type="float" office:value="38630">
            <text:p>38630</text:p>
          </table:table-cell>
        </table:table-row>
        <table:table-row table:style-name="ro1">
          <table:table-cell table:formula="of:=CONCATENATE([.A$1]; &quot; &quot;; [.H38])" office:value-type="string" office:string-value="Disco BRONCO">
            <text:p>Disco BRONCO</text:p>
          </table:table-cell>
          <table:table-cell table:formula="of:=[.H38]" office:value-type="string" office:string-value="BRONCO">
            <text:p>BRONCO</text:p>
          </table:table-cell>
          <table:table-cell table:number-columns-repeated="3"/>
          <table:table-cell table:formula="of:=CONCATENATE([.I38]; &quot; &quot;; [.J38])" office:value-type="string" office:string-value="O┤BRIEN 1160">
            <text:p>O┤BRIEN 1160</text:p>
          </table:table-cell>
          <table:table-cell office:value-type="float" office:value="36">
            <text:p>36</text:p>
          </table:table-cell>
          <table:table-cell office:value-type="string">
            <text:p>BRONCO</text:p>
          </table:table-cell>
          <table:table-cell office:value-type="string">
            <text:p>O┤BRIEN</text:p>
          </table:table-cell>
          <table:table-cell office:value-type="float" office:value="1160">
            <text:p>1160</text:p>
          </table:table-cell>
          <table:table-cell table:formula="of:=CONCATENATE([.I38]; &quot; &quot;; [.J38])" office:value-type="string" office:string-value="O┤BRIEN 1160">
            <text:p>O┤BRIEN 1160</text:p>
          </table:table-cell>
          <table:table-cell/>
          <table:table-cell office:value-type="string">
            <text:p>10827/05</text:p>
          </table:table-cell>
          <table:table-cell office:value-type="string">
            <text:p>1646 personas</text:p>
          </table:table-cell>
          <table:table-cell office:value-type="string">
            <text:p>"C"</text:p>
          </table:table-cell>
          <table:table-cell office:value-type="string">
            <text:p>INSCRIPCION VENCIDA</text:p>
          </table:table-cell>
          <table:table-cell office:value-type="float" office:value="39">
            <text:p>39</text:p>
          </table:table-cell>
          <table:table-cell office:value-type="float" office:value="38429">
            <text:p>38429</text:p>
          </table:table-cell>
          <table:table-cell office:value-type="float" office:value="24">
            <text:p>24</text:p>
          </table:table-cell>
          <table:table-cell office:value-type="float" office:value="39157">
            <text:p>39157</text:p>
          </table:table-cell>
          <table:table-cell office:value-type="string">
            <text:p>001/2010</text:p>
          </table:table-cell>
          <table:table-cell/>
          <table:table-cell office:value-type="float" office:value="147">
            <text:p>147</text:p>
          </table:table-cell>
          <table:table-cell office:value-type="float" office:value="38646">
            <text:p>38646</text:p>
          </table:table-cell>
        </table:table-row>
        <table:table-row table:style-name="ro1">
          <table:table-cell table:formula="of:=CONCATENATE([.A$1]; &quot; &quot;; [.H39])" office:value-type="string" office:string-value="Disco AMNESIA">
            <text:p>Disco AMNESIA</text:p>
          </table:table-cell>
          <table:table-cell table:formula="of:=[.H39]" office:value-type="string" office:string-value="AMNESIA">
            <text:p>AMNESIA</text:p>
          </table:table-cell>
          <table:table-cell table:number-columns-repeated="3"/>
          <table:table-cell table:formula="of:=CONCATENATE([.I39]; &quot; &quot;; [.J39])" office:value-type="string" office:string-value="AV. NAZCA  55">
            <text:p>AV. NAZCA <text:s/>55</text:p>
          </table:table-cell>
          <table:table-cell office:value-type="float" office:value="37">
            <text:p>37</text:p>
          </table:table-cell>
          <table:table-cell office:value-type="string">
            <text:p>AMNESIA</text:p>
          </table:table-cell>
          <table:table-cell office:value-type="string">
            <text:p>AV. NAZCA </text:p>
          </table:table-cell>
          <table:table-cell office:value-type="float" office:value="55">
            <text:p>55</text:p>
          </table:table-cell>
          <table:table-cell table:formula="of:=CONCATENATE([.I39]; &quot; &quot;; [.J39])" office:value-type="string" office:string-value="AV. NAZCA  55">
            <text:p>AV. NAZCA <text:s/>55</text:p>
          </table:table-cell>
          <table:table-cell/>
          <table:table-cell office:value-type="string">
            <text:p>10617/05</text:p>
          </table:table-cell>
          <table:table-cell office:value-type="string">
            <text:p>778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120">
            <text:p>120</text:p>
          </table:table-cell>
          <table:table-cell office:value-type="float" office:value="40471">
            <text:p>40471</text:p>
          </table:table-cell>
          <table:table-cell office:value-type="float" office:value="132">
            <text:p>132</text:p>
          </table:table-cell>
          <table:table-cell office:value-type="float" office:value="41200">
            <text:p>41200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39364">
            <text:p>39364</text:p>
          </table:table-cell>
        </table:table-row>
        <table:table-row table:style-name="ro1">
          <table:table-cell table:formula="of:=CONCATENATE([.A$1]; &quot; &quot;; [.H40])" office:value-type="string" office:string-value="Disco CAIX">
            <text:p>Disco CAIX</text:p>
          </table:table-cell>
          <table:table-cell table:formula="of:=[.H40]" office:value-type="string" office:string-value="CAIX">
            <text:p>CAIX</text:p>
          </table:table-cell>
          <table:table-cell table:number-columns-repeated="3"/>
          <table:table-cell table:formula="of:=CONCATENATE([.I40]; &quot; &quot;; [.J40])" office:value-type="string" office:string-value="R. OBLIGADO Y SALGUERO sin n║">
            <text:p>R. OBLIGADO Y SALGUERO sin n║</text:p>
          </table:table-cell>
          <table:table-cell office:value-type="float" office:value="38">
            <text:p>38</text:p>
          </table:table-cell>
          <table:table-cell office:value-type="string">
            <text:p>CAIX</text:p>
          </table:table-cell>
          <table:table-cell office:value-type="string">
            <text:p>R. OBLIGADO Y SALGUERO</text:p>
          </table:table-cell>
          <table:table-cell office:value-type="string">
            <text:p>sin n║</text:p>
          </table:table-cell>
          <table:table-cell table:formula="of:=CONCATENATE([.I40]; &quot; &quot;; [.J40])" office:value-type="string" office:string-value="R. OBLIGADO Y SALGUERO sin n║">
            <text:p>R. OBLIGADO Y SALGUERO sin n║</text:p>
          </table:table-cell>
          <table:table-cell/>
          <table:table-cell office:value-type="string">
            <text:p>10607/05</text:p>
          </table:table-cell>
          <table:table-cell office:value-type="string">
            <text:p>1764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1">
            <text:p>41</text:p>
          </table:table-cell>
          <table:table-cell office:value-type="float" office:value="38429">
            <text:p>38429</text:p>
          </table:table-cell>
          <table:table-cell office:value-type="float" office:value="42">
            <text:p>42</text:p>
          </table:table-cell>
          <table:table-cell office:value-type="float" office:value="40984">
            <text:p>40984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38623">
            <text:p>38623</text:p>
          </table:table-cell>
        </table:table-row>
        <table:table-row table:style-name="ro1">
          <table:table-cell table:formula="of:=CONCATENATE([.A$1]; &quot; &quot;; [.H41])" office:value-type="string" office:string-value="Disco LE PRIVE">
            <text:p>Disco LE PRIVE</text:p>
          </table:table-cell>
          <table:table-cell table:formula="of:=[.H41]" office:value-type="string" office:string-value="LE PRIVE">
            <text:p>LE PRIVE</text:p>
          </table:table-cell>
          <table:table-cell table:number-columns-repeated="3"/>
          <table:table-cell table:formula="of:=CONCATENATE([.I41]; &quot; &quot;; [.J41])" office:value-type="string" office:string-value="AV. SAN MARTIN 6101">
            <text:p>AV. SAN MARTIN 6101</text:p>
          </table:table-cell>
          <table:table-cell office:value-type="float" office:value="39">
            <text:p>39</text:p>
          </table:table-cell>
          <table:table-cell office:value-type="string">
            <text:p>LE PRIVE</text:p>
          </table:table-cell>
          <table:table-cell office:value-type="string">
            <text:p>AV. SAN MARTIN</text:p>
          </table:table-cell>
          <table:table-cell office:value-type="float" office:value="6101">
            <text:p>6101</text:p>
          </table:table-cell>
          <table:table-cell table:formula="of:=CONCATENATE([.I41]; &quot; &quot;; [.J41])" office:value-type="string" office:string-value="AV. SAN MARTIN 6101">
            <text:p>AV. SAN MARTIN 6101</text:p>
          </table:table-cell>
          <table:table-cell/>
          <table:table-cell office:value-type="string">
            <text:p>10583/05</text:p>
          </table:table-cell>
          <table:table-cell office:value-type="string">
            <text:p>68 personas</text:p>
          </table:table-cell>
          <table:table-cell office:value-type="string">
            <text:p>"C"</text:p>
          </table:table-cell>
          <table:table-cell office:value-type="string">
            <text:p>INSCRPCION VENCIDA</text:p>
          </table:table-cell>
          <table:table-cell office:value-type="float" office:value="42">
            <text:p>42</text:p>
          </table:table-cell>
          <table:table-cell office:value-type="float" office:value="38432">
            <text:p>38432</text:p>
          </table:table-cell>
          <table:table-cell office:value-type="float" office:value="44">
            <text:p>44</text:p>
          </table:table-cell>
          <table:table-cell office:value-type="float" office:value="39164">
            <text:p>39164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table:formula="of:=CONCATENATE([.A$1]; &quot; &quot;; [.H42])" office:value-type="string" office:string-value="Disco MUSEUM">
            <text:p>Disco MUSEUM</text:p>
          </table:table-cell>
          <table:table-cell table:formula="of:=[.H42]" office:value-type="string" office:string-value="MUSEUM">
            <text:p>MUSEUM</text:p>
          </table:table-cell>
          <table:table-cell table:number-columns-repeated="3"/>
          <table:table-cell table:formula="of:=CONCATENATE([.I42]; &quot; &quot;; [.J42])" office:value-type="string" office:string-value="PERU  529">
            <text:p>PERU <text:s/>529</text:p>
          </table:table-cell>
          <table:table-cell office:value-type="float" office:value="40">
            <text:p>40</text:p>
          </table:table-cell>
          <table:table-cell office:value-type="string">
            <text:p>MUSEUM</text:p>
          </table:table-cell>
          <table:table-cell office:value-type="string">
            <text:p>PERU </text:p>
          </table:table-cell>
          <table:table-cell office:value-type="float" office:value="529">
            <text:p>529</text:p>
          </table:table-cell>
          <table:table-cell table:formula="of:=CONCATENATE([.I42]; &quot; &quot;; [.J42])" office:value-type="string" office:string-value="PERU  529">
            <text:p>PERU <text:s/>529</text:p>
          </table:table-cell>
          <table:table-cell/>
          <table:table-cell office:value-type="string">
            <text:p>10666/05</text:p>
          </table:table-cell>
          <table:table-cell office:value-type="string">
            <text:p>1952 personas</text:p>
          </table:table-cell>
          <table:table-cell office:value-type="string">
            <text:p>"C"</text:p>
          </table:table-cell>
          <table:table-cell office:value-type="string">
            <text:p>INSCRIPCION VENCIDA</text:p>
          </table:table-cell>
          <table:table-cell office:value-type="float" office:value="43">
            <text:p>43</text:p>
          </table:table-cell>
          <table:table-cell office:value-type="float" office:value="38433">
            <text:p>38433</text:p>
          </table:table-cell>
          <table:table-cell office:value-type="float" office:value="36">
            <text:p>36</text:p>
          </table:table-cell>
          <table:table-cell office:value-type="float" office:value="39899">
            <text:p>39899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38546">
            <text:p>38546</text:p>
          </table:table-cell>
        </table:table-row>
        <table:table-row table:style-name="ro1">
          <table:table-cell table:formula="of:=CONCATENATE([.A$1]; &quot; &quot;; [.H43])" office:value-type="string" office:string-value="Disco ANGEL'S DISCO">
            <text:p>Disco ANGEL'S DISCO</text:p>
          </table:table-cell>
          <table:table-cell table:formula="of:=[.H43]" office:value-type="string" office:string-value="ANGEL'S DISCO">
            <text:p>ANGEL'S DISCO</text:p>
          </table:table-cell>
          <table:table-cell table:number-columns-repeated="3"/>
          <table:table-cell table:formula="of:=CONCATENATE([.I43]; &quot; &quot;; [.J43])" office:value-type="string" office:string-value="VIAMONTE  2168/70">
            <text:p>VIAMONTE <text:s/>2168/70</text:p>
          </table:table-cell>
          <table:table-cell office:value-type="float" office:value="41">
            <text:p>41</text:p>
          </table:table-cell>
          <table:table-cell office:value-type="string">
            <text:p>ANGEL'S DISCO</text:p>
          </table:table-cell>
          <table:table-cell office:value-type="string">
            <text:p>VIAMONTE </text:p>
          </table:table-cell>
          <table:table-cell office:value-type="string">
            <text:p>2168/70</text:p>
          </table:table-cell>
          <table:table-cell table:formula="of:=CONCATENATE([.I43]; &quot; &quot;; [.J43])" office:value-type="string" office:string-value="VIAMONTE  2168/70">
            <text:p>VIAMONTE <text:s/>2168/70</text:p>
          </table:table-cell>
          <table:table-cell/>
          <table:table-cell office:value-type="string">
            <text:p>11627/05</text:p>
          </table:table-cell>
          <table:table-cell office:value-type="string">
            <text:p>425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4">
            <text:p>44</text:p>
          </table:table-cell>
          <table:table-cell office:value-type="float" office:value="38433">
            <text:p>38433</text:p>
          </table:table-cell>
          <table:table-cell office:value-type="float" office:value="52">
            <text:p>52</text:p>
          </table:table-cell>
          <table:table-cell office:value-type="float" office:value="40997">
            <text:p>40997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38562">
            <text:p>38562</text:p>
          </table:table-cell>
        </table:table-row>
        <table:table-row table:style-name="ro1">
          <table:table-cell table:formula="of:=CONCATENATE([.A$1]; &quot; &quot;; [.H44])" office:value-type="string" office:string-value="Disco SODOMA">
            <text:p>Disco SODOMA</text:p>
          </table:table-cell>
          <table:table-cell table:formula="of:=[.H44]" office:value-type="string" office:string-value="SODOMA">
            <text:p>SODOMA</text:p>
          </table:table-cell>
          <table:table-cell table:number-columns-repeated="3"/>
          <table:table-cell table:formula="of:=CONCATENATE([.I44]; &quot; &quot;; [.J44])" office:value-type="string" office:string-value="VICENTE LOPEZ  2233">
            <text:p>VICENTE LOPEZ <text:s/>2233</text:p>
          </table:table-cell>
          <table:table-cell office:value-type="float" office:value="42">
            <text:p>42</text:p>
          </table:table-cell>
          <table:table-cell office:value-type="string">
            <text:p>SODOMA</text:p>
          </table:table-cell>
          <table:table-cell office:value-type="string">
            <text:p>VICENTE LOPEZ </text:p>
          </table:table-cell>
          <table:table-cell office:value-type="float" office:value="2233">
            <text:p>2233</text:p>
          </table:table-cell>
          <table:table-cell table:formula="of:=CONCATENATE([.I44]; &quot; &quot;; [.J44])" office:value-type="string" office:string-value="VICENTE LOPEZ  2233">
            <text:p>VICENTE LOPEZ <text:s/>2233</text:p>
          </table:table-cell>
          <table:table-cell/>
          <table:table-cell office:value-type="string">
            <text:p>10671/05</text:p>
          </table:table-cell>
          <table:table-cell office:value-type="string">
            <text:p>300 <text:s/>personas</text:p>
          </table:table-cell>
          <table:table-cell office:value-type="string">
            <text:p>"C.C"</text:p>
          </table:table-cell>
          <table:table-cell office:value-type="string">
            <text:p>SUSPENDIDO Disp. N║ 26/DGHP/08</text:p>
          </table:table-cell>
          <table:table-cell office:value-type="float" office:value="45">
            <text:p>45</text:p>
          </table:table-cell>
          <table:table-cell office:value-type="float" office:value="38433">
            <text:p>38433</text:p>
          </table:table-cell>
          <table:table-cell office:value-type="float" office:value="1">
            <text:p>1</text:p>
          </table:table-cell>
          <table:table-cell office:value-type="float" office:value="39100">
            <text:p>3910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9100">
            <text:p>39100</text:p>
          </table:table-cell>
        </table:table-row>
        <table:table-row table:style-name="ro1">
          <table:table-cell table:formula="of:=CONCATENATE([.A$1]; &quot; &quot;; [.H45])" office:value-type="string" office:string-value="Disco CLUB ARAOZ">
            <text:p>Disco CLUB ARAOZ</text:p>
          </table:table-cell>
          <table:table-cell table:formula="of:=[.H45]" office:value-type="string" office:string-value="CLUB ARAOZ">
            <text:p>CLUB ARAOZ</text:p>
          </table:table-cell>
          <table:table-cell table:number-columns-repeated="3"/>
          <table:table-cell table:formula="of:=CONCATENATE([.I45]; &quot; &quot;; [.J45])" office:value-type="string" office:string-value="ARAOZ  2422">
            <text:p>ARAOZ <text:s/>2422</text:p>
          </table:table-cell>
          <table:table-cell office:value-type="float" office:value="43">
            <text:p>43</text:p>
          </table:table-cell>
          <table:table-cell office:value-type="string">
            <text:p>CLUB ARAOZ</text:p>
          </table:table-cell>
          <table:table-cell office:value-type="string">
            <text:p>ARAOZ </text:p>
          </table:table-cell>
          <table:table-cell office:value-type="float" office:value="2422">
            <text:p>2422</text:p>
          </table:table-cell>
          <table:table-cell table:formula="of:=CONCATENATE([.I45]; &quot; &quot;; [.J45])" office:value-type="string" office:string-value="ARAOZ  2422">
            <text:p>ARAOZ <text:s/>2422</text:p>
          </table:table-cell>
          <table:table-cell/>
          <table:table-cell office:value-type="string">
            <text:p>10824/05</text:p>
          </table:table-cell>
          <table:table-cell office:value-type="string">
            <text:p>103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6">
            <text:p>46</text:p>
          </table:table-cell>
          <table:table-cell office:value-type="float" office:value="38434">
            <text:p>38434</text:p>
          </table:table-cell>
          <table:table-cell office:value-type="float" office:value="6">
            <text:p>6</text:p>
          </table:table-cell>
          <table:table-cell office:value-type="float" office:value="40949">
            <text:p>40949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38520">
            <text:p>38520</text:p>
          </table:table-cell>
        </table:table-row>
        <table:table-row table:style-name="ro1">
          <table:table-cell table:formula="of:=CONCATENATE([.A$1]; &quot; &quot;; [.H46])" office:value-type="string" office:string-value="Disco MANDARINE">
            <text:p>Disco MANDARINE</text:p>
          </table:table-cell>
          <table:table-cell table:formula="of:=[.H46]" office:value-type="string" office:string-value="MANDARINE">
            <text:p>MANDARINE</text:p>
          </table:table-cell>
          <table:table-cell table:number-columns-repeated="3"/>
          <table:table-cell table:formula="of:=CONCATENATE([.I46]; &quot; &quot;; [.J46])" office:value-type="string" office:string-value="R. OBLIGADO Y SARMIENTO sin n║">
            <text:p>R. OBLIGADO Y SARMIENTO sin n║</text:p>
          </table:table-cell>
          <table:table-cell office:value-type="float" office:value="44">
            <text:p>44</text:p>
          </table:table-cell>
          <table:table-cell office:value-type="string">
            <text:p>MANDARINE</text:p>
          </table:table-cell>
          <table:table-cell office:value-type="string">
            <text:p>R. OBLIGADO Y SARMIENTO</text:p>
          </table:table-cell>
          <table:table-cell office:value-type="string">
            <text:p>sin n║</text:p>
          </table:table-cell>
          <table:table-cell table:formula="of:=CONCATENATE([.I46]; &quot; &quot;; [.J46])" office:value-type="string" office:string-value="R. OBLIGADO Y SARMIENTO sin n║">
            <text:p>R. OBLIGADO Y SARMIENTO sin n║</text:p>
          </table:table-cell>
          <table:table-cell/>
          <table:table-cell office:value-type="string">
            <text:p>10611/05</text:p>
          </table:table-cell>
          <table:table-cell office:value-type="string">
            <text:p>1613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7">
            <text:p>47</text:p>
          </table:table-cell>
          <table:table-cell office:value-type="float" office:value="38434">
            <text:p>38434</text:p>
          </table:table-cell>
          <table:table-cell office:value-type="float" office:value="24">
            <text:p>24</text:p>
          </table:table-cell>
          <table:table-cell office:value-type="float" office:value="40974">
            <text:p>40974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9895">
            <text:p>39895</text:p>
          </table:table-cell>
        </table:table-row>
        <table:table-row table:style-name="ro1">
          <table:table-cell table:formula="of:=CONCATENATE([.A$1]; &quot; &quot;; [.H47])" office:value-type="string" office:string-value="Disco LA DIOSA-VIDU">
            <text:p>Disco LA DIOSA-VIDU</text:p>
          </table:table-cell>
          <table:table-cell table:formula="of:=[.H47]" office:value-type="string" office:string-value="LA DIOSA-VIDU">
            <text:p>LA DIOSA-VIDU</text:p>
          </table:table-cell>
          <table:table-cell table:number-columns-repeated="3"/>
          <table:table-cell table:formula="of:=CONCATENATE([.I47]; &quot; &quot;; [.J47])" office:value-type="string" office:string-value="R. OBLIGADO  3731">
            <text:p>R. OBLIGADO <text:s/>3731</text:p>
          </table:table-cell>
          <table:table-cell office:value-type="float" office:value="45">
            <text:p>45</text:p>
          </table:table-cell>
          <table:table-cell office:value-type="string">
            <text:p>LA DIOSA-VIDU</text:p>
          </table:table-cell>
          <table:table-cell office:value-type="string">
            <text:p>R. OBLIGADO </text:p>
          </table:table-cell>
          <table:table-cell office:value-type="float" office:value="3731">
            <text:p>3731</text:p>
          </table:table-cell>
          <table:table-cell table:formula="of:=CONCATENATE([.I47]; &quot; &quot;; [.J47])" office:value-type="string" office:string-value="R. OBLIGADO  3731">
            <text:p>R. OBLIGADO <text:s/>3731</text:p>
          </table:table-cell>
          <table:table-cell/>
          <table:table-cell office:value-type="string">
            <text:p>10604/05</text:p>
          </table:table-cell>
          <table:table-cell office:value-type="string">
            <text:p>1558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8">
            <text:p>48</text:p>
          </table:table-cell>
          <table:table-cell office:value-type="float" office:value="38434">
            <text:p>38434</text:p>
          </table:table-cell>
          <table:table-cell office:value-type="float" office:value="123">
            <text:p>123</text:p>
          </table:table-cell>
          <table:table-cell office:value-type="float" office:value="41169">
            <text:p>41169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40815">
            <text:p>40815</text:p>
          </table:table-cell>
        </table:table-row>
        <table:table-row table:style-name="ro1">
          <table:table-cell table:formula="of:=CONCATENATE([.A$1]; &quot; &quot;; [.H48])" office:value-type="string" office:string-value="Disco EL FOGON">
            <text:p>Disco EL FOGON</text:p>
          </table:table-cell>
          <table:table-cell table:formula="of:=[.H48]" office:value-type="string" office:string-value="EL FOGON">
            <text:p>EL FOGON</text:p>
          </table:table-cell>
          <table:table-cell table:number-columns-repeated="3"/>
          <table:table-cell table:formula="of:=CONCATENATE([.I48]; &quot; &quot;; [.J48])" office:value-type="string" office:string-value="AGÜERO  512">
            <text:p>AGÜERO <text:s/>512</text:p>
          </table:table-cell>
          <table:table-cell office:value-type="float" office:value="46">
            <text:p>46</text:p>
          </table:table-cell>
          <table:table-cell office:value-type="string">
            <text:p>EL FOGON</text:p>
          </table:table-cell>
          <table:table-cell office:value-type="string">
            <text:p>AGÜERO </text:p>
          </table:table-cell>
          <table:table-cell office:value-type="float" office:value="512">
            <text:p>512</text:p>
          </table:table-cell>
          <table:table-cell table:formula="of:=CONCATENATE([.I48]; &quot; &quot;; [.J48])" office:value-type="string" office:string-value="AGÜERO  512">
            <text:p>AGÜERO <text:s/>512</text:p>
          </table:table-cell>
          <table:table-cell/>
          <table:table-cell office:value-type="string">
            <text:p>13661/05</text:p>
          </table:table-cell>
          <table:table-cell office:value-type="string">
            <text:p>274 personas</text:p>
          </table:table-cell>
          <table:table-cell office:value-type="string">
            <text:p>"C.C"</text:p>
          </table:table-cell>
          <table:table-cell office:value-type="string">
            <text:p>BAJA INSC: Disp N░94/12</text:p>
          </table:table-cell>
          <table:table-cell office:value-type="float" office:value="49">
            <text:p>49</text:p>
          </table:table-cell>
          <table:table-cell office:value-type="float" office:value="38434">
            <text:p>38434</text:p>
          </table:table-cell>
          <table:table-cell office:value-type="float" office:value="46">
            <text:p>46</text:p>
          </table:table-cell>
          <table:table-cell office:value-type="float" office:value="40991">
            <text:p>4099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table:formula="of:=CONCATENATE([.A$1]; &quot; &quot;; [.H49])" office:value-type="string" office:string-value="Disco SALON AGUSTEO">
            <text:p>Disco SALON AGUSTEO</text:p>
          </table:table-cell>
          <table:table-cell table:formula="of:=[.H49]" office:value-type="string" office:string-value="SALON AGUSTEO">
            <text:p>SALON AGUSTEO</text:p>
          </table:table-cell>
          <table:table-cell table:number-columns-repeated="3"/>
          <table:table-cell table:formula="of:=CONCATENATE([.I49]; &quot; &quot;; [.J49])" office:value-type="string" office:string-value="SARMIENTO  1374">
            <text:p>SARMIENTO <text:s/>1374</text:p>
          </table:table-cell>
          <table:table-cell office:value-type="float" office:value="47">
            <text:p>47</text:p>
          </table:table-cell>
          <table:table-cell office:value-type="string">
            <text:p>SALON AGUSTEO</text:p>
          </table:table-cell>
          <table:table-cell office:value-type="string">
            <text:p>SARMIENTO </text:p>
          </table:table-cell>
          <table:table-cell office:value-type="float" office:value="1374">
            <text:p>1374</text:p>
          </table:table-cell>
          <table:table-cell table:formula="of:=CONCATENATE([.I49]; &quot; &quot;; [.J49])" office:value-type="string" office:string-value="SARMIENTO  1374">
            <text:p>SARMIENTO <text:s/>1374</text:p>
          </table:table-cell>
          <table:table-cell/>
          <table:table-cell office:value-type="string">
            <text:p>10587/05</text:p>
          </table:table-cell>
          <table:table-cell/>
          <table:table-cell office:value-type="string">
            <text:p>ART 1║</text:p>
          </table:table-cell>
          <table:table-cell office:value-type="string">
            <text:p>BAJA INSC: Disp. N║ 30/DGHP/2008</text:p>
          </table:table-cell>
          <table:table-cell office:value-type="float" office:value="50">
            <text:p>50</text:p>
          </table:table-cell>
          <table:table-cell office:value-type="float" office:value="38434">
            <text:p>38434</text:p>
          </table:table-cell>
          <table:table-cell table:number-columns-repeated="6"/>
        </table:table-row>
        <table:table-row table:style-name="ro1">
          <table:table-cell table:formula="of:=CONCATENATE([.A$1]; &quot; &quot;; [.H50])" office:value-type="string" office:string-value="Disco FANTASTICO">
            <text:p>Disco FANTASTICO</text:p>
          </table:table-cell>
          <table:table-cell table:formula="of:=[.H50]" office:value-type="string" office:string-value="FANTASTICO">
            <text:p>FANTASTICO</text:p>
          </table:table-cell>
          <table:table-cell table:number-columns-repeated="3"/>
          <table:table-cell table:formula="of:=CONCATENATE([.I50]; &quot; &quot;; [.J50])" office:value-type="string" office:string-value="AV. RIVADAVIA  3469">
            <text:p>AV. RIVADAVIA <text:s/>3469</text:p>
          </table:table-cell>
          <table:table-cell office:value-type="float" office:value="48">
            <text:p>48</text:p>
          </table:table-cell>
          <table:table-cell office:value-type="string">
            <text:p>FANTASTICO</text:p>
          </table:table-cell>
          <table:table-cell office:value-type="string">
            <text:p>AV. RIVADAVIA </text:p>
          </table:table-cell>
          <table:table-cell office:value-type="float" office:value="3469">
            <text:p>3469</text:p>
          </table:table-cell>
          <table:table-cell table:formula="of:=CONCATENATE([.I50]; &quot; &quot;; [.J50])" office:value-type="string" office:string-value="AV. RIVADAVIA  3469">
            <text:p>AV. RIVADAVIA <text:s/>3469</text:p>
          </table:table-cell>
          <table:table-cell/>
          <table:table-cell office:value-type="string">
            <text:p>10660/05</text:p>
          </table:table-cell>
          <table:table-cell office:value-type="string">
            <text:p>127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1">
            <text:p>51</text:p>
          </table:table-cell>
          <table:table-cell office:value-type="float" office:value="38443">
            <text:p>38443</text:p>
          </table:table-cell>
          <table:table-cell office:value-type="float" office:value="90">
            <text:p>90</text:p>
          </table:table-cell>
          <table:table-cell office:value-type="float" office:value="41087">
            <text:p>41087</text:p>
          </table:table-cell>
          <table:table-cell office:value-type="float" office:value="10">
            <text:p>10</text:p>
          </table:table-cell>
          <table:table-cell office:value-type="float" office:value="38762">
            <text:p>38762</text:p>
          </table:table-cell>
          <table:table-cell office:value-type="float" office:value="160">
            <text:p>160</text:p>
          </table:table-cell>
          <table:table-cell office:value-type="float" office:value="38708">
            <text:p>38708</text:p>
          </table:table-cell>
        </table:table-row>
        <table:table-row table:style-name="ro1">
          <table:table-cell table:formula="of:=CONCATENATE([.A$1]; &quot; &quot;; [.H51])" office:value-type="string" office:string-value="Disco ROXY CLUB">
            <text:p>Disco ROXY CLUB</text:p>
          </table:table-cell>
          <table:table-cell table:formula="of:=[.H51]" office:value-type="string" office:string-value="ROXY CLUB">
            <text:p>ROXY CLUB</text:p>
          </table:table-cell>
          <table:table-cell table:number-columns-repeated="3"/>
          <table:table-cell table:formula="of:=CONCATENATE([.I51]; &quot; &quot;; [.J51])" office:value-type="string" office:string-value="F. LACROZE  3453">
            <text:p>F. LACROZE <text:s/>3453</text:p>
          </table:table-cell>
          <table:table-cell office:value-type="float" office:value="49">
            <text:p>49</text:p>
          </table:table-cell>
          <table:table-cell office:value-type="string">
            <text:p>ROXY CLUB</text:p>
          </table:table-cell>
          <table:table-cell office:value-type="string">
            <text:p>F. LACROZE </text:p>
          </table:table-cell>
          <table:table-cell office:value-type="float" office:value="3453">
            <text:p>3453</text:p>
          </table:table-cell>
          <table:table-cell table:formula="of:=CONCATENATE([.I51]; &quot; &quot;; [.J51])" office:value-type="string" office:string-value="F. LACROZE  3453">
            <text:p>F. LACROZE <text:s/>3453</text:p>
          </table:table-cell>
          <table:table-cell/>
          <table:table-cell office:value-type="string">
            <text:p>10621/05</text:p>
          </table:table-cell>
          <table:table-cell office:value-type="string">
            <text:p>1584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52">
            <text:p>52</text:p>
          </table:table-cell>
          <table:table-cell office:value-type="float" office:value="38443">
            <text:p>38443</text:p>
          </table:table-cell>
          <table:table-cell office:value-type="float" office:value="100">
            <text:p>100</text:p>
          </table:table-cell>
          <table:table-cell office:value-type="float" office:value="41117">
            <text:p>4111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8721">
            <text:p>38721</text:p>
          </table:table-cell>
        </table:table-row>
        <table:table-row table:style-name="ro1">
          <table:table-cell table:formula="of:=CONCATENATE([.A$1]; &quot; &quot;; [.H52])" office:value-type="string" office:string-value="Disco PAGANA">
            <text:p>Disco PAGANA</text:p>
          </table:table-cell>
          <table:table-cell table:formula="of:=[.H52]" office:value-type="string" office:string-value="PAGANA">
            <text:p>PAGANA</text:p>
          </table:table-cell>
          <table:table-cell table:number-columns-repeated="3"/>
          <table:table-cell table:formula="of:=CONCATENATE([.I52]; &quot; &quot;; [.J52])" office:value-type="string" office:string-value="VICENTE LOPEZ  2134">
            <text:p>VICENTE LOPEZ <text:s/>2134</text:p>
          </table:table-cell>
          <table:table-cell office:value-type="float" office:value="50">
            <text:p>50</text:p>
          </table:table-cell>
          <table:table-cell office:value-type="string">
            <text:p>PAGANA</text:p>
          </table:table-cell>
          <table:table-cell office:value-type="string">
            <text:p>VICENTE LOPEZ </text:p>
          </table:table-cell>
          <table:table-cell office:value-type="float" office:value="2134">
            <text:p>2134</text:p>
          </table:table-cell>
          <table:table-cell table:formula="of:=CONCATENATE([.I52]; &quot; &quot;; [.J52])" office:value-type="string" office:string-value="VICENTE LOPEZ  2134">
            <text:p>VICENTE LOPEZ <text:s/>2134</text:p>
          </table:table-cell>
          <table:table-cell/>
          <table:table-cell office:value-type="string">
            <text:p>13361/05</text:p>
          </table:table-cell>
          <table:table-cell office:value-type="string">
            <text:p>364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53">
            <text:p>53</text:p>
          </table:table-cell>
          <table:table-cell office:value-type="float" office:value="38463">
            <text:p>38463</text:p>
          </table:table-cell>
          <table:table-cell office:value-type="float" office:value="74">
            <text:p>74</text:p>
          </table:table-cell>
          <table:table-cell office:value-type="float" office:value="41053">
            <text:p>41053</text:p>
          </table:table-cell>
          <table:table-cell office:value-type="string">
            <text:p><text:s/></text:p>
          </table:table-cell>
          <table:table-cell/>
          <table:table-cell office:value-type="float" office:value="66">
            <text:p>66</text:p>
          </table:table-cell>
          <table:table-cell office:value-type="float" office:value="38828">
            <text:p>38828</text:p>
          </table:table-cell>
        </table:table-row>
        <table:table-row table:style-name="ro1">
          <table:table-cell table:formula="of:=CONCATENATE([.A$1]; &quot; &quot;; [.H53])" office:value-type="string" office:string-value="Disco POPULARISIMO ">
            <text:p>Disco POPULARISIMO </text:p>
          </table:table-cell>
          <table:table-cell table:formula="of:=[.H53]" office:value-type="string" office:string-value="POPULARISIMO ">
            <text:p>POPULARISIMO </text:p>
          </table:table-cell>
          <table:table-cell table:number-columns-repeated="3"/>
          <table:table-cell table:formula="of:=CONCATENATE([.I53]; &quot; &quot;; [.J53])" office:value-type="string" office:string-value="BARTOLOME MITRE  2737">
            <text:p>BARTOLOME MITRE <text:s/>2737</text:p>
          </table:table-cell>
          <table:table-cell office:value-type="float" office:value="51">
            <text:p>51</text:p>
          </table:table-cell>
          <table:table-cell office:value-type="string">
            <text:p>POPULARISIMO </text:p>
          </table:table-cell>
          <table:table-cell office:value-type="string">
            <text:p>BARTOLOME MITRE </text:p>
          </table:table-cell>
          <table:table-cell office:value-type="float" office:value="2737">
            <text:p>2737</text:p>
          </table:table-cell>
          <table:table-cell table:formula="of:=CONCATENATE([.I53]; &quot; &quot;; [.J53])" office:value-type="string" office:string-value="BARTOLOME MITRE  2737">
            <text:p>BARTOLOME MITRE <text:s/>2737</text:p>
          </table:table-cell>
          <table:table-cell/>
          <table:table-cell office:value-type="string">
            <text:p>10662/05</text:p>
          </table:table-cell>
          <table:table-cell office:value-type="string">
            <text:p>200 personas</text:p>
          </table:table-cell>
          <table:table-cell office:value-type="string">
            <text:p>"C"</text:p>
          </table:table-cell>
          <table:table-cell office:value-type="string">
            <text:p>BAJA DE INSCRIPCION </text:p>
          </table:table-cell>
          <table:table-cell office:value-type="float" office:value="4">
            <text:p>4</text:p>
          </table:table-cell>
          <table:table-cell office:value-type="float" office:value="39127">
            <text:p>39127</text:p>
          </table:table-cell>
          <table:table-cell office:value-type="float" office:value="71">
            <text:p>71</text:p>
          </table:table-cell>
          <table:table-cell office:value-type="float" office:value="38842">
            <text:p>38842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38842">
            <text:p>38842</text:p>
          </table:table-cell>
        </table:table-row>
        <table:table-row table:style-name="ro1">
          <table:table-cell table:formula="of:=CONCATENATE([.A$1]; &quot; &quot;; [.H54])" office:value-type="string" office:string-value="Disco EL PICAFLOR">
            <text:p>Disco EL PICAFLOR</text:p>
          </table:table-cell>
          <table:table-cell table:formula="of:=[.H54]" office:value-type="string" office:string-value="EL PICAFLOR">
            <text:p>EL PICAFLOR</text:p>
          </table:table-cell>
          <table:table-cell table:number-columns-repeated="3"/>
          <table:table-cell table:formula="of:=CONCATENATE([.I54]; &quot; &quot;; [.J54])" office:value-type="string" office:string-value="AV. CORRIENTES  3530">
            <text:p>AV. CORRIENTES <text:s/>3530</text:p>
          </table:table-cell>
          <table:table-cell office:value-type="float" office:value="52">
            <text:p>52</text:p>
          </table:table-cell>
          <table:table-cell office:value-type="string">
            <text:p>EL PICAFLOR</text:p>
          </table:table-cell>
          <table:table-cell office:value-type="string">
            <text:p>AV. CORRIENTES </text:p>
          </table:table-cell>
          <table:table-cell office:value-type="float" office:value="3530">
            <text:p>3530</text:p>
          </table:table-cell>
          <table:table-cell table:formula="of:=CONCATENATE([.I54]; &quot; &quot;; [.J54])" office:value-type="string" office:string-value="AV. CORRIENTES  3530">
            <text:p>AV. CORRIENTES <text:s/>3530</text:p>
          </table:table-cell>
          <table:table-cell/>
          <table:table-cell office:value-type="string">
            <text:p>10580/05</text:p>
          </table:table-cell>
          <table:table-cell office:value-type="string">
            <text:p>66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6">
            <text:p>56</text:p>
          </table:table-cell>
          <table:table-cell office:value-type="float" office:value="38476">
            <text:p>38476</text:p>
          </table:table-cell>
          <table:table-cell office:value-type="float" office:value="98">
            <text:p>98</text:p>
          </table:table-cell>
          <table:table-cell office:value-type="float" office:value="41109">
            <text:p>41109</text:p>
          </table:table-cell>
          <table:table-cell office:value-type="float" office:value="69">
            <text:p>69</text:p>
          </table:table-cell>
          <table:table-cell office:value-type="float" office:value="38841">
            <text:p>38841</text:p>
          </table:table-cell>
          <table:table-cell office:value-type="float" office:value="84">
            <text:p>84</text:p>
          </table:table-cell>
          <table:table-cell office:value-type="float" office:value="39304">
            <text:p>39304</text:p>
          </table:table-cell>
        </table:table-row>
        <table:table-row table:style-name="ro1">
          <table:table-cell table:formula="of:=CONCATENATE([.A$1]; &quot; &quot;; [.H55])" office:value-type="string" office:string-value="Disco DOME">
            <text:p>Disco DOME</text:p>
          </table:table-cell>
          <table:table-cell table:formula="of:=[.H55]" office:value-type="string" office:string-value="DOME">
            <text:p>DOME</text:p>
          </table:table-cell>
          <table:table-cell table:number-columns-repeated="3"/>
          <table:table-cell table:formula="of:=CONCATENATE([.I55]; &quot; &quot;; [.J55])" office:value-type="string" office:string-value="AV CABILDO  4665">
            <text:p>AV CABILDO <text:s/>4665</text:p>
          </table:table-cell>
          <table:table-cell office:value-type="float" office:value="53">
            <text:p>53</text:p>
          </table:table-cell>
          <table:table-cell office:value-type="string">
            <text:p>DOME</text:p>
          </table:table-cell>
          <table:table-cell office:value-type="string">
            <text:p>AV CABILDO </text:p>
          </table:table-cell>
          <table:table-cell office:value-type="float" office:value="4665">
            <text:p>4665</text:p>
          </table:table-cell>
          <table:table-cell table:formula="of:=CONCATENATE([.I55]; &quot; &quot;; [.J55])" office:value-type="string" office:string-value="AV CABILDO  4665">
            <text:p>AV CABILDO <text:s/>4665</text:p>
          </table:table-cell>
          <table:table-cell/>
          <table:table-cell office:value-type="string">
            <text:p>14497/05</text:p>
          </table:table-cell>
          <table:table-cell office:value-type="string">
            <text:p>1297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7">
            <text:p>57</text:p>
          </table:table-cell>
          <table:table-cell office:value-type="float" office:value="38476">
            <text:p>38476</text:p>
          </table:table-cell>
          <table:table-cell office:value-type="float" office:value="69">
            <text:p>69</text:p>
          </table:table-cell>
          <table:table-cell office:value-type="float" office:value="41045">
            <text:p>41045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38582">
            <text:p>38582</text:p>
          </table:table-cell>
        </table:table-row>
        <table:table-row table:style-name="ro1">
          <table:table-cell table:formula="of:=CONCATENATE([.A$1]; &quot; &quot;; [.H56])" office:value-type="string" office:string-value="Disco THE SHAMROCK">
            <text:p>Disco THE SHAMROCK</text:p>
          </table:table-cell>
          <table:table-cell table:formula="of:=[.H56]" office:value-type="string" office:string-value="THE SHAMROCK">
            <text:p>THE SHAMROCK</text:p>
          </table:table-cell>
          <table:table-cell table:number-columns-repeated="3"/>
          <table:table-cell table:formula="of:=CONCATENATE([.I56]; &quot; &quot;; [.J56])" office:value-type="string" office:string-value="RODRIGUEZ PEÐA  1220">
            <text:p>RODRIGUEZ PEÐA <text:s/>1220</text:p>
          </table:table-cell>
          <table:table-cell office:value-type="float" office:value="54">
            <text:p>54</text:p>
          </table:table-cell>
          <table:table-cell office:value-type="string">
            <text:p>THE SHAMROCK</text:p>
          </table:table-cell>
          <table:table-cell office:value-type="string">
            <text:p>RODRIGUEZ PEÐA </text:p>
          </table:table-cell>
          <table:table-cell office:value-type="float" office:value="1220">
            <text:p>1220</text:p>
          </table:table-cell>
          <table:table-cell table:formula="of:=CONCATENATE([.I56]; &quot; &quot;; [.J56])" office:value-type="string" office:string-value="RODRIGUEZ PEÐA  1220">
            <text:p>RODRIGUEZ PEÐA <text:s/>1220</text:p>
          </table:table-cell>
          <table:table-cell/>
          <table:table-cell office:value-type="string">
            <text:p>10556/05</text:p>
          </table:table-cell>
          <table:table-cell office:value-type="string">
            <text:p>396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64">
            <text:p>64</text:p>
          </table:table-cell>
          <table:table-cell office:value-type="float" office:value="38490">
            <text:p>38490</text:p>
          </table:table-cell>
          <table:table-cell office:value-type="float" office:value="72">
            <text:p>72</text:p>
          </table:table-cell>
          <table:table-cell office:value-type="float" office:value="41051">
            <text:p>41051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38849">
            <text:p>38849</text:p>
          </table:table-cell>
        </table:table-row>
        <table:table-row table:style-name="ro1">
          <table:table-cell table:formula="of:=CONCATENATE([.A$1]; &quot; &quot;; [.H57])" office:value-type="string" office:string-value="Disco CLUB 74">
            <text:p>Disco CLUB 74</text:p>
          </table:table-cell>
          <table:table-cell table:formula="of:=[.H57]" office:value-type="string" office:string-value="CLUB 74">
            <text:p>CLUB 74</text:p>
          </table:table-cell>
          <table:table-cell table:number-columns-repeated="3"/>
          <table:table-cell table:formula="of:=CONCATENATE([.I57]; &quot; &quot;; [.J57])" office:value-type="string" office:string-value="FIGUEROA ALCORTA  7474">
            <text:p>FIGUEROA ALCORTA <text:s/>7474</text:p>
          </table:table-cell>
          <table:table-cell office:value-type="float" office:value="55">
            <text:p>55</text:p>
          </table:table-cell>
          <table:table-cell office:value-type="string">
            <text:p>CLUB 74</text:p>
          </table:table-cell>
          <table:table-cell office:value-type="string">
            <text:p>FIGUEROA ALCORTA </text:p>
          </table:table-cell>
          <table:table-cell office:value-type="float" office:value="7474">
            <text:p>7474</text:p>
          </table:table-cell>
          <table:table-cell table:formula="of:=CONCATENATE([.I57]; &quot; &quot;; [.J57])" office:value-type="string" office:string-value="FIGUEROA ALCORTA  7474">
            <text:p>FIGUEROA ALCORTA <text:s/>7474</text:p>
          </table:table-cell>
          <table:table-cell/>
          <table:table-cell office:value-type="string">
            <text:p>10836/05</text:p>
          </table:table-cell>
          <table:table-cell office:value-type="string">
            <text:p>180 personas</text:p>
          </table:table-cell>
          <table:table-cell office:value-type="string">
            <text:p>"B"</text:p>
          </table:table-cell>
          <table:table-cell office:value-type="string">
            <text:p>RENOVADO 2012</text:p>
          </table:table-cell>
          <table:table-cell office:value-type="float" office:value="65">
            <text:p>65</text:p>
          </table:table-cell>
          <table:table-cell office:value-type="float" office:value="38490">
            <text:p>38490</text:p>
          </table:table-cell>
          <table:table-cell office:value-type="float" office:value="77">
            <text:p>77</text:p>
          </table:table-cell>
          <table:table-cell office:value-type="float" office:value="41068">
            <text:p>41068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38869">
            <text:p>38869</text:p>
          </table:table-cell>
        </table:table-row>
        <table:table-row table:style-name="ro1">
          <table:table-cell table:formula="of:=CONCATENATE([.A$1]; &quot; &quot;; [.H58])" office:value-type="string" office:string-value="Disco MONTECARLO">
            <text:p>Disco MONTECARLO</text:p>
          </table:table-cell>
          <table:table-cell table:formula="of:=[.H58]" office:value-type="string" office:string-value="MONTECARLO">
            <text:p>MONTECARLO</text:p>
          </table:table-cell>
          <table:table-cell table:number-columns-repeated="3"/>
          <table:table-cell table:formula="of:=CONCATENATE([.I58]; &quot; &quot;; [.J58])" office:value-type="string" office:string-value="MEXICO  1861/63">
            <text:p>MEXICO <text:s/>1861/63</text:p>
          </table:table-cell>
          <table:table-cell office:value-type="float" office:value="56">
            <text:p>56</text:p>
          </table:table-cell>
          <table:table-cell office:value-type="string">
            <text:p>MONTECARLO</text:p>
          </table:table-cell>
          <table:table-cell office:value-type="string">
            <text:p>MEXICO </text:p>
          </table:table-cell>
          <table:table-cell office:value-type="string">
            <text:p>1861/63</text:p>
          </table:table-cell>
          <table:table-cell table:formula="of:=CONCATENATE([.I58]; &quot; &quot;; [.J58])" office:value-type="string" office:string-value="MEXICO  1861/63">
            <text:p>MEXICO <text:s/>1861/63</text:p>
          </table:table-cell>
          <table:table-cell/>
          <table:table-cell office:value-type="string">
            <text:p>10673/05</text:p>
          </table:table-cell>
          <table:table-cell office:value-type="string">
            <text:p>46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66">
            <text:p>66</text:p>
          </table:table-cell>
          <table:table-cell office:value-type="float" office:value="38511">
            <text:p>38511</text:p>
          </table:table-cell>
          <table:table-cell office:value-type="float" office:value="79">
            <text:p>79</text:p>
          </table:table-cell>
          <table:table-cell office:value-type="float" office:value="41068">
            <text:p>4106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8727">
            <text:p>38727</text:p>
          </table:table-cell>
        </table:table-row>
        <table:table-row table:style-name="ro1">
          <table:table-cell table:formula="of:=CONCATENATE([.A$1]; &quot; &quot;; [.H59])" office:value-type="string" office:string-value="Disco PHUKET">
            <text:p>Disco PHUKET</text:p>
          </table:table-cell>
          <table:table-cell table:formula="of:=[.H59]" office:value-type="string" office:string-value="PHUKET">
            <text:p>PHUKET</text:p>
          </table:table-cell>
          <table:table-cell table:number-columns-repeated="3"/>
          <table:table-cell table:formula="of:=CONCATENATE([.I59]; &quot; &quot;; [.J59])" office:value-type="string" office:string-value="AV. LA PLATA   731/33">
            <text:p>AV. LA PLATA <text:s text:c="2"/>731/33</text:p>
          </table:table-cell>
          <table:table-cell office:value-type="float" office:value="57">
            <text:p>57</text:p>
          </table:table-cell>
          <table:table-cell office:value-type="string">
            <text:p>PHUKET</text:p>
          </table:table-cell>
          <table:table-cell office:value-type="string">
            <text:p>AV. LA PLATA <text:s/></text:p>
          </table:table-cell>
          <table:table-cell office:value-type="string">
            <text:p>731/33</text:p>
          </table:table-cell>
          <table:table-cell table:formula="of:=CONCATENATE([.I59]; &quot; &quot;; [.J59])" office:value-type="string" office:string-value="AV. LA PLATA   731/33">
            <text:p>AV. LA PLATA <text:s text:c="2"/>731/33</text:p>
          </table:table-cell>
          <table:table-cell/>
          <table:table-cell office:value-type="string">
            <text:p>20810/05</text:p>
          </table:table-cell>
          <table:table-cell office:value-type="string">
            <text:p>1593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67">
            <text:p>67</text:p>
          </table:table-cell>
          <table:table-cell office:value-type="float" office:value="38511">
            <text:p>38511</text:p>
          </table:table-cell>
          <table:table-cell office:value-type="float" office:value="78">
            <text:p>78</text:p>
          </table:table-cell>
          <table:table-cell office:value-type="float" office:value="41068">
            <text:p>41068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38511">
            <text:p>38511</text:p>
          </table:table-cell>
        </table:table-row>
        <table:table-row table:style-name="ro1">
          <table:table-cell table:formula="of:=CONCATENATE([.A$1]; &quot; &quot;; [.H60])" office:value-type="string" office:string-value="Disco CATTOS">
            <text:p>Disco CATTOS</text:p>
          </table:table-cell>
          <table:table-cell table:formula="of:=[.H60]" office:value-type="string" office:string-value="CATTOS">
            <text:p>CATTOS</text:p>
          </table:table-cell>
          <table:table-cell table:number-columns-repeated="3"/>
          <table:table-cell table:formula="of:=CONCATENATE([.I60]; &quot; &quot;; [.J60])" office:value-type="string" office:string-value="SUIPACHA  930">
            <text:p>SUIPACHA <text:s/>930</text:p>
          </table:table-cell>
          <table:table-cell office:value-type="float" office:value="58">
            <text:p>58</text:p>
          </table:table-cell>
          <table:table-cell office:value-type="string">
            <text:p>CATTOS</text:p>
          </table:table-cell>
          <table:table-cell office:value-type="string">
            <text:p>SUIPACHA </text:p>
          </table:table-cell>
          <table:table-cell office:value-type="float" office:value="930">
            <text:p>930</text:p>
          </table:table-cell>
          <table:table-cell table:formula="of:=CONCATENATE([.I60]; &quot; &quot;; [.J60])" office:value-type="string" office:string-value="SUIPACHA  930">
            <text:p>SUIPACHA <text:s/>930</text:p>
          </table:table-cell>
          <table:table-cell/>
          <table:table-cell office:value-type="string">
            <text:p>20218/05</text:p>
          </table:table-cell>
          <table:table-cell office:value-type="string">
            <text:p>100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68">
            <text:p>68</text:p>
          </table:table-cell>
          <table:table-cell office:value-type="float" office:value="38511">
            <text:p>38511</text:p>
          </table:table-cell>
          <table:table-cell office:value-type="float" office:value="80">
            <text:p>80</text:p>
          </table:table-cell>
          <table:table-cell office:value-type="float" office:value="41068">
            <text:p>41068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38568">
            <text:p>38568</text:p>
          </table:table-cell>
        </table:table-row>
        <table:table-row table:style-name="ro1">
          <table:table-cell table:formula="of:=CONCATENATE([.A$1]; &quot; &quot;; [.H61])" office:value-type="string" office:string-value="Disco INK">
            <text:p>Disco INK</text:p>
          </table:table-cell>
          <table:table-cell table:formula="of:=[.H61]" office:value-type="string" office:string-value="INK">
            <text:p>INK</text:p>
          </table:table-cell>
          <table:table-cell table:number-columns-repeated="3"/>
          <table:table-cell table:formula="of:=CONCATENATE([.I61]; &quot; &quot;; [.J61])" office:value-type="string" office:string-value="NICETO VEGA   5635">
            <text:p>NICETO VEGA <text:s text:c="2"/>5635</text:p>
          </table:table-cell>
          <table:table-cell office:value-type="float" office:value="59">
            <text:p>59</text:p>
          </table:table-cell>
          <table:table-cell office:value-type="string">
            <text:p>INK</text:p>
          </table:table-cell>
          <table:table-cell office:value-type="string">
            <text:p>NICETO VEGA <text:s/></text:p>
          </table:table-cell>
          <table:table-cell office:value-type="float" office:value="5635">
            <text:p>5635</text:p>
          </table:table-cell>
          <table:table-cell table:formula="of:=CONCATENATE([.I61]; &quot; &quot;; [.J61])" office:value-type="string" office:string-value="NICETO VEGA   5635">
            <text:p>NICETO VEGA <text:s text:c="2"/>5635</text:p>
          </table:table-cell>
          <table:table-cell/>
          <table:table-cell office:value-type="string">
            <text:p>20819/05</text:p>
          </table:table-cell>
          <table:table-cell office:value-type="string">
            <text:p>409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69">
            <text:p>69</text:p>
          </table:table-cell>
          <table:table-cell office:value-type="float" office:value="38511">
            <text:p>38511</text:p>
          </table:table-cell>
          <table:table-cell office:value-type="float" office:value="93">
            <text:p>93</text:p>
          </table:table-cell>
          <table:table-cell office:value-type="float" office:value="41089">
            <text:p>41089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38877">
            <text:p>38877</text:p>
          </table:table-cell>
        </table:table-row>
        <table:table-row table:style-name="ro1">
          <table:table-cell table:formula="of:=CONCATENATE([.A$1]; &quot; &quot;; [.H62])" office:value-type="string" office:string-value="Disco RADIO STUDIO">
            <text:p>Disco RADIO STUDIO</text:p>
          </table:table-cell>
          <table:table-cell table:formula="of:=[.H62]" office:value-type="string" office:string-value="RADIO STUDIO">
            <text:p>RADIO STUDIO</text:p>
          </table:table-cell>
          <table:table-cell table:number-columns-repeated="3"/>
          <table:table-cell table:formula="of:=CONCATENATE([.I62]; &quot; &quot;; [.J62])" office:value-type="string" office:string-value="O`BRIEN  1232">
            <text:p>O`BRIEN <text:s/>1232</text:p>
          </table:table-cell>
          <table:table-cell office:value-type="float" office:value="60">
            <text:p>60</text:p>
          </table:table-cell>
          <table:table-cell office:value-type="string">
            <text:p>RADIO STUDIO</text:p>
          </table:table-cell>
          <table:table-cell office:value-type="string">
            <text:p>O`BRIEN </text:p>
          </table:table-cell>
          <table:table-cell office:value-type="float" office:value="1232">
            <text:p>1232</text:p>
          </table:table-cell>
          <table:table-cell table:formula="of:=CONCATENATE([.I62]; &quot; &quot;; [.J62])" office:value-type="string" office:string-value="O`BRIEN  1232">
            <text:p>O`BRIEN <text:s/>1232</text:p>
          </table:table-cell>
          <table:table-cell/>
          <table:table-cell office:value-type="string">
            <text:p>20814/05</text:p>
          </table:table-cell>
          <table:table-cell office:value-type="string">
            <text:p>305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72">
            <text:p>72</text:p>
          </table:table-cell>
          <table:table-cell office:value-type="float" office:value="38516">
            <text:p>38516</text:p>
          </table:table-cell>
          <table:table-cell office:value-type="float" office:value="111">
            <text:p>111</text:p>
          </table:table-cell>
          <table:table-cell office:value-type="float" office:value="41142">
            <text:p>41142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39779">
            <text:p>39779</text:p>
          </table:table-cell>
        </table:table-row>
        <table:table-row table:style-name="ro1">
          <table:table-cell table:formula="of:=CONCATENATE([.A$1]; &quot; &quot;; [.H63])" office:value-type="string" office:string-value="Disco EL TEATRITO">
            <text:p>Disco EL TEATRITO</text:p>
          </table:table-cell>
          <table:table-cell table:formula="of:=[.H63]" office:value-type="string" office:string-value="EL TEATRITO">
            <text:p>EL TEATRITO</text:p>
          </table:table-cell>
          <table:table-cell table:number-columns-repeated="3"/>
          <table:table-cell table:formula="of:=CONCATENATE([.I63]; &quot; &quot;; [.J63])" office:value-type="string" office:string-value="SARMIENTO  777">
            <text:p>SARMIENTO <text:s/>777</text:p>
          </table:table-cell>
          <table:table-cell office:value-type="float" office:value="61">
            <text:p>61</text:p>
          </table:table-cell>
          <table:table-cell office:value-type="string">
            <text:p>EL TEATRITO</text:p>
          </table:table-cell>
          <table:table-cell office:value-type="string">
            <text:p>SARMIENTO </text:p>
          </table:table-cell>
          <table:table-cell office:value-type="float" office:value="777">
            <text:p>777</text:p>
          </table:table-cell>
          <table:table-cell table:formula="of:=CONCATENATE([.I63]; &quot; &quot;; [.J63])" office:value-type="string" office:string-value="SARMIENTO  777">
            <text:p>SARMIENTO <text:s/>777</text:p>
          </table:table-cell>
          <table:table-cell/>
          <table:table-cell office:value-type="string">
            <text:p>24459/05</text:p>
          </table:table-cell>
          <table:table-cell office:value-type="string">
            <text:p>538 personas</text:p>
          </table:table-cell>
          <table:table-cell office:value-type="string">
            <text:p>"C"</text:p>
          </table:table-cell>
          <table:table-cell office:value-type="string">
            <text:p>BAJA <text:s/>INSC: Disp. Conjunta 92/2010</text:p>
          </table:table-cell>
          <table:table-cell office:value-type="float" office:value="74">
            <text:p>74</text:p>
          </table:table-cell>
          <table:table-cell office:value-type="float" office:value="38520">
            <text:p>38520</text:p>
          </table:table-cell>
          <table:table-cell office:value-type="float" office:value="105">
            <text:p>105</text:p>
          </table:table-cell>
          <table:table-cell office:value-type="float" office:value="40136">
            <text:p>40136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39038">
            <text:p>39038</text:p>
          </table:table-cell>
        </table:table-row>
        <table:table-row table:style-name="ro1">
          <table:table-cell table:formula="of:=CONCATENATE([.A$1]; &quot; &quot;; [.H64])" office:value-type="string" office:string-value="Disco AMERIKA">
            <text:p>Disco AMERIKA</text:p>
          </table:table-cell>
          <table:table-cell table:formula="of:=[.H64]" office:value-type="string" office:string-value="AMERIKA">
            <text:p>AMERIKA</text:p>
          </table:table-cell>
          <table:table-cell table:number-columns-repeated="3"/>
          <table:table-cell table:formula="of:=CONCATENATE([.I64]; &quot; &quot;; [.J64])" office:value-type="string" office:string-value="GASCON   1036">
            <text:p>GASCON <text:s text:c="2"/>1036</text:p>
          </table:table-cell>
          <table:table-cell office:value-type="float" office:value="62">
            <text:p>62</text:p>
          </table:table-cell>
          <table:table-cell office:value-type="string">
            <text:p>AMERIKA</text:p>
          </table:table-cell>
          <table:table-cell office:value-type="string">
            <text:p>GASCON <text:s/></text:p>
          </table:table-cell>
          <table:table-cell office:value-type="float" office:value="1036">
            <text:p>1036</text:p>
          </table:table-cell>
          <table:table-cell table:formula="of:=CONCATENATE([.I64]; &quot; &quot;; [.J64])" office:value-type="string" office:string-value="GASCON   1036">
            <text:p>GASCON <text:s text:c="2"/>1036</text:p>
          </table:table-cell>
          <table:table-cell/>
          <table:table-cell office:value-type="string">
            <text:p>10601/05</text:p>
          </table:table-cell>
          <table:table-cell office:value-type="string">
            <text:p>1866 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84">
            <text:p>84</text:p>
          </table:table-cell>
          <table:table-cell office:value-type="float" office:value="38547">
            <text:p>38547</text:p>
          </table:table-cell>
          <table:table-cell office:value-type="float" office:value="133">
            <text:p>133</text:p>
          </table:table-cell>
          <table:table-cell office:value-type="float" office:value="40865">
            <text:p>40865</text:p>
          </table:table-cell>
          <table:table-cell table:number-columns-repeated="4"/>
        </table:table-row>
        <table:table-row table:style-name="ro1">
          <table:table-cell table:formula="of:=CONCATENATE([.A$1]; &quot; &quot;; [.H65])" office:value-type="string" office:string-value="Disco REQUIEM GOTIC">
            <text:p>Disco REQUIEM GOTIC</text:p>
          </table:table-cell>
          <table:table-cell table:formula="of:=[.H65]" office:value-type="string" office:string-value="REQUIEM GOTIC">
            <text:p>REQUIEM GOTIC</text:p>
          </table:table-cell>
          <table:table-cell table:number-columns-repeated="3"/>
          <table:table-cell table:formula="of:=CONCATENATE([.I65]; &quot; &quot;; [.J65])" office:value-type="string" office:string-value="AV. DE MAYO   948">
            <text:p>AV. DE MAYO <text:s text:c="2"/>948</text:p>
          </table:table-cell>
          <table:table-cell office:value-type="float" office:value="63">
            <text:p>63</text:p>
          </table:table-cell>
          <table:table-cell office:value-type="string">
            <text:p>REQUIEM GOTIC</text:p>
          </table:table-cell>
          <table:table-cell office:value-type="string">
            <text:p>AV. DE MAYO <text:s/></text:p>
          </table:table-cell>
          <table:table-cell office:value-type="float" office:value="948">
            <text:p>948</text:p>
          </table:table-cell>
          <table:table-cell table:formula="of:=CONCATENATE([.I65]; &quot; &quot;; [.J65])" office:value-type="string" office:string-value="AV. DE MAYO   948">
            <text:p>AV. DE MAYO <text:s text:c="2"/>948</text:p>
          </table:table-cell>
          <table:table-cell/>
          <table:table-cell office:value-type="string">
            <text:p>24460/05</text:p>
          </table:table-cell>
          <table:table-cell office:value-type="string">
            <text:p>186 personas</text:p>
          </table:table-cell>
          <table:table-cell office:value-type="string">
            <text:p>"C.C"</text:p>
          </table:table-cell>
          <table:table-cell office:value-type="string">
            <text:p>INSCRIPCION VENCIDA</text:p>
          </table:table-cell>
          <table:table-cell office:value-type="float" office:value="85">
            <text:p>85</text:p>
          </table:table-cell>
          <table:table-cell office:value-type="float" office:value="38552">
            <text:p>38552</text:p>
          </table:table-cell>
          <table:table-cell office:value-type="float" office:value="90">
            <text:p>90</text:p>
          </table:table-cell>
          <table:table-cell office:value-type="float" office:value="38908">
            <text:p>38908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8782">
            <text:p>38782</text:p>
          </table:table-cell>
        </table:table-row>
        <table:table-row table:style-name="ro1">
          <table:table-cell table:formula="of:=CONCATENATE([.A$1]; &quot; &quot;; [.H66])" office:value-type="string" office:string-value="Disco GREAT CITY">
            <text:p>Disco GREAT CITY</text:p>
          </table:table-cell>
          <table:table-cell table:formula="of:=[.H66]" office:value-type="string" office:string-value="GREAT CITY">
            <text:p>GREAT CITY</text:p>
          </table:table-cell>
          <table:table-cell table:number-columns-repeated="3"/>
          <table:table-cell table:formula="of:=CONCATENATE([.I66]; &quot; &quot;; [.J66])" office:value-type="string" office:string-value="RECONQUISTA 876/78">
            <text:p>RECONQUISTA 876/78</text:p>
          </table:table-cell>
          <table:table-cell office:value-type="float" office:value="64">
            <text:p>64</text:p>
          </table:table-cell>
          <table:table-cell office:value-type="string">
            <text:p>GREAT CITY</text:p>
          </table:table-cell>
          <table:table-cell office:value-type="string">
            <text:p>RECONQUISTA</text:p>
          </table:table-cell>
          <table:table-cell office:value-type="string">
            <text:p>876/78</text:p>
          </table:table-cell>
          <table:table-cell table:formula="of:=CONCATENATE([.I66]; &quot; &quot;; [.J66])" office:value-type="string" office:string-value="RECONQUISTA 876/78">
            <text:p>RECONQUISTA 876/78</text:p>
          </table:table-cell>
          <table:table-cell/>
          <table:table-cell office:value-type="string">
            <text:p>14498/05</text:p>
          </table:table-cell>
          <table:table-cell office:value-type="string">
            <text:p>208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87">
            <text:p>87</text:p>
          </table:table-cell>
          <table:table-cell office:value-type="float" office:value="38555">
            <text:p>38555</text:p>
          </table:table-cell>
          <table:table-cell office:value-type="float" office:value="101">
            <text:p>101</text:p>
          </table:table-cell>
          <table:table-cell office:value-type="float" office:value="41120">
            <text:p>4112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8727">
            <text:p>38727</text:p>
          </table:table-cell>
        </table:table-row>
        <table:table-row table:style-name="ro1">
          <table:table-cell table:formula="of:=CONCATENATE([.A$1]; &quot; &quot;; [.H67])" office:value-type="string" office:string-value="Disco PACHA">
            <text:p>Disco PACHA</text:p>
          </table:table-cell>
          <table:table-cell table:formula="of:=[.H67]" office:value-type="string" office:string-value="PACHA">
            <text:p>PACHA</text:p>
          </table:table-cell>
          <table:table-cell table:number-columns-repeated="3"/>
          <table:table-cell table:formula="of:=CONCATENATE([.I67]; &quot; &quot;; [.J67])" office:value-type="string" office:string-value="COSTANERA Y PAMPA sin n">
            <text:p>COSTANERA Y PAMPA sin n</text:p>
          </table:table-cell>
          <table:table-cell office:value-type="float" office:value="65">
            <text:p>65</text:p>
          </table:table-cell>
          <table:table-cell office:value-type="string">
            <text:p>PACHA</text:p>
          </table:table-cell>
          <table:table-cell office:value-type="string">
            <text:p>COSTANERA Y PAMPA</text:p>
          </table:table-cell>
          <table:table-cell office:value-type="string">
            <text:p>sin n</text:p>
          </table:table-cell>
          <table:table-cell table:formula="of:=CONCATENATE([.I67]; &quot; &quot;; [.J67])" office:value-type="string" office:string-value="COSTANERA Y PAMPA sin n">
            <text:p>COSTANERA Y PAMPA sin n</text:p>
          </table:table-cell>
          <table:table-cell/>
          <table:table-cell office:value-type="string">
            <text:p>30712/05</text:p>
          </table:table-cell>
          <table:table-cell office:value-type="string">
            <text:p>194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91">
            <text:p>91</text:p>
          </table:table-cell>
          <table:table-cell office:value-type="float" office:value="38562">
            <text:p>38562</text:p>
          </table:table-cell>
          <table:table-cell office:value-type="float" office:value="109">
            <text:p>109</text:p>
          </table:table-cell>
          <table:table-cell office:value-type="float" office:value="41138">
            <text:p>41138</text:p>
          </table:table-cell>
          <table:table-cell table:number-columns-repeated="2"/>
          <table:table-cell office:value-type="float" office:value="105">
            <text:p>105</text:p>
          </table:table-cell>
          <table:table-cell office:value-type="float" office:value="40410">
            <text:p>40410</text:p>
          </table:table-cell>
        </table:table-row>
        <table:table-row table:style-name="ro1">
          <table:table-cell table:formula="of:=CONCATENATE([.A$1]; &quot; &quot;; [.H68])" office:value-type="string" office:string-value="Disco MADAHOS">
            <text:p>Disco MADAHOS</text:p>
          </table:table-cell>
          <table:table-cell table:formula="of:=[.H68]" office:value-type="string" office:string-value="MADAHOS">
            <text:p>MADAHOS</text:p>
          </table:table-cell>
          <table:table-cell table:number-columns-repeated="3"/>
          <table:table-cell table:formula="of:=CONCATENATE([.I68]; &quot; &quot;; [.J68])" office:value-type="string" office:string-value="AZCUENAGA 1902">
            <text:p>AZCUENAGA 1902</text:p>
          </table:table-cell>
          <table:table-cell office:value-type="float" office:value="66">
            <text:p>66</text:p>
          </table:table-cell>
          <table:table-cell office:value-type="string">
            <text:p>MADAHOS</text:p>
          </table:table-cell>
          <table:table-cell office:value-type="string">
            <text:p>AZCUENAGA</text:p>
          </table:table-cell>
          <table:table-cell office:value-type="float" office:value="1902">
            <text:p>1902</text:p>
          </table:table-cell>
          <table:table-cell table:formula="of:=CONCATENATE([.I68]; &quot; &quot;; [.J68])" office:value-type="string" office:string-value="AZCUENAGA 1902">
            <text:p>AZCUENAGA 1902</text:p>
          </table:table-cell>
          <table:table-cell/>
          <table:table-cell office:value-type="string">
            <text:p>14781/05</text:p>
          </table:table-cell>
          <table:table-cell office:value-type="string">
            <text:p>396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28">
            <text:p>128</text:p>
          </table:table-cell>
          <table:table-cell office:value-type="float" office:value="38610">
            <text:p>38610</text:p>
          </table:table-cell>
          <table:table-cell office:value-type="float" office:value="125">
            <text:p>125</text:p>
          </table:table-cell>
          <table:table-cell office:value-type="float" office:value="41180">
            <text:p>41180</text:p>
          </table:table-cell>
          <table:table-cell table:number-columns-repeated="2"/>
          <table:table-cell office:value-type="float" office:value="128">
            <text:p>128</text:p>
          </table:table-cell>
          <table:table-cell office:value-type="float" office:value="38610">
            <text:p>38610</text:p>
          </table:table-cell>
        </table:table-row>
        <table:table-row table:style-name="ro1">
          <table:table-cell table:formula="of:=CONCATENATE([.A$1]; &quot; &quot;; [.H69])" office:value-type="string" office:string-value="Disco THE FLOWER">
            <text:p>Disco THE FLOWER</text:p>
          </table:table-cell>
          <table:table-cell table:formula="of:=[.H69]" office:value-type="string" office:string-value="THE FLOWER">
            <text:p>THE FLOWER</text:p>
          </table:table-cell>
          <table:table-cell table:number-columns-repeated="3"/>
          <table:table-cell table:formula="of:=CONCATENATE([.I69]; &quot; &quot;; [.J69])" office:value-type="string" office:string-value="AGÜERO 445">
            <text:p>AGÜERO 445</text:p>
          </table:table-cell>
          <table:table-cell office:value-type="float" office:value="67">
            <text:p>67</text:p>
          </table:table-cell>
          <table:table-cell office:value-type="string">
            <text:p>THE FLOWER</text:p>
          </table:table-cell>
          <table:table-cell office:value-type="string">
            <text:p>AGÜERO</text:p>
          </table:table-cell>
          <table:table-cell office:value-type="float" office:value="445">
            <text:p>445</text:p>
          </table:table-cell>
          <table:table-cell table:formula="of:=CONCATENATE([.I69]; &quot; &quot;; [.J69])" office:value-type="string" office:string-value="AGÜERO 445">
            <text:p>AGÜERO 445</text:p>
          </table:table-cell>
          <table:table-cell/>
          <table:table-cell office:value-type="string">
            <text:p>46266/05</text:p>
          </table:table-cell>
          <table:table-cell office:value-type="string">
            <text:p>405 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156">
            <text:p>156</text:p>
          </table:table-cell>
          <table:table-cell office:value-type="float" office:value="38674">
            <text:p>38674</text:p>
          </table:table-cell>
          <table:table-cell office:value-type="float" office:value="135">
            <text:p>135</text:p>
          </table:table-cell>
          <table:table-cell office:value-type="float" office:value="40865">
            <text:p>40865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38674">
            <text:p>38674</text:p>
          </table:table-cell>
        </table:table-row>
        <table:table-row table:style-name="ro1">
          <table:table-cell table:formula="of:=CONCATENATE([.A$1]; &quot; &quot;; [.H70])" office:value-type="string" office:string-value="Disco LE CLICK">
            <text:p>Disco LE CLICK</text:p>
          </table:table-cell>
          <table:table-cell table:formula="of:=[.H70]" office:value-type="string" office:string-value="LE CLICK">
            <text:p>LE CLICK</text:p>
          </table:table-cell>
          <table:table-cell table:number-columns-repeated="3"/>
          <table:table-cell table:formula="of:=CONCATENATE([.I70]; &quot; &quot;; [.J70])" office:value-type="string" office:string-value="AV. RIVADAVIA 1908/12">
            <text:p>AV. RIVADAVIA 1908/12</text:p>
          </table:table-cell>
          <table:table-cell office:value-type="float" office:value="68">
            <text:p>68</text:p>
          </table:table-cell>
          <table:table-cell office:value-type="string">
            <text:p>LE CLICK</text:p>
          </table:table-cell>
          <table:table-cell office:value-type="string">
            <text:p>AV. RIVADAVIA</text:p>
          </table:table-cell>
          <table:table-cell office:value-type="string">
            <text:p>1908/12</text:p>
          </table:table-cell>
          <table:table-cell table:formula="of:=CONCATENATE([.I70]; &quot; &quot;; [.J70])" office:value-type="string" office:string-value="AV. RIVADAVIA 1908/12">
            <text:p>AV. RIVADAVIA 1908/12</text:p>
          </table:table-cell>
          <table:table-cell/>
          <table:table-cell office:value-type="string">
            <text:p>50478/05</text:p>
          </table:table-cell>
          <table:table-cell office:value-type="string">
            <text:p>990 personas</text:p>
          </table:table-cell>
          <table:table-cell office:value-type="string">
            <text:p>"C.C"</text:p>
          </table:table-cell>
          <table:table-cell office:value-type="string">
            <text:p>RENOVADO 2011</text:p>
          </table:table-cell>
          <table:table-cell office:value-type="float" office:value="159">
            <text:p>159</text:p>
          </table:table-cell>
          <table:table-cell office:value-type="float" office:value="38700">
            <text:p>38700</text:p>
          </table:table-cell>
          <table:table-cell office:value-type="float" office:value="142">
            <text:p>142</text:p>
          </table:table-cell>
          <table:table-cell office:value-type="float" office:value="40883">
            <text:p>40883</text:p>
          </table:table-cell>
          <table:table-cell table:number-columns-repeated="2"/>
          <table:table-cell office:value-type="float" office:value="159">
            <text:p>159</text:p>
          </table:table-cell>
          <table:table-cell office:value-type="float" office:value="38700">
            <text:p>38700</text:p>
          </table:table-cell>
        </table:table-row>
        <table:table-row table:style-name="ro1">
          <table:table-cell table:formula="of:=CONCATENATE([.A$1]; &quot; &quot;; [.H71])" office:value-type="string" office:string-value="Disco MBURUCUYA">
            <text:p>Disco MBURUCUYA</text:p>
          </table:table-cell>
          <table:table-cell table:formula="of:=[.H71]" office:value-type="string" office:string-value="MBURUCUYA">
            <text:p>MBURUCUYA</text:p>
          </table:table-cell>
          <table:table-cell table:number-columns-repeated="3"/>
          <table:table-cell table:formula="of:=CONCATENATE([.I71]; &quot; &quot;; [.J71])" office:value-type="string" office:string-value="SALTA 1736/48">
            <text:p>SALTA 1736/48</text:p>
          </table:table-cell>
          <table:table-cell office:value-type="float" office:value="69">
            <text:p>69</text:p>
          </table:table-cell>
          <table:table-cell office:value-type="string">
            <text:p>MBURUCUYA</text:p>
          </table:table-cell>
          <table:table-cell office:value-type="string">
            <text:p>SALTA</text:p>
          </table:table-cell>
          <table:table-cell office:value-type="string">
            <text:p>1736/48</text:p>
          </table:table-cell>
          <table:table-cell table:formula="of:=CONCATENATE([.I71]; &quot; &quot;; [.J71])" office:value-type="string" office:string-value="SALTA 1736/48">
            <text:p>SALTA 1736/48</text:p>
          </table:table-cell>
          <table:table-cell/>
          <table:table-cell office:value-type="string">
            <text:p>61556/05</text:p>
          </table:table-cell>
          <table:table-cell office:value-type="string">
            <text:p>1140 personas</text:p>
          </table:table-cell>
          <table:table-cell office:value-type="string">
            <text:p>CLUB ART 1║</text:p>
          </table:table-cell>
          <table:table-cell office:value-type="string">
            <text:p>RENOVADO 2012</text:p>
          </table:table-cell>
          <table:table-cell office:value-type="float" office:value="7">
            <text:p>7</text:p>
          </table:table-cell>
          <table:table-cell office:value-type="float" office:value="38730">
            <text:p>38730</text:p>
          </table:table-cell>
          <table:table-cell office:value-type="float" office:value="4">
            <text:p>4</text:p>
          </table:table-cell>
          <table:table-cell office:value-type="float" office:value="40942">
            <text:p>4094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8730">
            <text:p>38730</text:p>
          </table:table-cell>
        </table:table-row>
        <table:table-row table:style-name="ro1">
          <table:table-cell table:formula="of:=CONCATENATE([.A$1]; &quot; &quot;; [.H72])" office:value-type="string" office:string-value="Disco ASBURY ROCK">
            <text:p>Disco ASBURY ROCK</text:p>
          </table:table-cell>
          <table:table-cell table:formula="of:=[.H72]" office:value-type="string" office:string-value="ASBURY ROCK">
            <text:p>ASBURY ROCK</text:p>
          </table:table-cell>
          <table:table-cell table:number-columns-repeated="3"/>
          <table:table-cell table:formula="of:=CONCATENATE([.I72]; &quot; &quot;; [.J72])" office:value-type="string" office:string-value="RIVADAVIA 7523">
            <text:p>RIVADAVIA 7523</text:p>
          </table:table-cell>
          <table:table-cell office:value-type="float" office:value="70">
            <text:p>70</text:p>
          </table:table-cell>
          <table:table-cell office:value-type="string">
            <text:p>ASBURY ROCK</text:p>
          </table:table-cell>
          <table:table-cell office:value-type="string">
            <text:p>RIVADAVIA</text:p>
          </table:table-cell>
          <table:table-cell office:value-type="float" office:value="7523">
            <text:p>7523</text:p>
          </table:table-cell>
          <table:table-cell table:formula="of:=CONCATENATE([.I72]; &quot; &quot;; [.J72])" office:value-type="string" office:string-value="RIVADAVIA 7523">
            <text:p>RIVADAVIA 7523</text:p>
          </table:table-cell>
          <table:table-cell/>
          <table:table-cell office:value-type="string">
            <text:p>36839/05</text:p>
          </table:table-cell>
          <table:table-cell office:value-type="string">
            <text:p>216 personas</text:p>
          </table:table-cell>
          <table:table-cell office:value-type="string">
            <text:p>"C.C"</text:p>
          </table:table-cell>
          <table:table-cell office:value-type="string">
            <text:p>RENOVACIËN 2012</text:p>
          </table:table-cell>
          <table:table-cell office:value-type="float" office:value="12">
            <text:p>12</text:p>
          </table:table-cell>
          <table:table-cell office:value-type="float" office:value="38769">
            <text:p>38769</text:p>
          </table:table-cell>
          <table:table-cell office:value-type="float" office:value="29">
            <text:p>29</text:p>
          </table:table-cell>
          <table:table-cell office:value-type="float" office:value="40977">
            <text:p>40977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8769">
            <text:p>38769</text:p>
          </table:table-cell>
        </table:table-row>
        <table:table-row table:style-name="ro1">
          <table:table-cell table:formula="of:=CONCATENATE([.A$1]; &quot; &quot;; [.H73])" office:value-type="string" office:string-value="Disco PISO 1">
            <text:p>Disco PISO 1</text:p>
          </table:table-cell>
          <table:table-cell table:formula="of:=[.H73]" office:value-type="string" office:string-value="PISO 1">
            <text:p>PISO 1</text:p>
          </table:table-cell>
          <table:table-cell table:number-columns-repeated="3"/>
          <table:table-cell table:formula="of:=CONCATENATE([.I73]; &quot; &quot;; [.J73])" office:value-type="string" office:string-value="JUNIN 1787">
            <text:p>JUNIN 1787</text:p>
          </table:table-cell>
          <table:table-cell office:value-type="float" office:value="71">
            <text:p>71</text:p>
          </table:table-cell>
          <table:table-cell office:value-type="string">
            <text:p>PISO 1</text:p>
          </table:table-cell>
          <table:table-cell office:value-type="string">
            <text:p>JUNIN</text:p>
          </table:table-cell>
          <table:table-cell office:value-type="float" office:value="1787">
            <text:p>1787</text:p>
          </table:table-cell>
          <table:table-cell table:formula="of:=CONCATENATE([.I73]; &quot; &quot;; [.J73])" office:value-type="string" office:string-value="JUNIN 1787">
            <text:p>JUNIN 1787</text:p>
          </table:table-cell>
          <table:table-cell/>
          <table:table-cell office:value-type="string">
            <text:p>76735/05</text:p>
          </table:table-cell>
          <table:table-cell office:value-type="string">
            <text:p>150 personas</text:p>
          </table:table-cell>
          <table:table-cell office:value-type="string">
            <text:p>"C.C"</text:p>
          </table:table-cell>
          <table:table-cell office:value-type="string">
            <text:p>BAJA INSC: Disp. Conjunta N░005/2010</text:p>
          </table:table-cell>
          <table:table-cell office:value-type="float" office:value="45">
            <text:p>45</text:p>
          </table:table-cell>
          <table:table-cell office:value-type="float" office:value="38799">
            <text:p>38799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38799">
            <text:p>38799</text:p>
          </table:table-cell>
        </table:table-row>
        <table:table-row table:style-name="ro1">
          <table:table-cell table:formula="of:=CONCATENATE([.A$1]; &quot; &quot;; [.H74])" office:value-type="string" office:string-value="Disco CROBAR">
            <text:p>Disco CROBAR</text:p>
          </table:table-cell>
          <table:table-cell table:formula="of:=[.H74]" office:value-type="string" office:string-value="CROBAR">
            <text:p>CROBAR</text:p>
          </table:table-cell>
          <table:table-cell table:number-columns-repeated="3"/>
          <table:table-cell table:formula="of:=CONCATENATE([.I74]; &quot; &quot;; [.J74])" office:value-type="string" office:string-value="AV. LIBERTADOR 3883">
            <text:p>AV. LIBERTADOR 3883</text:p>
          </table:table-cell>
          <table:table-cell office:value-type="float" office:value="72">
            <text:p>72</text:p>
          </table:table-cell>
          <table:table-cell office:value-type="string">
            <text:p>CROBAR</text:p>
          </table:table-cell>
          <table:table-cell office:value-type="string">
            <text:p>AV. LIBERTADOR</text:p>
          </table:table-cell>
          <table:table-cell office:value-type="float" office:value="3883">
            <text:p>3883</text:p>
          </table:table-cell>
          <table:table-cell table:formula="of:=CONCATENATE([.I74]; &quot; &quot;; [.J74])" office:value-type="string" office:string-value="AV. LIBERTADOR 3883">
            <text:p>AV. LIBERTADOR 3883</text:p>
          </table:table-cell>
          <table:table-cell/>
          <table:table-cell office:value-type="string">
            <text:p>62123/05</text:p>
          </table:table-cell>
          <table:table-cell office:value-type="string">
            <text:p>2258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7">
            <text:p>57</text:p>
          </table:table-cell>
          <table:table-cell office:value-type="float" office:value="38806">
            <text:p>38806</text:p>
          </table:table-cell>
          <table:table-cell office:value-type="float" office:value="102">
            <text:p>102</text:p>
          </table:table-cell>
          <table:table-cell office:value-type="float" office:value="41123">
            <text:p>41123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39730">
            <text:p>39730</text:p>
          </table:table-cell>
        </table:table-row>
        <table:table-row table:style-name="ro1">
          <table:table-cell table:formula="of:=CONCATENATE([.A$1]; &quot; &quot;; [.H75])" office:value-type="string" office:string-value="Disco ESPERANTO">
            <text:p>Disco ESPERANTO</text:p>
          </table:table-cell>
          <table:table-cell table:formula="of:=[.H75]" office:value-type="string" office:string-value="ESPERANTO">
            <text:p>ESPERANTO</text:p>
          </table:table-cell>
          <table:table-cell table:number-columns-repeated="3"/>
          <table:table-cell table:formula="of:=CONCATENATE([.I75]; &quot; &quot;; [.J75])" office:value-type="string" office:string-value="AV JUAN B. JUSTO 1625">
            <text:p>AV JUAN B. JUSTO 1625</text:p>
          </table:table-cell>
          <table:table-cell office:value-type="float" office:value="73">
            <text:p>73</text:p>
          </table:table-cell>
          <table:table-cell office:value-type="string">
            <text:p>ESPERANTO</text:p>
          </table:table-cell>
          <table:table-cell office:value-type="string">
            <text:p>AV JUAN B. JUSTO</text:p>
          </table:table-cell>
          <table:table-cell office:value-type="float" office:value="1625">
            <text:p>1625</text:p>
          </table:table-cell>
          <table:table-cell table:formula="of:=CONCATENATE([.I75]; &quot; &quot;; [.J75])" office:value-type="string" office:string-value="AV JUAN B. JUSTO 1625">
            <text:p>AV JUAN B. JUSTO 1625</text:p>
          </table:table-cell>
          <table:table-cell/>
          <table:table-cell office:value-type="string">
            <text:p>86918/05</text:p>
          </table:table-cell>
          <table:table-cell office:value-type="string">
            <text:p>572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59">
            <text:p>59</text:p>
          </table:table-cell>
          <table:table-cell office:value-type="float" office:value="38810">
            <text:p>38810</text:p>
          </table:table-cell>
          <table:table-cell office:value-type="float" office:value="48">
            <text:p>48</text:p>
          </table:table-cell>
          <table:table-cell office:value-type="float" office:value="40998">
            <text:p>4099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0200">
            <text:p>40200</text:p>
          </table:table-cell>
        </table:table-row>
        <table:table-row table:style-name="ro1">
          <table:table-cell table:formula="of:=CONCATENATE([.A$1]; &quot; &quot;; [.H76])" office:value-type="string" office:string-value="Disco MAGICO">
            <text:p>Disco MAGICO</text:p>
          </table:table-cell>
          <table:table-cell table:formula="of:=[.H76]" office:value-type="string" office:string-value="MAGICO">
            <text:p>MAGICO</text:p>
          </table:table-cell>
          <table:table-cell table:number-columns-repeated="3"/>
          <table:table-cell table:formula="of:=CONCATENATE([.I76]; &quot; &quot;; [.J76])" office:value-type="string" office:string-value="AV. RIVADAVIA 10925">
            <text:p>AV. RIVADAVIA 10925</text:p>
          </table:table-cell>
          <table:table-cell office:value-type="float" office:value="74">
            <text:p>74</text:p>
          </table:table-cell>
          <table:table-cell office:value-type="string">
            <text:p>MAGICO</text:p>
          </table:table-cell>
          <table:table-cell office:value-type="string">
            <text:p>AV. RIVADAVIA</text:p>
          </table:table-cell>
          <table:table-cell office:value-type="float" office:value="10925">
            <text:p>10925</text:p>
          </table:table-cell>
          <table:table-cell table:formula="of:=CONCATENATE([.I76]; &quot; &quot;; [.J76])" office:value-type="string" office:string-value="AV. RIVADAVIA 10925">
            <text:p>AV. RIVADAVIA 10925</text:p>
          </table:table-cell>
          <table:table-cell/>
          <table:table-cell office:value-type="string">
            <text:p>61559/05</text:p>
          </table:table-cell>
          <table:table-cell office:value-type="string">
            <text:p>132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74">
            <text:p>74</text:p>
          </table:table-cell>
          <table:table-cell office:value-type="float" office:value="38811">
            <text:p>38811</text:p>
          </table:table-cell>
          <table:table-cell office:value-type="float" office:value="57">
            <text:p>57</text:p>
          </table:table-cell>
          <table:table-cell office:value-type="float" office:value="41003">
            <text:p>41003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39195">
            <text:p>39195</text:p>
          </table:table-cell>
        </table:table-row>
        <table:table-row table:style-name="ro1">
          <table:table-cell table:formula="of:=CONCATENATE([.A$1]; &quot; &quot;; [.H77])" office:value-type="string" office:string-value="Disco MUNDO LATINO">
            <text:p>Disco MUNDO LATINO</text:p>
          </table:table-cell>
          <table:table-cell table:formula="of:=[.H77]" office:value-type="string" office:string-value="MUNDO LATINO">
            <text:p>MUNDO LATINO</text:p>
          </table:table-cell>
          <table:table-cell table:number-columns-repeated="3"/>
          <table:table-cell table:formula="of:=CONCATENATE([.I77]; &quot; &quot;; [.J77])" office:value-type="string" office:string-value="ESMERALDA  565 P.B.">
            <text:p>ESMERALDA <text:s/>565 P.B.</text:p>
          </table:table-cell>
          <table:table-cell office:value-type="float" office:value="75">
            <text:p>75</text:p>
          </table:table-cell>
          <table:table-cell office:value-type="string">
            <text:p>MUNDO LATINO</text:p>
          </table:table-cell>
          <table:table-cell office:value-type="string">
            <text:p>ESMERALDA </text:p>
          </table:table-cell>
          <table:table-cell office:value-type="string">
            <text:p>565 P.B.</text:p>
          </table:table-cell>
          <table:table-cell table:formula="of:=CONCATENATE([.I77]; &quot; &quot;; [.J77])" office:value-type="string" office:string-value="ESMERALDA  565 P.B.">
            <text:p>ESMERALDA <text:s/>565 P.B.</text:p>
          </table:table-cell>
          <table:table-cell/>
          <table:table-cell office:value-type="string">
            <text:p>10631/05</text:p>
          </table:table-cell>
          <table:table-cell office:value-type="string">
            <text:p>300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62">
            <text:p>62</text:p>
          </table:table-cell>
          <table:table-cell office:value-type="float" office:value="38819">
            <text:p>38819</text:p>
          </table:table-cell>
          <table:table-cell office:value-type="float" office:value="60">
            <text:p>60</text:p>
          </table:table-cell>
          <table:table-cell office:value-type="float" office:value="41011">
            <text:p>41011</text:p>
          </table:table-cell>
          <table:table-cell table:number-columns-repeated="2"/>
          <table:table-cell office:value-type="float" office:value="102">
            <text:p>102</text:p>
          </table:table-cell>
          <table:table-cell office:value-type="float" office:value="40129">
            <text:p>40129</text:p>
          </table:table-cell>
        </table:table-row>
        <table:table-row table:style-name="ro1">
          <table:table-cell table:formula="of:=CONCATENATE([.A$1]; &quot; &quot;; [.H78])" office:value-type="string" office:string-value="Disco DORSIA">
            <text:p>Disco DORSIA</text:p>
          </table:table-cell>
          <table:table-cell table:formula="of:=[.H78]" office:value-type="string" office:string-value="DORSIA">
            <text:p>DORSIA</text:p>
          </table:table-cell>
          <table:table-cell table:number-columns-repeated="3"/>
          <table:table-cell table:formula="of:=CONCATENATE([.I78]; &quot; &quot;; [.J78])" office:value-type="string" office:string-value="A.  MOREAU DE JUSTO 2092">
            <text:p>A. <text:s/>MOREAU DE JUSTO 2092</text:p>
          </table:table-cell>
          <table:table-cell office:value-type="float" office:value="76">
            <text:p>76</text:p>
          </table:table-cell>
          <table:table-cell office:value-type="string">
            <text:p>DORSIA</text:p>
          </table:table-cell>
          <table:table-cell office:value-type="string">
            <text:p>A. <text:s/>MOREAU DE JUSTO</text:p>
          </table:table-cell>
          <table:table-cell office:value-type="float" office:value="2092">
            <text:p>2092</text:p>
          </table:table-cell>
          <table:table-cell table:formula="of:=CONCATENATE([.I78]; &quot; &quot;; [.J78])" office:value-type="string" office:string-value="A.  MOREAU DE JUSTO 2092">
            <text:p>A. <text:s/>MOREAU DE JUSTO 2092</text:p>
          </table:table-cell>
          <table:table-cell/>
          <table:table-cell office:value-type="string">
            <text:p>12648/06</text:p>
          </table:table-cell>
          <table:table-cell office:value-type="string">
            <text:p>679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65">
            <text:p>65</text:p>
          </table:table-cell>
          <table:table-cell office:value-type="float" office:value="38828">
            <text:p>38828</text:p>
          </table:table-cell>
          <table:table-cell office:value-type="float" office:value="114">
            <text:p>114</text:p>
          </table:table-cell>
          <table:table-cell office:value-type="float" office:value="41145">
            <text:p>41145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40347">
            <text:p>40347</text:p>
          </table:table-cell>
        </table:table-row>
        <table:table-row table:style-name="ro1">
          <table:table-cell table:formula="of:=CONCATENATE([.A$1]; &quot; &quot;; [.H79])" office:value-type="string" office:string-value="Disco LA MADELEINE">
            <text:p>Disco LA MADELEINE</text:p>
          </table:table-cell>
          <table:table-cell table:formula="of:=[.H79]" office:value-type="string" office:string-value="LA MADELEINE">
            <text:p>LA MADELEINE</text:p>
          </table:table-cell>
          <table:table-cell table:number-columns-repeated="3"/>
          <table:table-cell table:formula="of:=CONCATENATE([.I79]; &quot; &quot;; [.J79])" office:value-type="string" office:string-value="A.  MOREAU DE JUSTO 102/112">
            <text:p>A. <text:s/>MOREAU DE JUSTO 102/112</text:p>
          </table:table-cell>
          <table:table-cell office:value-type="float" office:value="77">
            <text:p>77</text:p>
          </table:table-cell>
          <table:table-cell office:value-type="string">
            <text:p>LA MADELEINE</text:p>
          </table:table-cell>
          <table:table-cell office:value-type="string">
            <text:p>A. <text:s/>MOREAU DE JUSTO</text:p>
          </table:table-cell>
          <table:table-cell office:value-type="string">
            <text:p>102/112</text:p>
          </table:table-cell>
          <table:table-cell table:formula="of:=CONCATENATE([.I79]; &quot; &quot;; [.J79])" office:value-type="string" office:string-value="A.  MOREAU DE JUSTO 102/112">
            <text:p>A. <text:s/>MOREAU DE JUSTO 102/112</text:p>
          </table:table-cell>
          <table:table-cell/>
          <table:table-cell office:value-type="string">
            <text:p>80621/05</text:p>
          </table:table-cell>
          <table:table-cell office:value-type="string">
            <text:p>205 <text:s/>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75">
            <text:p>75</text:p>
          </table:table-cell>
          <table:table-cell office:value-type="float" office:value="38869">
            <text:p>38869</text:p>
          </table:table-cell>
          <table:table-cell office:value-type="float" office:value="82">
            <text:p>82</text:p>
          </table:table-cell>
          <table:table-cell office:value-type="float" office:value="41072">
            <text:p>41072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38869">
            <text:p>38869</text:p>
          </table:table-cell>
        </table:table-row>
        <table:table-row table:style-name="ro1">
          <table:table-cell table:formula="of:=CONCATENATE([.A$1]; &quot; &quot;; [.H80])" office:value-type="string" office:string-value="Disco LA CITY">
            <text:p>Disco LA CITY</text:p>
          </table:table-cell>
          <table:table-cell table:formula="of:=[.H80]" office:value-type="string" office:string-value="LA CITY">
            <text:p>LA CITY</text:p>
          </table:table-cell>
          <table:table-cell table:number-columns-repeated="3"/>
          <table:table-cell table:formula="of:=CONCATENATE([.I80]; &quot; &quot;; [.J80])" office:value-type="string" office:string-value="AV. ALVAREZ THOMAS 1391/93">
            <text:p>AV. ALVAREZ THOMAS 1391/93</text:p>
          </table:table-cell>
          <table:table-cell office:value-type="float" office:value="78">
            <text:p>78</text:p>
          </table:table-cell>
          <table:table-cell office:value-type="string">
            <text:p>LA CITY</text:p>
          </table:table-cell>
          <table:table-cell office:value-type="string">
            <text:p>AV. ALVAREZ THOMAS</text:p>
          </table:table-cell>
          <table:table-cell office:value-type="string">
            <text:p>1391/93</text:p>
          </table:table-cell>
          <table:table-cell table:formula="of:=CONCATENATE([.I80]; &quot; &quot;; [.J80])" office:value-type="string" office:string-value="AV. ALVAREZ THOMAS 1391/93">
            <text:p>AV. ALVAREZ THOMAS 1391/93</text:p>
          </table:table-cell>
          <table:table-cell/>
          <table:table-cell office:value-type="string">
            <text:p>31391/06</text:p>
          </table:table-cell>
          <table:table-cell office:value-type="string">
            <text:p>94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85">
            <text:p>85</text:p>
          </table:table-cell>
          <table:table-cell office:value-type="float" office:value="38891">
            <text:p>38891</text:p>
          </table:table-cell>
          <table:table-cell office:value-type="float" office:value="130">
            <text:p>130</text:p>
          </table:table-cell>
          <table:table-cell office:value-type="float" office:value="41199">
            <text:p>41199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38891">
            <text:p>38891</text:p>
          </table:table-cell>
        </table:table-row>
        <table:table-row table:style-name="ro1">
          <table:table-cell table:formula="of:=CONCATENATE([.A$1]; &quot; &quot;; [.H81])" office:value-type="string" office:string-value="Disco BRUJAS">
            <text:p>Disco BRUJAS</text:p>
          </table:table-cell>
          <table:table-cell table:formula="of:=[.H81]" office:value-type="string" office:string-value="BRUJAS">
            <text:p>BRUJAS</text:p>
          </table:table-cell>
          <table:table-cell table:number-columns-repeated="3"/>
          <table:table-cell table:formula="of:=CONCATENATE([.I81]; &quot; &quot;; [.J81])" office:value-type="string" office:string-value="J.L. BORGES 1640">
            <text:p>J.L. BORGES 1640</text:p>
          </table:table-cell>
          <table:table-cell office:value-type="float" office:value="79">
            <text:p>79</text:p>
          </table:table-cell>
          <table:table-cell office:value-type="string">
            <text:p>BRUJAS</text:p>
          </table:table-cell>
          <table:table-cell office:value-type="string">
            <text:p>J.L. BORGES</text:p>
          </table:table-cell>
          <table:table-cell office:value-type="float" office:value="1640">
            <text:p>1640</text:p>
          </table:table-cell>
          <table:table-cell table:formula="of:=CONCATENATE([.I81]; &quot; &quot;; [.J81])" office:value-type="string" office:string-value="J.L. BORGES 1640">
            <text:p>J.L. BORGES 1640</text:p>
          </table:table-cell>
          <table:table-cell/>
          <table:table-cell office:value-type="string">
            <text:p>27022/05</text:p>
          </table:table-cell>
          <table:table-cell office:value-type="string">
            <text:p>23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94">
            <text:p>94</text:p>
          </table:table-cell>
          <table:table-cell office:value-type="float" office:value="38915">
            <text:p>38915</text:p>
          </table:table-cell>
          <table:table-cell office:value-type="float" office:value="105">
            <text:p>105</text:p>
          </table:table-cell>
          <table:table-cell office:value-type="float" office:value="41131">
            <text:p>41131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38915">
            <text:p>38915</text:p>
          </table:table-cell>
        </table:table-row>
        <table:table-row table:style-name="ro1">
          <table:table-cell table:formula="of:=CONCATENATE([.A$1]; &quot; &quot;; [.H82])" office:value-type="string" office:string-value="Disco CHAPA BAR(EX GALLERY)">
            <text:p>Disco CHAPA BAR(EX GALLERY)</text:p>
          </table:table-cell>
          <table:table-cell table:formula="of:=[.H82]" office:value-type="string" office:string-value="CHAPA BAR(EX GALLERY)">
            <text:p>CHAPA BAR(EX GALLERY)</text:p>
          </table:table-cell>
          <table:table-cell table:number-columns-repeated="3"/>
          <table:table-cell table:formula="of:=CONCATENATE([.I82]; &quot; &quot;; [.J82])" office:value-type="string" office:string-value="AZCUENAGA 1775 1">
            <text:p>AZCUENAGA 1775 1</text:p>
          </table:table-cell>
          <table:table-cell office:value-type="float" office:value="80">
            <text:p>80</text:p>
          </table:table-cell>
          <table:table-cell office:value-type="string">
            <text:p>CHAPA BAR(EX GALLERY)</text:p>
          </table:table-cell>
          <table:table-cell office:value-type="string">
            <text:p>AZCUENAGA</text:p>
          </table:table-cell>
          <table:table-cell office:value-type="string">
            <text:p>1775 1</text:p>
          </table:table-cell>
          <table:table-cell table:formula="of:=CONCATENATE([.I82]; &quot; &quot;; [.J82])" office:value-type="string" office:string-value="AZCUENAGA 1775 1">
            <text:p>AZCUENAGA 1775 1</text:p>
          </table:table-cell>
          <table:table-cell/>
          <table:table-cell office:value-type="string">
            <text:p>31389/06</text:p>
          </table:table-cell>
          <table:table-cell office:value-type="string">
            <text:p>254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100">
            <text:p>100</text:p>
          </table:table-cell>
          <table:table-cell office:value-type="float" office:value="38940">
            <text:p>38940</text:p>
          </table:table-cell>
          <table:table-cell office:value-type="float" office:value="112">
            <text:p>112</text:p>
          </table:table-cell>
          <table:table-cell office:value-type="float" office:value="41145">
            <text:p>41145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38940">
            <text:p>38940</text:p>
          </table:table-cell>
        </table:table-row>
        <table:table-row table:style-name="ro1">
          <table:table-cell table:formula="of:=CONCATENATE([.A$1]; &quot; &quot;; [.H83])" office:value-type="string" office:string-value="Disco UNI CLUB">
            <text:p>Disco UNI CLUB</text:p>
          </table:table-cell>
          <table:table-cell table:formula="of:=[.H83]" office:value-type="string" office:string-value="UNI CLUB">
            <text:p>UNI CLUB</text:p>
          </table:table-cell>
          <table:table-cell table:number-columns-repeated="3"/>
          <table:table-cell table:formula="of:=CONCATENATE([.I83]; &quot; &quot;; [.J83])" office:value-type="string" office:string-value="GUARDIA VIEJA 3360">
            <text:p>GUARDIA VIEJA 3360</text:p>
          </table:table-cell>
          <table:table-cell office:value-type="float" office:value="81">
            <text:p>81</text:p>
          </table:table-cell>
          <table:table-cell office:value-type="string">
            <text:p>UNI CLUB</text:p>
          </table:table-cell>
          <table:table-cell office:value-type="string">
            <text:p>GUARDIA VIEJA</text:p>
          </table:table-cell>
          <table:table-cell office:value-type="float" office:value="3360">
            <text:p>3360</text:p>
          </table:table-cell>
          <table:table-cell table:formula="of:=CONCATENATE([.I83]; &quot; &quot;; [.J83])" office:value-type="string" office:string-value="GUARDIA VIEJA 3360">
            <text:p>GUARDIA VIEJA 3360</text:p>
          </table:table-cell>
          <table:table-cell/>
          <table:table-cell office:value-type="string">
            <text:p>30099/06</text:p>
          </table:table-cell>
          <table:table-cell office:value-type="string">
            <text:p>63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01">
            <text:p>101</text:p>
          </table:table-cell>
          <table:table-cell office:value-type="float" office:value="38940">
            <text:p>38940</text:p>
          </table:table-cell>
          <table:table-cell office:value-type="float" office:value="107">
            <text:p>107</text:p>
          </table:table-cell>
          <table:table-cell office:value-type="float" office:value="41134">
            <text:p>41134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39402">
            <text:p>39402</text:p>
          </table:table-cell>
        </table:table-row>
        <table:table-row table:style-name="ro1">
          <table:table-cell table:formula="of:=CONCATENATE([.A$1]; &quot; &quot;; [.H84])" office:value-type="string" office:string-value="Disco POR VOS BS AS">
            <text:p>Disco POR VOS BS AS</text:p>
          </table:table-cell>
          <table:table-cell table:formula="of:=[.H84]" office:value-type="string" office:string-value="POR VOS BS AS">
            <text:p>POR VOS BS AS</text:p>
          </table:table-cell>
          <table:table-cell table:number-columns-repeated="3"/>
          <table:table-cell table:formula="of:=CONCATENATE([.I84]; &quot; &quot;; [.J84])" office:value-type="string" office:string-value="BALCARCE  563 P.B">
            <text:p>BALCARCE <text:s/>563 P.B</text:p>
          </table:table-cell>
          <table:table-cell office:value-type="float" office:value="82">
            <text:p>82</text:p>
          </table:table-cell>
          <table:table-cell office:value-type="string">
            <text:p>POR VOS BS AS</text:p>
          </table:table-cell>
          <table:table-cell office:value-type="string">
            <text:p>BALCARCE </text:p>
          </table:table-cell>
          <table:table-cell office:value-type="string">
            <text:p>563 P.B</text:p>
          </table:table-cell>
          <table:table-cell table:formula="of:=CONCATENATE([.I84]; &quot; &quot;; [.J84])" office:value-type="string" office:string-value="BALCARCE  563 P.B">
            <text:p>BALCARCE <text:s/>563 P.B</text:p>
          </table:table-cell>
          <table:table-cell/>
          <table:table-cell office:value-type="string">
            <text:p>38142/06</text:p>
          </table:table-cell>
          <table:table-cell office:value-type="string">
            <text:p>586 personas</text:p>
          </table:table-cell>
          <table:table-cell office:value-type="string">
            <text:p>"C"</text:p>
          </table:table-cell>
          <table:table-cell office:value-type="string">
            <text:p>BAJA INSC: Disp. N║ 002/2010</text:p>
          </table:table-cell>
          <table:table-cell office:value-type="float" office:value="122">
            <text:p>122</text:p>
          </table:table-cell>
          <table:table-cell office:value-type="float" office:value="39023">
            <text:p>39023</text:p>
          </table:table-cell>
          <table:table-cell office:value-type="float" office:value="98">
            <text:p>98</text:p>
          </table:table-cell>
          <table:table-cell office:value-type="float" office:value="39764">
            <text:p>39764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39689">
            <text:p>39689</text:p>
          </table:table-cell>
        </table:table-row>
        <table:table-row table:style-name="ro1">
          <table:table-cell table:formula="of:=CONCATENATE([.A$1]; &quot; &quot;; [.H85])" office:value-type="string" office:string-value="Disco LO DE CELIA">
            <text:p>Disco LO DE CELIA</text:p>
          </table:table-cell>
          <table:table-cell table:formula="of:=[.H85]" office:value-type="string" office:string-value="LO DE CELIA">
            <text:p>LO DE CELIA</text:p>
          </table:table-cell>
          <table:table-cell table:number-columns-repeated="3"/>
          <table:table-cell table:formula="of:=CONCATENATE([.I85]; &quot; &quot;; [.J85])" office:value-type="string" office:string-value="HUMBERTO PRIMO 1783 1P">
            <text:p>HUMBERTO PRIMO 1783 1P</text:p>
          </table:table-cell>
          <table:table-cell office:value-type="float" office:value="83">
            <text:p>83</text:p>
          </table:table-cell>
          <table:table-cell office:value-type="string">
            <text:p>LO DE CELIA</text:p>
          </table:table-cell>
          <table:table-cell office:value-type="string">
            <text:p>HUMBERTO PRIMO</text:p>
          </table:table-cell>
          <table:table-cell office:value-type="string">
            <text:p>1783 1P</text:p>
          </table:table-cell>
          <table:table-cell table:formula="of:=CONCATENATE([.I85]; &quot; &quot;; [.J85])" office:value-type="string" office:string-value="HUMBERTO PRIMO 1783 1P">
            <text:p>HUMBERTO PRIMO 1783 1P</text:p>
          </table:table-cell>
          <table:table-cell/>
          <table:table-cell office:value-type="string">
            <text:p>9853/06</text:p>
          </table:table-cell>
          <table:table-cell office:value-type="string">
            <text:p>150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123">
            <text:p>123</text:p>
          </table:table-cell>
          <table:table-cell office:value-type="float" office:value="39023">
            <text:p>39023</text:p>
          </table:table-cell>
          <table:table-cell office:value-type="float" office:value="138">
            <text:p>138</text:p>
          </table:table-cell>
          <table:table-cell office:value-type="float" office:value="41215">
            <text:p>41215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39023">
            <text:p>39023</text:p>
          </table:table-cell>
        </table:table-row>
        <table:table-row table:style-name="ro1">
          <table:table-cell table:formula="of:=CONCATENATE([.A$1]; &quot; &quot;; [.H86])" office:value-type="string" office:string-value="Disco CONTRAMANO">
            <text:p>Disco CONTRAMANO</text:p>
          </table:table-cell>
          <table:table-cell table:formula="of:=[.H86]" office:value-type="string" office:string-value="CONTRAMANO">
            <text:p>CONTRAMANO</text:p>
          </table:table-cell>
          <table:table-cell table:number-columns-repeated="3"/>
          <table:table-cell table:formula="of:=CONCATENATE([.I86]; &quot; &quot;; [.J86])" office:value-type="string" office:string-value="RODIGUEZ PEÐA  1082 PB">
            <text:p>RODIGUEZ PEÐA <text:s/>1082 PB</text:p>
          </table:table-cell>
          <table:table-cell office:value-type="float" office:value="84">
            <text:p>84</text:p>
          </table:table-cell>
          <table:table-cell office:value-type="string">
            <text:p>CONTRAMANO</text:p>
          </table:table-cell>
          <table:table-cell office:value-type="string">
            <text:p>RODIGUEZ PEÐA </text:p>
          </table:table-cell>
          <table:table-cell office:value-type="string">
            <text:p>1082 PB</text:p>
          </table:table-cell>
          <table:table-cell table:formula="of:=CONCATENATE([.I86]; &quot; &quot;; [.J86])" office:value-type="string" office:string-value="RODIGUEZ PEÐA  1082 PB">
            <text:p>RODIGUEZ PEÐA <text:s/>1082 PB</text:p>
          </table:table-cell>
          <table:table-cell/>
          <table:table-cell office:value-type="string">
            <text:p>26278/06</text:p>
          </table:table-cell>
          <table:table-cell office:value-type="string">
            <text:p>335 personas</text:p>
          </table:table-cell>
          <table:table-cell office:value-type="string">
            <text:p>C C</text:p>
          </table:table-cell>
          <table:table-cell office:value-type="string">
            <text:p>RENOVADO 2011</text:p>
          </table:table-cell>
          <table:table-cell office:value-type="float" office:value="130">
            <text:p>130</text:p>
          </table:table-cell>
          <table:table-cell office:value-type="float" office:value="39066">
            <text:p>39066</text:p>
          </table:table-cell>
          <table:table-cell office:value-type="float" office:value="141">
            <text:p>141</text:p>
          </table:table-cell>
          <table:table-cell office:value-type="float" office:value="40883">
            <text:p>40883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39195">
            <text:p>39195</text:p>
          </table:table-cell>
        </table:table-row>
        <table:table-row table:style-name="ro1">
          <table:table-cell table:formula="of:=CONCATENATE([.A$1]; &quot; &quot;; [.H87])" office:value-type="string" office:string-value="Disco KIMIA">
            <text:p>Disco KIMIA</text:p>
          </table:table-cell>
          <table:table-cell table:formula="of:=[.H87]" office:value-type="string" office:string-value="KIMIA">
            <text:p>KIMIA</text:p>
          </table:table-cell>
          <table:table-cell table:number-columns-repeated="3"/>
          <table:table-cell table:formula="of:=CONCATENATE([.I87]; &quot; &quot;; [.J87])" office:value-type="string" office:string-value="SANTA FE  4999">
            <text:p>SANTA FE <text:s/>4999</text:p>
          </table:table-cell>
          <table:table-cell office:value-type="float" office:value="85">
            <text:p>85</text:p>
          </table:table-cell>
          <table:table-cell office:value-type="string">
            <text:p>KIMIA</text:p>
          </table:table-cell>
          <table:table-cell office:value-type="string">
            <text:p>SANTA FE </text:p>
          </table:table-cell>
          <table:table-cell office:value-type="float" office:value="4999">
            <text:p>4999</text:p>
          </table:table-cell>
          <table:table-cell table:formula="of:=CONCATENATE([.I87]; &quot; &quot;; [.J87])" office:value-type="string" office:string-value="SANTA FE  4999">
            <text:p>SANTA FE <text:s/>4999</text:p>
          </table:table-cell>
          <table:table-cell/>
          <table:table-cell office:value-type="string">
            <text:p>81034/06</text:p>
          </table:table-cell>
          <table:table-cell office:value-type="string">
            <text:p>958 <text:s/>personas <text:s text:c="2"/></text:p>
          </table:table-cell>
          <table:table-cell office:value-type="string">
            <text:p>C</text:p>
          </table:table-cell>
          <table:table-cell office:value-type="string">
            <text:p>INSCRIPCION VENCIDA</text:p>
          </table:table-cell>
          <table:table-cell office:value-type="float" office:value="3">
            <text:p>3</text:p>
          </table:table-cell>
          <table:table-cell office:value-type="float" office:value="39127">
            <text:p>39127</text:p>
          </table:table-cell>
          <table:table-cell office:value-type="float" office:value="79">
            <text:p>79</text:p>
          </table:table-cell>
          <table:table-cell office:value-type="float" office:value="40032">
            <text:p>40032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9276">
            <text:p>39276</text:p>
          </table:table-cell>
        </table:table-row>
        <table:table-row table:style-name="ro1">
          <table:table-cell table:formula="of:=CONCATENATE([.A$1]; &quot; &quot;; [.H88])" office:value-type="string" office:string-value="Disco KORY MEGADISCO">
            <text:p>Disco KORY MEGADISCO</text:p>
          </table:table-cell>
          <table:table-cell table:formula="of:=[.H88]" office:value-type="string" office:string-value="KORY MEGADISCO">
            <text:p>KORY MEGADISCO</text:p>
          </table:table-cell>
          <table:table-cell table:number-columns-repeated="3"/>
          <table:table-cell table:formula="of:=CONCATENATE([.I88]; &quot; &quot;; [.J88])" office:value-type="string" office:string-value="AV. SAENZ 459">
            <text:p>AV. SAENZ 459</text:p>
          </table:table-cell>
          <table:table-cell office:value-type="float" office:value="86">
            <text:p>86</text:p>
          </table:table-cell>
          <table:table-cell office:value-type="string">
            <text:p>KORY MEGADISCO</text:p>
          </table:table-cell>
          <table:table-cell office:value-type="string">
            <text:p>AV. SAENZ</text:p>
          </table:table-cell>
          <table:table-cell office:value-type="float" office:value="459">
            <text:p>459</text:p>
          </table:table-cell>
          <table:table-cell table:formula="of:=CONCATENATE([.I88]; &quot; &quot;; [.J88])" office:value-type="string" office:string-value="AV. SAENZ 459">
            <text:p>AV. SAENZ 459</text:p>
          </table:table-cell>
          <table:table-cell/>
          <table:table-cell office:value-type="string">
            <text:p>83809/06</text:p>
          </table:table-cell>
          <table:table-cell office:value-type="string">
            <text:p>2346 personas</text:p>
          </table:table-cell>
          <table:table-cell office:value-type="string">
            <text:p>C</text:p>
          </table:table-cell>
          <table:table-cell office:value-type="string">
            <text:p>RENOVADO 2012</text:p>
          </table:table-cell>
          <table:table-cell office:value-type="float" office:value="5">
            <text:p>5</text:p>
          </table:table-cell>
          <table:table-cell office:value-type="float" office:value="39136">
            <text:p>39136</text:p>
          </table:table-cell>
          <table:table-cell office:value-type="float" office:value="9">
            <text:p>9</text:p>
          </table:table-cell>
          <table:table-cell office:value-type="float" office:value="40956">
            <text:p>40956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39744">
            <text:p>39744</text:p>
          </table:table-cell>
        </table:table-row>
        <table:table-row table:style-name="ro1">
          <table:table-cell table:formula="of:=CONCATENATE([.A$1]; &quot; &quot;; [.H89])" office:value-type="string" office:string-value="Disco SEU DISCO">
            <text:p>Disco SEU DISCO</text:p>
          </table:table-cell>
          <table:table-cell table:formula="of:=[.H89]" office:value-type="string" office:string-value="SEU DISCO">
            <text:p>SEU DISCO</text:p>
          </table:table-cell>
          <table:table-cell table:number-columns-repeated="3"/>
          <table:table-cell table:formula="of:=CONCATENATE([.I89]; &quot; &quot;; [.J89])" office:value-type="string" office:string-value="AV. BOYACA  28">
            <text:p>AV. BOYACA <text:s/>28</text:p>
          </table:table-cell>
          <table:table-cell office:value-type="float" office:value="87">
            <text:p>87</text:p>
          </table:table-cell>
          <table:table-cell office:value-type="string">
            <text:p>SEU DISCO</text:p>
          </table:table-cell>
          <table:table-cell office:value-type="string">
            <text:p>AV. BOYACA </text:p>
          </table:table-cell>
          <table:table-cell office:value-type="float" office:value="28">
            <text:p>28</text:p>
          </table:table-cell>
          <table:table-cell table:formula="of:=CONCATENATE([.I89]; &quot; &quot;; [.J89])" office:value-type="string" office:string-value="AV. BOYACA  28">
            <text:p>AV. BOYACA <text:s/>28</text:p>
          </table:table-cell>
          <table:table-cell/>
          <table:table-cell table:style-name="ce1" office:value-type="string">
            <text:p>72,693/05</text:p>
          </table:table-cell>
          <table:table-cell office:value-type="string">
            <text:p>186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34">
            <text:p>34</text:p>
          </table:table-cell>
          <table:table-cell office:value-type="float" office:value="39157">
            <text:p>39157</text:p>
          </table:table-cell>
          <table:table-cell office:value-type="float" office:value="41">
            <text:p>41</text:p>
          </table:table-cell>
          <table:table-cell office:value-type="float" office:value="40984">
            <text:p>40984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39157">
            <text:p>39157</text:p>
          </table:table-cell>
        </table:table-row>
        <table:table-row table:style-name="ro1">
          <table:table-cell table:formula="of:=CONCATENATE([.A$1]; &quot; &quot;; [.H90])" office:value-type="string" office:string-value="Disco KIKA">
            <text:p>Disco KIKA</text:p>
          </table:table-cell>
          <table:table-cell table:formula="of:=[.H90]" office:value-type="string" office:string-value="KIKA">
            <text:p>KIKA</text:p>
          </table:table-cell>
          <table:table-cell table:number-columns-repeated="3"/>
          <table:table-cell table:formula="of:=CONCATENATE([.I90]; &quot; &quot;; [.J90])" office:value-type="string" office:string-value="HONDURAS 5339/47">
            <text:p>HONDURAS 5339/47</text:p>
          </table:table-cell>
          <table:table-cell office:value-type="float" office:value="88">
            <text:p>88</text:p>
          </table:table-cell>
          <table:table-cell office:value-type="string">
            <text:p>KIKA</text:p>
          </table:table-cell>
          <table:table-cell office:value-type="string">
            <text:p>HONDURAS</text:p>
          </table:table-cell>
          <table:table-cell office:value-type="string">
            <text:p>5339/47</text:p>
          </table:table-cell>
          <table:table-cell table:formula="of:=CONCATENATE([.I90]; &quot; &quot;; [.J90])" office:value-type="string" office:string-value="HONDURAS 5339/47">
            <text:p>HONDURAS 5339/47</text:p>
          </table:table-cell>
          <table:table-cell/>
          <table:table-cell table:style-name="ce1" office:value-type="string">
            <text:p>44,991/06</text:p>
          </table:table-cell>
          <table:table-cell office:value-type="string">
            <text:p>110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35">
            <text:p>35</text:p>
          </table:table-cell>
          <table:table-cell office:value-type="float" office:value="39157">
            <text:p>39157</text:p>
          </table:table-cell>
          <table:table-cell office:value-type="float" office:value="47">
            <text:p>47</text:p>
          </table:table-cell>
          <table:table-cell office:value-type="float" office:value="40991">
            <text:p>40991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39157">
            <text:p>39157</text:p>
          </table:table-cell>
        </table:table-row>
        <table:table-row table:style-name="ro1">
          <table:table-cell table:formula="of:=CONCATENATE([.A$1]; &quot; &quot;; [.H91])" office:value-type="string" office:string-value="Disco LA VENTANA">
            <text:p>Disco LA VENTANA</text:p>
          </table:table-cell>
          <table:table-cell table:formula="of:=[.H91]" office:value-type="string" office:string-value="LA VENTANA">
            <text:p>LA VENTANA</text:p>
          </table:table-cell>
          <table:table-cell table:number-columns-repeated="3"/>
          <table:table-cell table:formula="of:=CONCATENATE([.I91]; &quot; &quot;; [.J91])" office:value-type="string" office:string-value="BALCARCE  425/31">
            <text:p>BALCARCE <text:s/>425/31</text:p>
          </table:table-cell>
          <table:table-cell office:value-type="float" office:value="89">
            <text:p>89</text:p>
          </table:table-cell>
          <table:table-cell office:value-type="string">
            <text:p>LA VENTANA</text:p>
          </table:table-cell>
          <table:table-cell office:value-type="string">
            <text:p>BALCARCE </text:p>
          </table:table-cell>
          <table:table-cell office:value-type="string">
            <text:p>425/31</text:p>
          </table:table-cell>
          <table:table-cell table:formula="of:=CONCATENATE([.I91]; &quot; &quot;; [.J91])" office:value-type="string" office:string-value="BALCARCE  425/31">
            <text:p>BALCARCE <text:s/>425/31</text:p>
          </table:table-cell>
          <table:table-cell/>
          <table:table-cell office:value-type="string">
            <text:p>89485/06</text:p>
          </table:table-cell>
          <table:table-cell office:value-type="string">
            <text:p>449 personas</text:p>
          </table:table-cell>
          <table:table-cell office:value-type="string">
            <text:p>C C</text:p>
          </table:table-cell>
          <table:table-cell office:value-type="string">
            <text:p>BAJA INSC: DISP. N░ 113/12</text:p>
          </table:table-cell>
          <table:table-cell office:value-type="float" office:value="59">
            <text:p>59</text:p>
          </table:table-cell>
          <table:table-cell office:value-type="float" office:value="39212">
            <text:p>39212</text:p>
          </table:table-cell>
          <table:table-cell office:value-type="float" office:value="75">
            <text:p>75</text:p>
          </table:table-cell>
          <table:table-cell office:value-type="float" office:value="41057">
            <text:p>41057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9212">
            <text:p>39212</text:p>
          </table:table-cell>
        </table:table-row>
        <table:table-row table:style-name="ro1">
          <table:table-cell table:formula="of:=CONCATENATE([.A$1]; &quot; &quot;; [.H92])" office:value-type="string" office:string-value="Disco COCOLICHE">
            <text:p>Disco COCOLICHE</text:p>
          </table:table-cell>
          <table:table-cell table:formula="of:=[.H92]" office:value-type="string" office:string-value="COCOLICHE">
            <text:p>COCOLICHE</text:p>
          </table:table-cell>
          <table:table-cell table:number-columns-repeated="3"/>
          <table:table-cell table:formula="of:=CONCATENATE([.I92]; &quot; &quot;; [.J92])" office:value-type="string" office:string-value="AV. RIVADAVIA 878">
            <text:p>AV. RIVADAVIA 878</text:p>
          </table:table-cell>
          <table:table-cell office:value-type="float" office:value="90">
            <text:p>90</text:p>
          </table:table-cell>
          <table:table-cell office:value-type="string">
            <text:p>COCOLICHE</text:p>
          </table:table-cell>
          <table:table-cell office:value-type="string">
            <text:p>AV. RIVADAVIA</text:p>
          </table:table-cell>
          <table:table-cell office:value-type="float" office:value="878">
            <text:p>878</text:p>
          </table:table-cell>
          <table:table-cell table:formula="of:=CONCATENATE([.I92]; &quot; &quot;; [.J92])" office:value-type="string" office:string-value="AV. RIVADAVIA 878">
            <text:p>AV. RIVADAVIA 878</text:p>
          </table:table-cell>
          <table:table-cell/>
          <table:table-cell office:value-type="string">
            <text:p>21782/07</text:p>
          </table:table-cell>
          <table:table-cell office:value-type="string">
            <text:p>268 personas</text:p>
          </table:table-cell>
          <table:table-cell office:value-type="string">
            <text:p>C</text:p>
          </table:table-cell>
          <table:table-cell office:value-type="string">
            <text:p>RENOVADO 2012</text:p>
          </table:table-cell>
          <table:table-cell office:value-type="float" office:value="62">
            <text:p>62</text:p>
          </table:table-cell>
          <table:table-cell office:value-type="float" office:value="39213">
            <text:p>39213</text:p>
          </table:table-cell>
          <table:table-cell office:value-type="float" office:value="68">
            <text:p>68</text:p>
          </table:table-cell>
          <table:table-cell office:value-type="float" office:value="41040">
            <text:p>41040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39213">
            <text:p>39213</text:p>
          </table:table-cell>
        </table:table-row>
        <table:table-row table:style-name="ro1">
          <table:table-cell table:formula="of:=CONCATENATE([.A$1]; &quot; &quot;; [.H93])" office:value-type="string" office:string-value="Disco LOCOS X EL FUTBOL">
            <text:p>Disco LOCOS X EL FUTBOL</text:p>
          </table:table-cell>
          <table:table-cell table:formula="of:=[.H93]" office:value-type="string" office:string-value="LOCOS X EL FUTBOL">
            <text:p>LOCOS X EL FUTBOL</text:p>
          </table:table-cell>
          <table:table-cell table:number-columns-repeated="3"/>
          <table:table-cell table:formula="of:=CONCATENATE([.I93]; &quot; &quot;; [.J93])" office:value-type="string" office:string-value="VICENTE LOPEZ  2056/69">
            <text:p>VICENTE LOPEZ <text:s/>2056/69</text:p>
          </table:table-cell>
          <table:table-cell office:value-type="float" office:value="91">
            <text:p>91</text:p>
          </table:table-cell>
          <table:table-cell office:value-type="string">
            <text:p>LOCOS X EL FUTBOL</text:p>
          </table:table-cell>
          <table:table-cell office:value-type="string">
            <text:p>VICENTE LOPEZ </text:p>
          </table:table-cell>
          <table:table-cell office:value-type="string">
            <text:p>2056/69</text:p>
          </table:table-cell>
          <table:table-cell table:formula="of:=CONCATENATE([.I93]; &quot; &quot;; [.J93])" office:value-type="string" office:string-value="VICENTE LOPEZ  2056/69">
            <text:p>VICENTE LOPEZ <text:s/>2056/69</text:p>
          </table:table-cell>
          <table:table-cell/>
          <table:table-cell office:value-type="string">
            <text:p>11045/07</text:p>
          </table:table-cell>
          <table:table-cell office:value-type="string">
            <text:p>300 personas</text:p>
          </table:table-cell>
          <table:table-cell office:value-type="string">
            <text:p>CC</text:p>
          </table:table-cell>
          <table:table-cell office:value-type="string">
            <text:p>BAJA INSC: Disp. N║ 003/2010</text:p>
          </table:table-cell>
          <table:table-cell office:value-type="float" office:value="75">
            <text:p>75</text:p>
          </table:table-cell>
          <table:table-cell office:value-type="float" office:value="39265">
            <text:p>39265</text:p>
          </table:table-cell>
          <table:table-cell office:value-type="float" office:value="72">
            <text:p>72</text:p>
          </table:table-cell>
          <table:table-cell office:value-type="float" office:value="39647">
            <text:p>39647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39265">
            <text:p>39265</text:p>
          </table:table-cell>
        </table:table-row>
        <table:table-row table:style-name="ro1">
          <table:table-cell table:formula="of:=CONCATENATE([.A$1]; &quot; &quot;; [.H94])" office:value-type="string" office:string-value="Disco JET LOUNGE">
            <text:p>Disco JET LOUNGE</text:p>
          </table:table-cell>
          <table:table-cell table:formula="of:=[.H94]" office:value-type="string" office:string-value="JET LOUNGE">
            <text:p>JET LOUNGE</text:p>
          </table:table-cell>
          <table:table-cell table:number-columns-repeated="3"/>
          <table:table-cell table:formula="of:=CONCATENATE([.I94]; &quot; &quot;; [.J94])" office:value-type="string" office:string-value="AV.RAFAEL OBLIGADO 4801">
            <text:p>AV.RAFAEL OBLIGADO 4801</text:p>
          </table:table-cell>
          <table:table-cell office:value-type="float" office:value="92">
            <text:p>92</text:p>
          </table:table-cell>
          <table:table-cell office:value-type="string">
            <text:p>JET LOUNGE</text:p>
          </table:table-cell>
          <table:table-cell office:value-type="string">
            <text:p>AV.RAFAEL OBLIGADO</text:p>
          </table:table-cell>
          <table:table-cell office:value-type="float" office:value="4801">
            <text:p>4801</text:p>
          </table:table-cell>
          <table:table-cell table:formula="of:=CONCATENATE([.I94]; &quot; &quot;; [.J94])" office:value-type="string" office:string-value="AV.RAFAEL OBLIGADO 4801">
            <text:p>AV.RAFAEL OBLIGADO 4801</text:p>
          </table:table-cell>
          <table:table-cell/>
          <table:table-cell office:value-type="string">
            <text:p>83133/05</text:p>
          </table:table-cell>
          <table:table-cell office:value-type="string">
            <text:p>688 personas</text:p>
          </table:table-cell>
          <table:table-cell office:value-type="string">
            <text:p>C</text:p>
          </table:table-cell>
          <table:table-cell office:value-type="string">
            <text:p>RENOVADO 2012</text:p>
          </table:table-cell>
          <table:table-cell office:value-type="float" office:value="81">
            <text:p>81</text:p>
          </table:table-cell>
          <table:table-cell office:value-type="float" office:value="39303">
            <text:p>39303</text:p>
          </table:table-cell>
          <table:table-cell office:value-type="float" office:value="104">
            <text:p>104</text:p>
          </table:table-cell>
          <table:table-cell office:value-type="float" office:value="41130">
            <text:p>41130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39801">
            <text:p>39801</text:p>
          </table:table-cell>
        </table:table-row>
        <table:table-row table:style-name="ro1">
          <table:table-cell table:formula="of:=CONCATENATE([.A$1]; &quot; &quot;; [.H95])" office:value-type="string" office:string-value="Disco BLACK">
            <text:p>Disco BLACK</text:p>
          </table:table-cell>
          <table:table-cell table:formula="of:=[.H95]" office:value-type="string" office:string-value="BLACK">
            <text:p>BLACK</text:p>
          </table:table-cell>
          <table:table-cell table:number-columns-repeated="3"/>
          <table:table-cell table:formula="of:=CONCATENATE([.I95]; &quot; &quot;; [.J95])" office:value-type="string" office:string-value="AYACUCHO 1981">
            <text:p>AYACUCHO 1981</text:p>
          </table:table-cell>
          <table:table-cell office:value-type="float" office:value="93">
            <text:p>93</text:p>
          </table:table-cell>
          <table:table-cell office:value-type="string">
            <text:p>BLACK</text:p>
          </table:table-cell>
          <table:table-cell office:value-type="string">
            <text:p>AYACUCHO</text:p>
          </table:table-cell>
          <table:table-cell office:value-type="float" office:value="1981">
            <text:p>1981</text:p>
          </table:table-cell>
          <table:table-cell table:formula="of:=CONCATENATE([.I95]; &quot; &quot;; [.J95])" office:value-type="string" office:string-value="AYACUCHO 1981">
            <text:p>AYACUCHO 1981</text:p>
          </table:table-cell>
          <table:table-cell/>
          <table:table-cell office:value-type="string">
            <text:p>28278/07</text:p>
          </table:table-cell>
          <table:table-cell office:value-type="string">
            <text:p>210 personas</text:p>
          </table:table-cell>
          <table:table-cell office:value-type="string">
            <text:p>C C</text:p>
          </table:table-cell>
          <table:table-cell office:value-type="string">
            <text:p>RENOVADO 2012</text:p>
          </table:table-cell>
          <table:table-cell office:value-type="float" office:value="88">
            <text:p>88</text:p>
          </table:table-cell>
          <table:table-cell office:value-type="float" office:value="39325">
            <text:p>39325</text:p>
          </table:table-cell>
          <table:table-cell office:value-type="float" office:value="115">
            <text:p>115</text:p>
          </table:table-cell>
          <table:table-cell office:value-type="float" office:value="41148">
            <text:p>41148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39325">
            <text:p>39325</text:p>
          </table:table-cell>
        </table:table-row>
        <table:table-row table:style-name="ro1">
          <table:table-cell table:formula="of:=CONCATENATE([.A$1]; &quot; &quot;; [.H96])" office:value-type="string" office:string-value="Disco PORTO SOHO">
            <text:p>Disco PORTO SOHO</text:p>
          </table:table-cell>
          <table:table-cell table:formula="of:=[.H96]" office:value-type="string" office:string-value="PORTO SOHO">
            <text:p>PORTO SOHO</text:p>
          </table:table-cell>
          <table:table-cell table:number-columns-repeated="3"/>
          <table:table-cell table:formula="of:=CONCATENATE([.I96]; &quot; &quot;; [.J96])" office:value-type="string" office:string-value="SCALABRINI ORTIZ 1425/29">
            <text:p>SCALABRINI ORTIZ 1425/29</text:p>
          </table:table-cell>
          <table:table-cell office:value-type="float" office:value="94">
            <text:p>94</text:p>
          </table:table-cell>
          <table:table-cell office:value-type="string">
            <text:p>PORTO SOHO</text:p>
          </table:table-cell>
          <table:table-cell office:value-type="string">
            <text:p>SCALABRINI ORTIZ</text:p>
          </table:table-cell>
          <table:table-cell office:value-type="string">
            <text:p>1425/29</text:p>
          </table:table-cell>
          <table:table-cell table:formula="of:=CONCATENATE([.I96]; &quot; &quot;; [.J96])" office:value-type="string" office:string-value="SCALABRINI ORTIZ 1425/29">
            <text:p>SCALABRINI ORTIZ 1425/29</text:p>
          </table:table-cell>
          <table:table-cell/>
          <table:table-cell office:value-type="string">
            <text:p>64702/07</text:p>
          </table:table-cell>
          <table:table-cell office:value-type="string">
            <text:p>604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96">
            <text:p>96</text:p>
          </table:table-cell>
          <table:table-cell office:value-type="float" office:value="39402">
            <text:p>39402</text:p>
          </table:table-cell>
          <table:table-cell office:value-type="float" office:value="134">
            <text:p>134</text:p>
          </table:table-cell>
          <table:table-cell office:value-type="float" office:value="40865">
            <text:p>40865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40865">
            <text:p>40865</text:p>
          </table:table-cell>
        </table:table-row>
        <table:table-row table:style-name="ro1">
          <table:table-cell table:formula="of:=CONCATENATE([.A$1]; &quot; &quot;; [.H97])" office:value-type="string" office:string-value="Disco ACQUA LOUNGE">
            <text:p>Disco ACQUA LOUNGE</text:p>
          </table:table-cell>
          <table:table-cell table:formula="of:=[.H97]" office:value-type="string" office:string-value="ACQUA LOUNGE">
            <text:p>ACQUA LOUNGE</text:p>
          </table:table-cell>
          <table:table-cell table:number-columns-repeated="3"/>
          <table:table-cell table:formula="of:=CONCATENATE([.I97]; &quot; &quot;; [.J97])" office:value-type="string" office:string-value="JUANA MANSO 305 PB">
            <text:p>JUANA MANSO 305 PB</text:p>
          </table:table-cell>
          <table:table-cell office:value-type="float" office:value="95">
            <text:p>95</text:p>
          </table:table-cell>
          <table:table-cell office:value-type="string">
            <text:p>ACQUA LOUNGE</text:p>
          </table:table-cell>
          <table:table-cell office:value-type="string">
            <text:p>JUANA MANSO</text:p>
          </table:table-cell>
          <table:table-cell office:value-type="string">
            <text:p>305 PB</text:p>
          </table:table-cell>
          <table:table-cell table:formula="of:=CONCATENATE([.I97]; &quot; &quot;; [.J97])" office:value-type="string" office:string-value="JUANA MANSO 305 PB">
            <text:p>JUANA MANSO 305 PB</text:p>
          </table:table-cell>
          <table:table-cell/>
          <table:table-cell office:value-type="string">
            <text:p>19740/07</text:p>
          </table:table-cell>
          <table:table-cell office:value-type="string">
            <text:p>214 personas</text:p>
          </table:table-cell>
          <table:table-cell office:value-type="string">
            <text:p>C C</text:p>
          </table:table-cell>
          <table:table-cell office:value-type="string">
            <text:p>RENOVADO 2011</text:p>
          </table:table-cell>
          <table:table-cell office:value-type="float" office:value="101">
            <text:p>101</text:p>
          </table:table-cell>
          <table:table-cell office:value-type="float" office:value="39422">
            <text:p>39422</text:p>
          </table:table-cell>
          <table:table-cell office:value-type="float" office:value="143">
            <text:p>143</text:p>
          </table:table-cell>
          <table:table-cell office:value-type="float" office:value="40891">
            <text:p>40891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39422">
            <text:p>39422</text:p>
          </table:table-cell>
        </table:table-row>
        <table:table-row table:style-name="ro1">
          <table:table-cell table:formula="of:=CONCATENATE([.A$1]; &quot; &quot;; [.H98])" office:value-type="string" office:string-value="Disco JADE RESTO">
            <text:p>Disco JADE RESTO</text:p>
          </table:table-cell>
          <table:table-cell table:formula="of:=[.H98]" office:value-type="string" office:string-value="JADE RESTO">
            <text:p>JADE RESTO</text:p>
          </table:table-cell>
          <table:table-cell table:number-columns-repeated="3"/>
          <table:table-cell table:formula="of:=CONCATENATE([.I98]; &quot; &quot;; [.J98])" office:value-type="string" office:string-value="JURAMENTO  1531/43">
            <text:p>JURAMENTO <text:s/>1531/43</text:p>
          </table:table-cell>
          <table:table-cell office:value-type="float" office:value="96">
            <text:p>96</text:p>
          </table:table-cell>
          <table:table-cell office:value-type="string">
            <text:p>JADE RESTO</text:p>
          </table:table-cell>
          <table:table-cell office:value-type="string">
            <text:p>JURAMENTO </text:p>
          </table:table-cell>
          <table:table-cell office:value-type="string">
            <text:p>1531/43</text:p>
          </table:table-cell>
          <table:table-cell table:formula="of:=CONCATENATE([.I98]; &quot; &quot;; [.J98])" office:value-type="string" office:string-value="JURAMENTO  1531/43">
            <text:p>JURAMENTO <text:s/>1531/43</text:p>
          </table:table-cell>
          <table:table-cell/>
          <table:table-cell office:value-type="string">
            <text:p>81882/07</text:p>
          </table:table-cell>
          <table:table-cell office:value-type="string">
            <text:p>238 personas</text:p>
          </table:table-cell>
          <table:table-cell office:value-type="string">
            <text:p>C C</text:p>
          </table:table-cell>
          <table:table-cell office:value-type="string">
            <text:p>RENOVADO 2012</text:p>
          </table:table-cell>
          <table:table-cell office:value-type="float" office:value="104">
            <text:p>104</text:p>
          </table:table-cell>
          <table:table-cell office:value-type="float" office:value="39437">
            <text:p>39437</text:p>
          </table:table-cell>
          <table:table-cell office:value-type="float" office:value="95">
            <text:p>95</text:p>
          </table:table-cell>
          <table:table-cell office:value-type="float" office:value="41096">
            <text:p>41096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39437">
            <text:p>39437</text:p>
          </table:table-cell>
        </table:table-row>
        <table:table-row table:style-name="ro1">
          <table:table-cell table:formula="of:=CONCATENATE([.A$1]; &quot; &quot;; [.H99])" office:value-type="string" office:string-value="Disco PRIVILEGE BA">
            <text:p>Disco PRIVILEGE BA</text:p>
          </table:table-cell>
          <table:table-cell table:formula="of:=[.H99]" office:value-type="string" office:string-value="PRIVILEGE BA">
            <text:p>PRIVILEGE BA</text:p>
          </table:table-cell>
          <table:table-cell table:number-columns-repeated="3"/>
          <table:table-cell table:formula="of:=CONCATENATE([.I99]; &quot; &quot;; [.J99])" office:value-type="string" office:string-value="AV. RAFAEL OBLIGADO 1221">
            <text:p>AV. RAFAEL OBLIGADO 1221</text:p>
          </table:table-cell>
          <table:table-cell office:value-type="float" office:value="97">
            <text:p>97</text:p>
          </table:table-cell>
          <table:table-cell office:value-type="string">
            <text:p>PRIVILEGE BA</text:p>
          </table:table-cell>
          <table:table-cell office:value-type="string">
            <text:p>AV. RAFAEL OBLIGADO</text:p>
          </table:table-cell>
          <table:table-cell office:value-type="float" office:value="1221">
            <text:p>1221</text:p>
          </table:table-cell>
          <table:table-cell table:formula="of:=CONCATENATE([.I99]; &quot; &quot;; [.J99])" office:value-type="string" office:string-value="AV. RAFAEL OBLIGADO 1221">
            <text:p>AV. RAFAEL OBLIGADO 1221</text:p>
          </table:table-cell>
          <table:table-cell/>
          <table:table-cell office:value-type="string">
            <text:p>47762/07</text:p>
          </table:table-cell>
          <table:table-cell office:value-type="string">
            <text:p>2966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26">
            <text:p>526</text:p>
          </table:table-cell>
          <table:table-cell office:value-type="float" office:value="39505">
            <text:p>39505</text:p>
          </table:table-cell>
          <table:table-cell office:value-type="float" office:value="84">
            <text:p>84</text:p>
          </table:table-cell>
          <table:table-cell office:value-type="float" office:value="41074">
            <text:p>41074</text:p>
          </table:table-cell>
          <table:table-cell table:number-columns-repeated="2"/>
          <table:table-cell office:value-type="float" office:value="526">
            <text:p>526</text:p>
          </table:table-cell>
          <table:table-cell office:value-type="float" office:value="39498">
            <text:p>39498</text:p>
          </table:table-cell>
        </table:table-row>
        <table:table-row table:style-name="ro1">
          <table:table-cell table:formula="of:=CONCATENATE([.A$1]; &quot; &quot;; [.H100])" office:value-type="string" office:string-value="Disco MAIS- UM">
            <text:p>Disco MAIS- UM</text:p>
          </table:table-cell>
          <table:table-cell table:formula="of:=[.H100]" office:value-type="string" office:string-value="MAIS- UM">
            <text:p>MAIS- UM</text:p>
          </table:table-cell>
          <table:table-cell table:number-columns-repeated="3"/>
          <table:table-cell table:formula="of:=CONCATENATE([.I100]; &quot; &quot;; [.J100])" office:value-type="string" office:string-value="AV. JUAN B. ALBERDI 2829/39">
            <text:p>AV. JUAN B. ALBERDI 2829/39</text:p>
          </table:table-cell>
          <table:table-cell office:value-type="float" office:value="98">
            <text:p>98</text:p>
          </table:table-cell>
          <table:table-cell office:value-type="string">
            <text:p>MAIS- UM</text:p>
          </table:table-cell>
          <table:table-cell office:value-type="string">
            <text:p>AV. JUAN B. ALBERDI</text:p>
          </table:table-cell>
          <table:table-cell office:value-type="string">
            <text:p>2829/39</text:p>
          </table:table-cell>
          <table:table-cell table:formula="of:=CONCATENATE([.I100]; &quot; &quot;; [.J100])" office:value-type="string" office:string-value="AV. JUAN B. ALBERDI 2829/39">
            <text:p>AV. JUAN B. ALBERDI 2829/39</text:p>
          </table:table-cell>
          <table:table-cell/>
          <table:table-cell office:value-type="string">
            <text:p>66474/07</text:p>
          </table:table-cell>
          <table:table-cell office:value-type="string">
            <text:p>504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86">
            <text:p>86</text:p>
          </table:table-cell>
          <table:table-cell office:value-type="float" office:value="39695">
            <text:p>39695</text:p>
          </table:table-cell>
          <table:table-cell office:value-type="float" office:value="118">
            <text:p>118</text:p>
          </table:table-cell>
          <table:table-cell office:value-type="float" office:value="41159">
            <text:p>41159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9695">
            <text:p>39695</text:p>
          </table:table-cell>
        </table:table-row>
        <table:table-row table:style-name="ro1">
          <table:table-cell table:formula="of:=CONCATENATE([.A$1]; &quot; &quot;; [.H101])" office:value-type="string" office:string-value="Disco VOX (exBED BAIRES)">
            <text:p>Disco VOX (exBED BAIRES)</text:p>
          </table:table-cell>
          <table:table-cell table:formula="of:=[.H101]" office:value-type="string" office:string-value="VOX (exBED BAIRES)">
            <text:p>VOX (exBED BAIRES)</text:p>
          </table:table-cell>
          <table:table-cell table:number-columns-repeated="3"/>
          <table:table-cell table:formula="of:=CONCATENATE([.I101]; &quot; &quot;; [.J101])" office:value-type="string" office:string-value="AV. HIPOLITO IRIGOYEN 968">
            <text:p>AV. HIPOLITO IRIGOYEN 968</text:p>
          </table:table-cell>
          <table:table-cell office:value-type="float" office:value="99">
            <text:p>99</text:p>
          </table:table-cell>
          <table:table-cell office:value-type="string">
            <text:p>VOX (exBED BAIRES)</text:p>
          </table:table-cell>
          <table:table-cell office:value-type="string">
            <text:p>AV. HIPOLITO IRIGOYEN</text:p>
          </table:table-cell>
          <table:table-cell office:value-type="float" office:value="968">
            <text:p>968</text:p>
          </table:table-cell>
          <table:table-cell table:formula="of:=CONCATENATE([.I101]; &quot; &quot;; [.J101])" office:value-type="string" office:string-value="AV. HIPOLITO IRIGOYEN 968">
            <text:p>AV. HIPOLITO IRIGOYEN 968</text:p>
          </table:table-cell>
          <table:table-cell/>
          <table:table-cell office:value-type="string">
            <text:p>48523/08</text:p>
          </table:table-cell>
          <table:table-cell office:value-type="string">
            <text:p>532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94">
            <text:p>94</text:p>
          </table:table-cell>
          <table:table-cell office:value-type="float" office:value="39759">
            <text:p>39759</text:p>
          </table:table-cell>
          <table:table-cell office:value-type="float" office:value="35">
            <text:p>35</text:p>
          </table:table-cell>
          <table:table-cell office:value-type="float" office:value="40977">
            <text:p>40977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39759">
            <text:p>39759</text:p>
          </table:table-cell>
        </table:table-row>
        <table:table-row table:style-name="ro1">
          <table:table-cell table:formula="of:=CONCATENATE([.A$1]; &quot; &quot;; [.H102])" office:value-type="string" office:string-value="Disco MORENA">
            <text:p>Disco MORENA</text:p>
          </table:table-cell>
          <table:table-cell table:formula="of:=[.H102]" office:value-type="string" office:string-value="MORENA">
            <text:p>MORENA</text:p>
          </table:table-cell>
          <table:table-cell table:number-columns-repeated="3"/>
          <table:table-cell table:formula="of:=CONCATENATE([.I102]; &quot; &quot;; [.J102])" office:value-type="string" office:string-value="AV. RIVADAVIA  7217">
            <text:p>AV. RIVADAVIA <text:s/>7217</text:p>
          </table:table-cell>
          <table:table-cell office:value-type="float" office:value="100">
            <text:p>100</text:p>
          </table:table-cell>
          <table:table-cell office:value-type="string">
            <text:p>MORENA</text:p>
          </table:table-cell>
          <table:table-cell office:value-type="string">
            <text:p>AV. RIVADAVIA </text:p>
          </table:table-cell>
          <table:table-cell office:value-type="float" office:value="7217">
            <text:p>7217</text:p>
          </table:table-cell>
          <table:table-cell table:formula="of:=CONCATENATE([.I102]; &quot; &quot;; [.J102])" office:value-type="string" office:string-value="AV. RIVADAVIA  7217">
            <text:p>AV. RIVADAVIA <text:s/>7217</text:p>
          </table:table-cell>
          <table:table-cell/>
          <table:table-cell office:value-type="string">
            <text:p>54743/08</text:p>
          </table:table-cell>
          <table:table-cell office:value-type="string">
            <text:p>922 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95">
            <text:p>95</text:p>
          </table:table-cell>
          <table:table-cell office:value-type="float" office:value="39757">
            <text:p>39757</text:p>
          </table:table-cell>
          <table:table-cell office:value-type="float" office:value="127">
            <text:p>127</text:p>
          </table:table-cell>
          <table:table-cell office:value-type="float" office:value="40858">
            <text:p>40858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39757">
            <text:p>39757</text:p>
          </table:table-cell>
        </table:table-row>
        <table:table-row table:style-name="ro1">
          <table:table-cell table:formula="of:=CONCATENATE([.A$1]; &quot; &quot;; [.H103])" office:value-type="string" office:string-value="Disco THE SUB">
            <text:p>Disco THE SUB</text:p>
          </table:table-cell>
          <table:table-cell table:formula="of:=[.H103]" office:value-type="string" office:string-value="THE SUB">
            <text:p>THE SUB</text:p>
          </table:table-cell>
          <table:table-cell table:number-columns-repeated="3"/>
          <table:table-cell table:formula="of:=CONCATENATE([.I103]; &quot; &quot;; [.J103])" office:value-type="string" office:string-value="AV. CËRDOBA  543">
            <text:p>AV. CËRDOBA <text:s/>543</text:p>
          </table:table-cell>
          <table:table-cell office:value-type="float" office:value="101">
            <text:p>101</text:p>
          </table:table-cell>
          <table:table-cell office:value-type="string">
            <text:p>THE SUB</text:p>
          </table:table-cell>
          <table:table-cell office:value-type="string">
            <text:p>AV. CËRDOBA </text:p>
          </table:table-cell>
          <table:table-cell office:value-type="float" office:value="543">
            <text:p>543</text:p>
          </table:table-cell>
          <table:table-cell table:formula="of:=CONCATENATE([.I103]; &quot; &quot;; [.J103])" office:value-type="string" office:string-value="AV. CËRDOBA  543">
            <text:p>AV. CËRDOBA <text:s/>543</text:p>
          </table:table-cell>
          <table:table-cell/>
          <table:table-cell office:value-type="string">
            <text:p>40833/08</text:p>
          </table:table-cell>
          <table:table-cell office:value-type="string">
            <text:p>415 personas</text:p>
          </table:table-cell>
          <table:table-cell office:value-type="string">
            <text:p>C C</text:p>
          </table:table-cell>
          <table:table-cell office:value-type="string">
            <text:p>RENOVADO 2011</text:p>
          </table:table-cell>
          <table:table-cell office:value-type="float" office:value="100">
            <text:p>100</text:p>
          </table:table-cell>
          <table:table-cell office:value-type="float" office:value="39766">
            <text:p>39766</text:p>
          </table:table-cell>
          <table:table-cell office:value-type="float" office:value="131">
            <text:p>131</text:p>
          </table:table-cell>
          <table:table-cell office:value-type="float" office:value="40861">
            <text:p>40861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39766">
            <text:p>39766</text:p>
          </table:table-cell>
        </table:table-row>
        <table:table-row table:style-name="ro1">
          <table:table-cell table:formula="of:=CONCATENATE([.A$1]; &quot; &quot;; [.H104])" office:value-type="string" office:string-value="Disco CLUB 947">
            <text:p>Disco CLUB 947</text:p>
          </table:table-cell>
          <table:table-cell table:formula="of:=[.H104]" office:value-type="string" office:string-value="CLUB 947">
            <text:p>CLUB 947</text:p>
          </table:table-cell>
          <table:table-cell table:number-columns-repeated="3"/>
          <table:table-cell table:formula="of:=CONCATENATE([.I104]; &quot; &quot;; [.J104])" office:value-type="string" office:string-value="CHACABUCO 947/55">
            <text:p>CHACABUCO 947/55</text:p>
          </table:table-cell>
          <table:table-cell office:value-type="float" office:value="102">
            <text:p>102</text:p>
          </table:table-cell>
          <table:table-cell office:value-type="string">
            <text:p>CLUB 947</text:p>
          </table:table-cell>
          <table:table-cell office:value-type="string">
            <text:p>CHACABUCO</text:p>
          </table:table-cell>
          <table:table-cell office:value-type="string">
            <text:p>947/55</text:p>
          </table:table-cell>
          <table:table-cell table:formula="of:=CONCATENATE([.I104]; &quot; &quot;; [.J104])" office:value-type="string" office:string-value="CHACABUCO 947/55">
            <text:p>CHACABUCO 947/55</text:p>
          </table:table-cell>
          <table:table-cell/>
          <table:table-cell office:value-type="string">
            <text:p>36345/08</text:p>
          </table:table-cell>
          <table:table-cell office:value-type="string">
            <text:p>1702 personas</text:p>
          </table:table-cell>
          <table:table-cell office:value-type="string">
            <text:p>ART 1║</text:p>
          </table:table-cell>
          <table:table-cell office:value-type="string">
            <text:p>RENOVADO 2011</text:p>
          </table:table-cell>
          <table:table-cell office:value-type="float" office:value="103">
            <text:p>103</text:p>
          </table:table-cell>
          <table:table-cell office:value-type="float" office:value="39769">
            <text:p>39769</text:p>
          </table:table-cell>
          <table:table-cell office:value-type="float" office:value="136">
            <text:p>136</text:p>
          </table:table-cell>
          <table:table-cell office:value-type="float" office:value="40865">
            <text:p>40865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0606">
            <text:p>40606</text:p>
          </table:table-cell>
        </table:table-row>
        <table:table-row table:style-name="ro1">
          <table:table-cell table:formula="of:=CONCATENATE([.A$1]; &quot; &quot;; [.H105])" office:value-type="string" office:string-value="Disco LIQUID">
            <text:p>Disco LIQUID</text:p>
          </table:table-cell>
          <table:table-cell table:formula="of:=[.H105]" office:value-type="string" office:string-value="LIQUID">
            <text:p>LIQUID</text:p>
          </table:table-cell>
          <table:table-cell table:number-columns-repeated="3"/>
          <table:table-cell table:formula="of:=CONCATENATE([.I105]; &quot; &quot;; [.J105])" office:value-type="string" office:string-value="AV. SANTA FE  3651">
            <text:p>AV. SANTA FE <text:s/>3651</text:p>
          </table:table-cell>
          <table:table-cell office:value-type="float" office:value="103">
            <text:p>103</text:p>
          </table:table-cell>
          <table:table-cell office:value-type="string">
            <text:p>LIQUID</text:p>
          </table:table-cell>
          <table:table-cell office:value-type="string">
            <text:p>AV. SANTA FE </text:p>
          </table:table-cell>
          <table:table-cell office:value-type="float" office:value="3651">
            <text:p>3651</text:p>
          </table:table-cell>
          <table:table-cell table:formula="of:=CONCATENATE([.I105]; &quot; &quot;; [.J105])" office:value-type="string" office:string-value="AV. SANTA FE  3651">
            <text:p>AV. SANTA FE <text:s/>3651</text:p>
          </table:table-cell>
          <table:table-cell/>
          <table:table-cell office:value-type="string">
            <text:p>72590/08</text:p>
          </table:table-cell>
          <table:table-cell office:value-type="string">
            <text:p>576 personas</text:p>
          </table:table-cell>
          <table:table-cell office:value-type="string">
            <text:p>C</text:p>
          </table:table-cell>
          <table:table-cell office:value-type="string">
            <text:p>RENOVADO 2012</text:p>
          </table:table-cell>
          <table:table-cell office:value-type="float" office:value="3">
            <text:p>3</text:p>
          </table:table-cell>
          <table:table-cell office:value-type="float" office:value="39855">
            <text:p>39855</text:p>
          </table:table-cell>
          <table:table-cell office:value-type="float" office:value="5">
            <text:p>5</text:p>
          </table:table-cell>
          <table:table-cell office:value-type="float" office:value="40949">
            <text:p>40949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41047">
            <text:p>41047</text:p>
          </table:table-cell>
        </table:table-row>
        <table:table-row table:style-name="ro1">
          <table:table-cell table:formula="of:=CONCATENATE([.A$1]; &quot; &quot;; [.H106])" office:value-type="string" office:string-value="Disco MUSIK- CLUB M">
            <text:p>Disco MUSIK- CLUB M</text:p>
          </table:table-cell>
          <table:table-cell table:formula="of:=[.H106]" office:value-type="string" office:string-value="MUSIK- CLUB M">
            <text:p>MUSIK- CLUB M</text:p>
          </table:table-cell>
          <table:table-cell table:number-columns-repeated="3"/>
          <table:table-cell table:formula="of:=CONCATENATE([.I106]; &quot; &quot;; [.J106])" office:value-type="string" office:string-value="NICETO VEGA 5681/99">
            <text:p>NICETO VEGA 5681/99</text:p>
          </table:table-cell>
          <table:table-cell office:value-type="float" office:value="104">
            <text:p>104</text:p>
          </table:table-cell>
          <table:table-cell office:value-type="string">
            <text:p>MUSIK- CLUB M</text:p>
          </table:table-cell>
          <table:table-cell office:value-type="string">
            <text:p>NICETO VEGA</text:p>
          </table:table-cell>
          <table:table-cell office:value-type="string">
            <text:p>5681/99</text:p>
          </table:table-cell>
          <table:table-cell table:formula="of:=CONCATENATE([.I106]; &quot; &quot;; [.J106])" office:value-type="string" office:string-value="NICETO VEGA 5681/99">
            <text:p>NICETO VEGA 5681/99</text:p>
          </table:table-cell>
          <table:table-cell/>
          <table:table-cell office:value-type="string">
            <text:p>1965/09</text:p>
          </table:table-cell>
          <table:table-cell office:value-type="string">
            <text:p>333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47">
            <text:p>47</text:p>
          </table:table-cell>
          <table:table-cell office:value-type="float" office:value="39904">
            <text:p>39904</text:p>
          </table:table-cell>
          <table:table-cell office:value-type="float" office:value="58">
            <text:p>58</text:p>
          </table:table-cell>
          <table:table-cell office:value-type="float" office:value="41003">
            <text:p>41003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39904">
            <text:p>39904</text:p>
          </table:table-cell>
        </table:table-row>
        <table:table-row table:style-name="ro1">
          <table:table-cell table:formula="of:=CONCATENATE([.A$1]; &quot; &quot;; [.H107])" office:value-type="string" office:string-value="Disco LIV (ex-HUMMER)">
            <text:p>Disco LIV (ex-HUMMER)</text:p>
          </table:table-cell>
          <table:table-cell table:formula="of:=[.H107]" office:value-type="string" office:string-value="LIV (ex-HUMMER)">
            <text:p>LIV (ex-HUMMER)</text:p>
          </table:table-cell>
          <table:table-cell table:number-columns-repeated="3"/>
          <table:table-cell table:formula="of:=CONCATENATE([.I107]; &quot; &quot;; [.J107])" office:value-type="string" office:string-value="AV. JUAN B. JUSTO  1658">
            <text:p>AV. JUAN B. JUSTO <text:s/>1658</text:p>
          </table:table-cell>
          <table:table-cell office:value-type="float" office:value="105">
            <text:p>105</text:p>
          </table:table-cell>
          <table:table-cell office:value-type="string">
            <text:p>LIV (ex-HUMMER)</text:p>
          </table:table-cell>
          <table:table-cell office:value-type="string">
            <text:p>AV. JUAN B. JUSTO </text:p>
          </table:table-cell>
          <table:table-cell office:value-type="float" office:value="1658">
            <text:p>1658</text:p>
          </table:table-cell>
          <table:table-cell table:formula="of:=CONCATENATE([.I107]; &quot; &quot;; [.J107])" office:value-type="string" office:string-value="AV. JUAN B. JUSTO  1658">
            <text:p>AV. JUAN B. JUSTO <text:s/>1658</text:p>
          </table:table-cell>
          <table:table-cell/>
          <table:table-cell office:value-type="string">
            <text:p>23794/09</text:p>
          </table:table-cell>
          <table:table-cell office:value-type="string">
            <text:p>742 personas</text:p>
          </table:table-cell>
          <table:table-cell office:value-type="string">
            <text:p>C</text:p>
          </table:table-cell>
          <table:table-cell office:value-type="string">
            <text:p>RENOVADO 2012</text:p>
          </table:table-cell>
          <table:table-cell office:value-type="float" office:value="53">
            <text:p>53</text:p>
          </table:table-cell>
          <table:table-cell office:value-type="float" office:value="39927">
            <text:p>39927</text:p>
          </table:table-cell>
          <table:table-cell office:value-type="float" office:value="78">
            <text:p>78</text:p>
          </table:table-cell>
          <table:table-cell office:value-type="float" office:value="41067">
            <text:p>41067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40410">
            <text:p>40410</text:p>
          </table:table-cell>
        </table:table-row>
        <table:table-row table:style-name="ro1">
          <table:table-cell table:formula="of:=CONCATENATE([.A$1]; &quot; &quot;; [.H108])" office:value-type="string" office:string-value="Disco JANNOY">
            <text:p>Disco JANNOY</text:p>
          </table:table-cell>
          <table:table-cell table:formula="of:=[.H108]" office:value-type="string" office:string-value="JANNOY">
            <text:p>JANNOY</text:p>
          </table:table-cell>
          <table:table-cell table:number-columns-repeated="3"/>
          <table:table-cell table:formula="of:=CONCATENATE([.I108]; &quot; &quot;; [.J108])" office:value-type="string" office:string-value="AV. CORDOBA 2988">
            <text:p>AV. CORDOBA 2988</text:p>
          </table:table-cell>
          <table:table-cell office:value-type="float" office:value="106">
            <text:p>106</text:p>
          </table:table-cell>
          <table:table-cell office:value-type="string">
            <text:p>JANNOY</text:p>
          </table:table-cell>
          <table:table-cell office:value-type="string">
            <text:p>AV. CORDOBA</text:p>
          </table:table-cell>
          <table:table-cell office:value-type="float" office:value="2988">
            <text:p>2988</text:p>
          </table:table-cell>
          <table:table-cell table:formula="of:=CONCATENATE([.I108]; &quot; &quot;; [.J108])" office:value-type="string" office:string-value="AV. CORDOBA 2988">
            <text:p>AV. CORDOBA 2988</text:p>
          </table:table-cell>
          <table:table-cell/>
          <table:table-cell office:value-type="string">
            <text:p>23791/09</text:p>
          </table:table-cell>
          <table:table-cell office:value-type="string">
            <text:p>448 personas</text:p>
          </table:table-cell>
          <table:table-cell office:value-type="string">
            <text:p>C</text:p>
          </table:table-cell>
          <table:table-cell office:value-type="string">
            <text:p>RENOVADO 2012</text:p>
          </table:table-cell>
          <table:table-cell office:value-type="float" office:value="54">
            <text:p>54</text:p>
          </table:table-cell>
          <table:table-cell office:value-type="float" office:value="39933">
            <text:p>39933</text:p>
          </table:table-cell>
          <table:table-cell office:value-type="float" office:value="65">
            <text:p>65</text:p>
          </table:table-cell>
          <table:table-cell office:value-type="float" office:value="41025">
            <text:p>41025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39933">
            <text:p>39933</text:p>
          </table:table-cell>
        </table:table-row>
        <table:table-row table:style-name="ro1">
          <table:table-cell table:formula="of:=CONCATENATE([.A$1]; &quot; &quot;; [.H109])" office:value-type="string" office:string-value="Disco CLUB DORADO">
            <text:p>Disco CLUB DORADO</text:p>
          </table:table-cell>
          <table:table-cell table:formula="of:=[.H109]" office:value-type="string" office:string-value="CLUB DORADO">
            <text:p>CLUB DORADO</text:p>
          </table:table-cell>
          <table:table-cell table:number-columns-repeated="3"/>
          <table:table-cell table:formula="of:=CONCATENATE([.I109]; &quot; &quot;; [.J109])" office:value-type="string" office:string-value="AV. HIPOLITO YRIGOYEN 947">
            <text:p>AV. HIPOLITO YRIGOYEN 947</text:p>
          </table:table-cell>
          <table:table-cell office:value-type="float" office:value="107">
            <text:p>107</text:p>
          </table:table-cell>
          <table:table-cell office:value-type="string">
            <text:p>CLUB DORADO</text:p>
          </table:table-cell>
          <table:table-cell office:value-type="string">
            <text:p>AV. HIPOLITO YRIGOYEN</text:p>
          </table:table-cell>
          <table:table-cell office:value-type="float" office:value="947">
            <text:p>947</text:p>
          </table:table-cell>
          <table:table-cell table:formula="of:=CONCATENATE([.I109]; &quot; &quot;; [.J109])" office:value-type="string" office:string-value="AV. HIPOLITO YRIGOYEN 947">
            <text:p>AV. HIPOLITO YRIGOYEN 947</text:p>
          </table:table-cell>
          <table:table-cell/>
          <table:table-cell office:value-type="string">
            <text:p>32798/09</text:p>
          </table:table-cell>
          <table:table-cell office:value-type="string">
            <text:p>400 po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70">
            <text:p>70</text:p>
          </table:table-cell>
          <table:table-cell office:value-type="float" office:value="39983">
            <text:p>39983</text:p>
          </table:table-cell>
          <table:table-cell office:value-type="float" office:value="86">
            <text:p>86</text:p>
          </table:table-cell>
          <table:table-cell office:value-type="float" office:value="41079">
            <text:p>41079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39983">
            <text:p>39983</text:p>
          </table:table-cell>
        </table:table-row>
        <table:table-row table:style-name="ro1">
          <table:table-cell table:formula="of:=CONCATENATE([.A$1]; &quot; &quot;; [.H110])" office:value-type="string" office:string-value="Disco HONDURAS HOLLYWOOD">
            <text:p>Disco HONDURAS HOLLYWOOD</text:p>
          </table:table-cell>
          <table:table-cell table:formula="of:=[.H110]" office:value-type="string" office:string-value="HONDURAS HOLLYWOOD">
            <text:p>HONDURAS HOLLYWOOD</text:p>
          </table:table-cell>
          <table:table-cell table:number-columns-repeated="3"/>
          <table:table-cell table:formula="of:=CONCATENATE([.I110]; &quot; &quot;; [.J110])" office:value-type="string" office:string-value="HONDURAS 5535">
            <text:p>HONDURAS 5535</text:p>
          </table:table-cell>
          <table:table-cell office:value-type="float" office:value="108">
            <text:p>108</text:p>
          </table:table-cell>
          <table:table-cell office:value-type="string">
            <text:p>HONDURAS HOLLYWOOD</text:p>
          </table:table-cell>
          <table:table-cell office:value-type="string">
            <text:p>HONDURAS</text:p>
          </table:table-cell>
          <table:table-cell office:value-type="float" office:value="5535">
            <text:p>5535</text:p>
          </table:table-cell>
          <table:table-cell table:formula="of:=CONCATENATE([.I110]; &quot; &quot;; [.J110])" office:value-type="string" office:string-value="HONDURAS 5535">
            <text:p>HONDURAS 5535</text:p>
          </table:table-cell>
          <table:table-cell/>
          <table:table-cell office:value-type="string">
            <text:p>48909/09</text:p>
          </table:table-cell>
          <table:table-cell office:value-type="string">
            <text:p>356 personas</text:p>
          </table:table-cell>
          <table:table-cell office:value-type="string">
            <text:p>C.C</text:p>
          </table:table-cell>
          <table:table-cell office:value-type="string">
            <text:p>RENOVADO 2012</text:p>
          </table:table-cell>
          <table:table-cell office:value-type="float" office:value="83">
            <text:p>83</text:p>
          </table:table-cell>
          <table:table-cell office:value-type="float" office:value="40039">
            <text:p>40039</text:p>
          </table:table-cell>
          <table:table-cell office:value-type="float" office:value="133">
            <text:p>133</text:p>
          </table:table-cell>
          <table:table-cell office:value-type="float" office:value="41200">
            <text:p>41200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40039">
            <text:p>40039</text:p>
          </table:table-cell>
        </table:table-row>
        <table:table-row table:style-name="ro1">
          <table:table-cell table:formula="of:=CONCATENATE([.A$1]; &quot; &quot;; [.H111])" office:value-type="string" office:string-value="Disco WET CLUB">
            <text:p>Disco WET CLUB</text:p>
          </table:table-cell>
          <table:table-cell table:formula="of:=[.H111]" office:value-type="string" office:string-value="WET CLUB">
            <text:p>WET CLUB</text:p>
          </table:table-cell>
          <table:table-cell table:number-columns-repeated="3"/>
          <table:table-cell table:formula="of:=CONCATENATE([.I111]; &quot; &quot;; [.J111])" office:value-type="string" office:string-value="AV. NICETO VEGA 5534/36">
            <text:p>AV. NICETO VEGA 5534/36</text:p>
          </table:table-cell>
          <table:table-cell office:value-type="float" office:value="109">
            <text:p>109</text:p>
          </table:table-cell>
          <table:table-cell office:value-type="string">
            <text:p>WET CLUB</text:p>
          </table:table-cell>
          <table:table-cell office:value-type="string">
            <text:p>AV. NICETO VEGA</text:p>
          </table:table-cell>
          <table:table-cell office:value-type="string">
            <text:p>5534/36</text:p>
          </table:table-cell>
          <table:table-cell table:formula="of:=CONCATENATE([.I111]; &quot; &quot;; [.J111])" office:value-type="string" office:string-value="AV. NICETO VEGA 5534/36">
            <text:p>AV. NICETO VEGA 5534/36</text:p>
          </table:table-cell>
          <table:table-cell/>
          <table:table-cell office:value-type="string">
            <text:p>48222/09</text:p>
          </table:table-cell>
          <table:table-cell office:value-type="string">
            <text:p>272 personas</text:p>
          </table:table-cell>
          <table:table-cell office:value-type="string">
            <text:p>C.C</text:p>
          </table:table-cell>
          <table:table-cell office:value-type="string">
            <text:p>INSCRIPCIËN VENCIDA</text:p>
          </table:table-cell>
          <table:table-cell office:value-type="float" office:value="87">
            <text:p>87</text:p>
          </table:table-cell>
          <table:table-cell office:value-type="float" office:value="40053">
            <text:p>40053</text:p>
          </table:table-cell>
          <table:table-cell office:value-type="float" office:value="116">
            <text:p>116</text:p>
          </table:table-cell>
          <table:table-cell office:value-type="float" office:value="40836">
            <text:p>40836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40053">
            <text:p>40053</text:p>
          </table:table-cell>
        </table:table-row>
        <table:table-row table:style-name="ro1">
          <table:table-cell table:formula="of:=CONCATENATE([.A$1]; &quot; &quot;; [.H112])" office:value-type="string" office:string-value="Disco TEQUILA">
            <text:p>Disco TEQUILA</text:p>
          </table:table-cell>
          <table:table-cell table:formula="of:=[.H112]" office:value-type="string" office:string-value="TEQUILA">
            <text:p>TEQUILA</text:p>
          </table:table-cell>
          <table:table-cell table:number-columns-repeated="3"/>
          <table:table-cell table:formula="of:=CONCATENATE([.I112]; &quot; &quot;; [.J112])" office:value-type="string" office:string-value="AV. RAFAEL OBLIGADO 6211">
            <text:p>AV. RAFAEL OBLIGADO 6211</text:p>
          </table:table-cell>
          <table:table-cell office:value-type="float" office:value="110">
            <text:p>110</text:p>
          </table:table-cell>
          <table:table-cell office:value-type="string">
            <text:p>TEQUILA</text:p>
          </table:table-cell>
          <table:table-cell office:value-type="string">
            <text:p>AV. RAFAEL OBLIGADO</text:p>
          </table:table-cell>
          <table:table-cell office:value-type="float" office:value="6211">
            <text:p>6211</text:p>
          </table:table-cell>
          <table:table-cell table:formula="of:=CONCATENATE([.I112]; &quot; &quot;; [.J112])" office:value-type="string" office:string-value="AV. RAFAEL OBLIGADO 6211">
            <text:p>AV. RAFAEL OBLIGADO 6211</text:p>
          </table:table-cell>
          <table:table-cell/>
          <table:table-cell office:value-type="string">
            <text:p>49401/09</text:p>
          </table:table-cell>
          <table:table-cell office:value-type="string">
            <text:p>335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94">
            <text:p>94</text:p>
          </table:table-cell>
          <table:table-cell office:value-type="float" office:value="40102">
            <text:p>40102</text:p>
          </table:table-cell>
          <table:table-cell office:value-type="float" office:value="124">
            <text:p>124</text:p>
          </table:table-cell>
          <table:table-cell office:value-type="float" office:value="41173">
            <text:p>41173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40466">
            <text:p>40466</text:p>
          </table:table-cell>
        </table:table-row>
        <table:table-row table:style-name="ro1">
          <table:table-cell table:formula="of:=CONCATENATE([.A$1]; &quot; &quot;; [.H113])" office:value-type="string" office:string-value="Disco MAGNOLIA">
            <text:p>Disco MAGNOLIA</text:p>
          </table:table-cell>
          <table:table-cell table:formula="of:=[.H113]" office:value-type="string" office:string-value="MAGNOLIA">
            <text:p>MAGNOLIA</text:p>
          </table:table-cell>
          <table:table-cell table:number-columns-repeated="3"/>
          <table:table-cell table:formula="of:=CONCATENATE([.I113]; &quot; &quot;; [.J113])" office:value-type="string" office:string-value="A.  MOREAU DE JUSTO 1007">
            <text:p>A. <text:s/>MOREAU DE JUSTO 1007</text:p>
          </table:table-cell>
          <table:table-cell office:value-type="float" office:value="111">
            <text:p>111</text:p>
          </table:table-cell>
          <table:table-cell office:value-type="string">
            <text:p>MAGNOLIA</text:p>
          </table:table-cell>
          <table:table-cell office:value-type="string">
            <text:p>A. <text:s/>MOREAU DE JUSTO</text:p>
          </table:table-cell>
          <table:table-cell office:value-type="float" office:value="1007">
            <text:p>1007</text:p>
          </table:table-cell>
          <table:table-cell table:formula="of:=CONCATENATE([.I113]; &quot; &quot;; [.J113])" office:value-type="string" office:string-value="A.  MOREAU DE JUSTO 1007">
            <text:p>A. <text:s/>MOREAU DE JUSTO 1007</text:p>
          </table:table-cell>
          <table:table-cell/>
          <table:table-cell office:value-type="string">
            <text:p>1082617/09</text:p>
          </table:table-cell>
          <table:table-cell office:value-type="string">
            <text:p>100 personas</text:p>
          </table:table-cell>
          <table:table-cell office:value-type="string">
            <text:p>"C.C"</text:p>
          </table:table-cell>
          <table:table-cell office:value-type="string">
            <text:p>SUSPENDIDO</text:p>
          </table:table-cell>
          <table:table-cell office:value-type="float" office:value="95">
            <text:p>95</text:p>
          </table:table-cell>
          <table:table-cell office:value-type="float" office:value="40109">
            <text:p>40109</text:p>
          </table:table-cell>
          <table:table-cell office:value-type="float" office:value="108">
            <text:p>108</text:p>
          </table:table-cell>
          <table:table-cell office:value-type="float" office:value="40816">
            <text:p>40816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40109">
            <text:p>40109</text:p>
          </table:table-cell>
        </table:table-row>
        <table:table-row table:style-name="ro1">
          <table:table-cell table:formula="of:=CONCATENATE([.A$1]; &quot; &quot;; [.H114])" office:value-type="string" office:string-value="Disco NON SERVIAM">
            <text:p>Disco NON SERVIAM</text:p>
          </table:table-cell>
          <table:table-cell table:formula="of:=[.H114]" office:value-type="string" office:string-value="NON SERVIAM">
            <text:p>NON SERVIAM</text:p>
          </table:table-cell>
          <table:table-cell table:number-columns-repeated="3"/>
          <table:table-cell table:formula="of:=CONCATENATE([.I114]; &quot; &quot;; [.J114])" office:value-type="string" office:string-value="SARMIENTO  667">
            <text:p>SARMIENTO <text:s/>667</text:p>
          </table:table-cell>
          <table:table-cell office:value-type="float" office:value="112">
            <text:p>112</text:p>
          </table:table-cell>
          <table:table-cell office:value-type="string">
            <text:p>NON SERVIAM</text:p>
          </table:table-cell>
          <table:table-cell office:value-type="string">
            <text:p>SARMIENTO </text:p>
          </table:table-cell>
          <table:table-cell office:value-type="float" office:value="667">
            <text:p>667</text:p>
          </table:table-cell>
          <table:table-cell table:formula="of:=CONCATENATE([.I114]; &quot; &quot;; [.J114])" office:value-type="string" office:string-value="SARMIENTO  667">
            <text:p>SARMIENTO <text:s/>667</text:p>
          </table:table-cell>
          <table:table-cell/>
          <table:table-cell office:value-type="string">
            <text:p>1927/09</text:p>
          </table:table-cell>
          <table:table-cell office:value-type="string">
            <text:p>1100 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104">
            <text:p>104</text:p>
          </table:table-cell>
          <table:table-cell office:value-type="string">
            <text:p>12/112009</text:p>
          </table:table-cell>
          <table:table-cell office:value-type="float" office:value="129">
            <text:p>129</text:p>
          </table:table-cell>
          <table:table-cell office:value-type="float" office:value="40858">
            <text:p>40858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40129">
            <text:p>40129</text:p>
          </table:table-cell>
        </table:table-row>
        <table:table-row table:style-name="ro1">
          <table:table-cell table:formula="of:=CONCATENATE([.A$1]; &quot; &quot;; [.H115])" office:value-type="string" office:string-value="Disco THE CHURCH">
            <text:p>Disco THE CHURCH</text:p>
          </table:table-cell>
          <table:table-cell table:formula="of:=[.H115]" office:value-type="string" office:string-value="THE CHURCH">
            <text:p>THE CHURCH</text:p>
          </table:table-cell>
          <table:table-cell table:number-columns-repeated="3"/>
          <table:table-cell table:formula="of:=CONCATENATE([.I115]; &quot; &quot;; [.J115])" office:value-type="string" office:string-value="SUIPACHA  842">
            <text:p>SUIPACHA <text:s/>842</text:p>
          </table:table-cell>
          <table:table-cell office:value-type="float" office:value="113">
            <text:p>113</text:p>
          </table:table-cell>
          <table:table-cell office:value-type="string">
            <text:p>THE CHURCH</text:p>
          </table:table-cell>
          <table:table-cell office:value-type="string">
            <text:p>SUIPACHA </text:p>
          </table:table-cell>
          <table:table-cell office:value-type="float" office:value="842">
            <text:p>842</text:p>
          </table:table-cell>
          <table:table-cell table:formula="of:=CONCATENATE([.I115]; &quot; &quot;; [.J115])" office:value-type="string" office:string-value="SUIPACHA  842">
            <text:p>SUIPACHA <text:s/>842</text:p>
          </table:table-cell>
          <table:table-cell/>
          <table:table-cell office:value-type="float" office:value="1445687">
            <text:p>1445687</text:p>
          </table:table-cell>
          <table:table-cell office:value-type="string">
            <text:p>220 personas</text:p>
          </table:table-cell>
          <table:table-cell office:value-type="string">
            <text:p>"C.C"</text:p>
          </table:table-cell>
          <table:table-cell office:value-type="string">
            <text:p>RENOVADO 2011</text:p>
          </table:table-cell>
          <table:table-cell office:value-type="float" office:value="113">
            <text:p>113</text:p>
          </table:table-cell>
          <table:table-cell office:value-type="float" office:value="40165">
            <text:p>40165</text:p>
          </table:table-cell>
          <table:table-cell office:value-type="float" office:value="144">
            <text:p>144</text:p>
          </table:table-cell>
          <table:table-cell office:value-type="float" office:value="40896">
            <text:p>40896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40165">
            <text:p>40165</text:p>
          </table:table-cell>
        </table:table-row>
        <table:table-row table:style-name="ro1">
          <table:table-cell table:formula="of:=CONCATENATE([.A$1]; &quot; &quot;; [.H116])" office:value-type="string" office:string-value="Disco MODENA DESIGN">
            <text:p>Disco MODENA DESIGN</text:p>
          </table:table-cell>
          <table:table-cell table:formula="of:=[.H116]" office:value-type="string" office:string-value="MODENA DESIGN">
            <text:p>MODENA DESIGN</text:p>
          </table:table-cell>
          <table:table-cell table:number-columns-repeated="3"/>
          <table:table-cell table:formula="of:=CONCATENATE([.I116]; &quot; &quot;; [.J116])" office:value-type="string" office:string-value="FIGUEROA ALCORTA  2270">
            <text:p>FIGUEROA ALCORTA <text:s/>2270</text:p>
          </table:table-cell>
          <table:table-cell office:value-type="float" office:value="114">
            <text:p>114</text:p>
          </table:table-cell>
          <table:table-cell office:value-type="string">
            <text:p>MODENA DESIGN</text:p>
          </table:table-cell>
          <table:table-cell office:value-type="string">
            <text:p>FIGUEROA ALCORTA </text:p>
          </table:table-cell>
          <table:table-cell office:value-type="float" office:value="2270">
            <text:p>2270</text:p>
          </table:table-cell>
          <table:table-cell table:formula="of:=CONCATENATE([.I116]; &quot; &quot;; [.J116])" office:value-type="string" office:string-value="FIGUEROA ALCORTA  2270">
            <text:p>FIGUEROA ALCORTA <text:s/>2270</text:p>
          </table:table-cell>
          <table:table-cell/>
          <table:table-cell office:value-type="string">
            <text:p><text:s/>48.226/09.</text:p>
          </table:table-cell>
          <table:table-cell office:value-type="string">
            <text:p>581 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116">
            <text:p>116</text:p>
          </table:table-cell>
          <table:table-cell office:value-type="float" office:value="40177">
            <text:p>40177</text:p>
          </table:table-cell>
          <table:table-cell office:value-type="float" office:value="148">
            <text:p>148</text:p>
          </table:table-cell>
          <table:table-cell office:value-type="float" office:value="40905">
            <text:p>40905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40177">
            <text:p>40177</text:p>
          </table:table-cell>
        </table:table-row>
        <table:table-row table:style-name="ro1">
          <table:table-cell table:formula="of:=CONCATENATE([.A$1]; &quot; &quot;; [.H117])" office:value-type="string" office:string-value="Disco NIX/PREVIOUS">
            <text:p>Disco NIX/PREVIOUS</text:p>
          </table:table-cell>
          <table:table-cell table:formula="of:=[.H117]" office:value-type="string" office:string-value="NIX/PREVIOUS">
            <text:p>NIX/PREVIOUS</text:p>
          </table:table-cell>
          <table:table-cell table:number-columns-repeated="3"/>
          <table:table-cell table:formula="of:=CONCATENATE([.I117]; &quot; &quot;; [.J117])" office:value-type="string" office:string-value="HIPOLITO YRIGOYEN  847/49/851">
            <text:p>HIPOLITO YRIGOYEN <text:s/>847/49/851</text:p>
          </table:table-cell>
          <table:table-cell office:value-type="float" office:value="115">
            <text:p>115</text:p>
          </table:table-cell>
          <table:table-cell office:value-type="string">
            <text:p>NIX/PREVIOUS</text:p>
          </table:table-cell>
          <table:table-cell office:value-type="string">
            <text:p>HIPOLITO YRIGOYEN </text:p>
          </table:table-cell>
          <table:table-cell office:value-type="string">
            <text:p>847/49/851</text:p>
          </table:table-cell>
          <table:table-cell table:formula="of:=CONCATENATE([.I117]; &quot; &quot;; [.J117])" office:value-type="string" office:string-value="HIPOLITO YRIGOYEN  847/49/851">
            <text:p>HIPOLITO YRIGOYEN <text:s/>847/49/851</text:p>
          </table:table-cell>
          <table:table-cell/>
          <table:table-cell office:value-type="string">
            <text:p>18225/10</text:p>
          </table:table-cell>
          <table:table-cell office:value-type="string">
            <text:p>958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">
            <text:p>4</text:p>
          </table:table-cell>
          <table:table-cell office:value-type="float" office:value="40193">
            <text:p>40193</text:p>
          </table:table-cell>
          <table:table-cell office:value-type="float" office:value="36">
            <text:p>36</text:p>
          </table:table-cell>
          <table:table-cell office:value-type="float" office:value="40977">
            <text:p>4097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0193">
            <text:p>40193</text:p>
          </table:table-cell>
        </table:table-row>
        <table:table-row table:style-name="ro1">
          <table:table-cell table:formula="of:=CONCATENATE([.A$1]; &quot; &quot;; [.H118])" office:value-type="string" office:string-value="Disco NEO CLUB">
            <text:p>Disco NEO CLUB</text:p>
          </table:table-cell>
          <table:table-cell table:formula="of:=[.H118]" office:value-type="string" office:string-value="NEO CLUB">
            <text:p>NEO CLUB</text:p>
          </table:table-cell>
          <table:table-cell table:number-columns-repeated="3"/>
          <table:table-cell table:formula="of:=CONCATENATE([.I118]; &quot; &quot;; [.J118])" office:value-type="string" office:string-value="SANTOS DUMONT 4056/60">
            <text:p>SANTOS DUMONT 4056/60</text:p>
          </table:table-cell>
          <table:table-cell office:value-type="float" office:value="116">
            <text:p>116</text:p>
          </table:table-cell>
          <table:table-cell office:value-type="string">
            <text:p>NEO CLUB</text:p>
          </table:table-cell>
          <table:table-cell office:value-type="string">
            <text:p>SANTOS DUMONT</text:p>
          </table:table-cell>
          <table:table-cell office:value-type="string">
            <text:p>4056/60</text:p>
          </table:table-cell>
          <table:table-cell table:formula="of:=CONCATENATE([.I118]; &quot; &quot;; [.J118])" office:value-type="string" office:string-value="SANTOS DUMONT 4056/60">
            <text:p>SANTOS DUMONT 4056/60</text:p>
          </table:table-cell>
          <table:table-cell/>
          <table:table-cell office:value-type="string">
            <text:p>1544367/09</text:p>
          </table:table-cell>
          <table:table-cell office:value-type="string">
            <text:p>50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0">
            <text:p>10</text:p>
          </table:table-cell>
          <table:table-cell office:value-type="float" office:value="40207">
            <text:p>40207</text:p>
          </table:table-cell>
          <table:table-cell office:value-type="float" office:value="11">
            <text:p>11</text:p>
          </table:table-cell>
          <table:table-cell office:value-type="float" office:value="40963">
            <text:p>409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0207">
            <text:p>40207</text:p>
          </table:table-cell>
        </table:table-row>
        <table:table-row table:style-name="ro1">
          <table:table-cell table:formula="of:=CONCATENATE([.A$1]; &quot; &quot;; [.H119])" office:value-type="string" office:string-value="Disco GROOVE">
            <text:p>Disco GROOVE</text:p>
          </table:table-cell>
          <table:table-cell table:formula="of:=[.H119]" office:value-type="string" office:string-value="GROOVE">
            <text:p>GROOVE</text:p>
          </table:table-cell>
          <table:table-cell table:number-columns-repeated="3"/>
          <table:table-cell table:formula="of:=CONCATENATE([.I119]; &quot; &quot;; [.J119])" office:value-type="string" office:string-value="AV. SANTA FE  4389/99">
            <text:p>AV. SANTA FE <text:s/>4389/99</text:p>
          </table:table-cell>
          <table:table-cell office:value-type="float" office:value="117">
            <text:p>117</text:p>
          </table:table-cell>
          <table:table-cell office:value-type="string">
            <text:p>GROOVE</text:p>
          </table:table-cell>
          <table:table-cell office:value-type="string">
            <text:p>AV. SANTA FE </text:p>
          </table:table-cell>
          <table:table-cell office:value-type="string">
            <text:p>4389/99</text:p>
          </table:table-cell>
          <table:table-cell table:formula="of:=CONCATENATE([.I119]; &quot; &quot;; [.J119])" office:value-type="string" office:string-value="AV. SANTA FE  4389/99">
            <text:p>AV. SANTA FE <text:s/>4389/99</text:p>
          </table:table-cell>
          <table:table-cell/>
          <table:table-cell office:value-type="string">
            <text:p>147846/10</text:p>
          </table:table-cell>
          <table:table-cell office:value-type="string">
            <text:p>1685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1">
            <text:p>51</text:p>
          </table:table-cell>
          <table:table-cell office:value-type="float" office:value="40268">
            <text:p>40268</text:p>
          </table:table-cell>
          <table:table-cell office:value-type="float" office:value="55">
            <text:p>55</text:p>
          </table:table-cell>
          <table:table-cell office:value-type="float" office:value="40998">
            <text:p>40998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40268">
            <text:p>40268</text:p>
          </table:table-cell>
        </table:table-row>
        <table:table-row table:style-name="ro1">
          <table:table-cell table:formula="of:=CONCATENATE([.A$1]; &quot; &quot;; [.H120])" office:value-type="string" office:string-value="Disco MOD">
            <text:p>Disco MOD</text:p>
          </table:table-cell>
          <table:table-cell table:formula="of:=[.H120]" office:value-type="string" office:string-value="MOD">
            <text:p>MOD</text:p>
          </table:table-cell>
          <table:table-cell table:number-columns-repeated="3"/>
          <table:table-cell table:formula="of:=CONCATENATE([.I120]; &quot; &quot;; [.J120])" office:value-type="string" office:string-value="BALCARCE  563">
            <text:p>BALCARCE <text:s/>563</text:p>
          </table:table-cell>
          <table:table-cell office:value-type="float" office:value="118">
            <text:p>118</text:p>
          </table:table-cell>
          <table:table-cell office:value-type="string">
            <text:p>MOD</text:p>
          </table:table-cell>
          <table:table-cell office:value-type="string">
            <text:p>BALCARCE </text:p>
          </table:table-cell>
          <table:table-cell office:value-type="float" office:value="563">
            <text:p>563</text:p>
          </table:table-cell>
          <table:table-cell table:formula="of:=CONCATENATE([.I120]; &quot; &quot;; [.J120])" office:value-type="string" office:string-value="BALCARCE  563">
            <text:p>BALCARCE <text:s/>563</text:p>
          </table:table-cell>
          <table:table-cell/>
          <table:table-cell office:value-type="string">
            <text:p>1130684/10</text:p>
          </table:table-cell>
          <table:table-cell office:value-type="string">
            <text:p>586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23">
            <text:p>123</text:p>
          </table:table-cell>
          <table:table-cell office:value-type="float" office:value="40473">
            <text:p>40473</text:p>
          </table:table-cell>
          <table:table-cell office:value-type="float" office:value="135">
            <text:p>135</text:p>
          </table:table-cell>
          <table:table-cell office:value-type="float" office:value="41205">
            <text:p>41205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40473">
            <text:p>40473</text:p>
          </table:table-cell>
        </table:table-row>
        <table:table-row table:style-name="ro1">
          <table:table-cell table:formula="of:=CONCATENATE([.A$1]; &quot; &quot;; [.H121])" office:value-type="string" office:string-value="Disco AMBAR">
            <text:p>Disco AMBAR</text:p>
          </table:table-cell>
          <table:table-cell table:formula="of:=[.H121]" office:value-type="string" office:string-value="AMBAR">
            <text:p>AMBAR</text:p>
          </table:table-cell>
          <table:table-cell table:number-columns-repeated="3"/>
          <table:table-cell table:formula="of:=CONCATENATE([.I121]; &quot; &quot;; [.J121])" office:value-type="string" office:string-value="AV. BEIRO 3124/28">
            <text:p>AV. BEIRO 3124/28</text:p>
          </table:table-cell>
          <table:table-cell office:value-type="float" office:value="119">
            <text:p>119</text:p>
          </table:table-cell>
          <table:table-cell office:value-type="string">
            <text:p>AMBAR</text:p>
          </table:table-cell>
          <table:table-cell office:value-type="string">
            <text:p>AV. BEIRO</text:p>
          </table:table-cell>
          <table:table-cell office:value-type="string">
            <text:p>3124/28</text:p>
          </table:table-cell>
          <table:table-cell table:formula="of:=CONCATENATE([.I121]; &quot; &quot;; [.J121])" office:value-type="string" office:string-value="AV. BEIRO 3124/28">
            <text:p>AV. BEIRO 3124/28</text:p>
          </table:table-cell>
          <table:table-cell/>
          <table:table-cell office:value-type="string">
            <text:p>1527712/10</text:p>
          </table:table-cell>
          <table:table-cell office:value-type="string">
            <text:p>247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150">
            <text:p>150</text:p>
          </table:table-cell>
          <table:table-cell office:value-type="float" office:value="40540">
            <text:p>40540</text:p>
          </table:table-cell>
          <table:table-cell office:value-type="float" office:value="63">
            <text:p>63</text:p>
          </table:table-cell>
          <table:table-cell office:value-type="float" office:value="41023">
            <text:p>41023</text:p>
          </table:table-cell>
          <table:table-cell table:number-columns-repeated="2"/>
          <table:table-cell office:value-type="float" office:value="150">
            <text:p>150</text:p>
          </table:table-cell>
          <table:table-cell office:value-type="float" office:value="40540">
            <text:p>40540</text:p>
          </table:table-cell>
        </table:table-row>
        <table:table-row table:style-name="ro1">
          <table:table-cell table:formula="of:=CONCATENATE([.A$1]; &quot; &quot;; [.H122])" office:value-type="string" office:string-value="Disco TERRAZAS DEL ESTE">
            <text:p>Disco TERRAZAS DEL ESTE</text:p>
          </table:table-cell>
          <table:table-cell table:formula="of:=[.H122]" office:value-type="string" office:string-value="TERRAZAS DEL ESTE">
            <text:p>TERRAZAS DEL ESTE</text:p>
          </table:table-cell>
          <table:table-cell table:number-columns-repeated="3"/>
          <table:table-cell table:formula="of:=CONCATENATE([.I122]; &quot; &quot;; [.J122])" office:value-type="string" office:string-value="R. OBLIGADO Y SARMIENTO ">
            <text:p>R. OBLIGADO Y SARMIENTO </text:p>
          </table:table-cell>
          <table:table-cell office:value-type="float" office:value="120">
            <text:p>120</text:p>
          </table:table-cell>
          <table:table-cell office:value-type="string">
            <text:p>TERRAZAS DEL ESTE</text:p>
          </table:table-cell>
          <table:table-cell office:value-type="string">
            <text:p>R. OBLIGADO Y SARMIENTO</text:p>
          </table:table-cell>
          <table:table-cell/>
          <table:table-cell table:formula="of:=CONCATENATE([.I122]; &quot; &quot;; [.J122])" office:value-type="string" office:string-value="R. OBLIGADO Y SARMIENTO ">
            <text:p>R. OBLIGADO Y SARMIENTO </text:p>
          </table:table-cell>
          <table:table-cell/>
          <table:table-cell office:value-type="string">
            <text:p>1602841/10</text:p>
          </table:table-cell>
          <table:table-cell office:value-type="string">
            <text:p>3158 personas</text:p>
          </table:table-cell>
          <table:table-cell office:value-type="string">
            <text:p>"C"</text:p>
          </table:table-cell>
          <table:table-cell office:value-type="string">
            <text:p>RENOVADO 2011</text:p>
          </table:table-cell>
          <table:table-cell office:value-type="float" office:value="10">
            <text:p>10</text:p>
          </table:table-cell>
          <table:table-cell office:value-type="float" office:value="40584">
            <text:p>40584</text:p>
          </table:table-cell>
          <table:table-cell office:value-type="float" office:value="147">
            <text:p>147</text:p>
          </table:table-cell>
          <table:table-cell office:value-type="float" office:value="40905">
            <text:p>40905</text:p>
          </table:table-cell>
          <table:table-cell/>
          <table:table-cell office:value-type="string">
            <text:p><text:s/></text:p>
          </table:table-cell>
          <table:table-cell office:value-type="float" office:value="151">
            <text:p>151</text:p>
          </table:table-cell>
          <table:table-cell office:value-type="float" office:value="40540">
            <text:p>40540</text:p>
          </table:table-cell>
        </table:table-row>
        <table:table-row table:style-name="ro1">
          <table:table-cell table:formula="of:=CONCATENATE([.A$1]; &quot; &quot;; [.H123])" office:value-type="string" office:string-value="Disco DISCO SIX">
            <text:p>Disco DISCO SIX</text:p>
          </table:table-cell>
          <table:table-cell table:formula="of:=[.H123]" office:value-type="string" office:string-value="DISCO SIX">
            <text:p>DISCO SIX</text:p>
          </table:table-cell>
          <table:table-cell table:number-columns-repeated="3"/>
          <table:table-cell table:formula="of:=CONCATENATE([.I123]; &quot; &quot;; [.J123])" office:value-type="string" office:string-value="AV. CABILDO 3241">
            <text:p>AV. CABILDO 3241</text:p>
          </table:table-cell>
          <table:table-cell office:value-type="float" office:value="121">
            <text:p>121</text:p>
          </table:table-cell>
          <table:table-cell office:value-type="string">
            <text:p>DISCO SIX</text:p>
          </table:table-cell>
          <table:table-cell office:value-type="string">
            <text:p>AV. CABILDO</text:p>
          </table:table-cell>
          <table:table-cell office:value-type="float" office:value="3241">
            <text:p>3241</text:p>
          </table:table-cell>
          <table:table-cell table:formula="of:=CONCATENATE([.I123]; &quot; &quot;; [.J123])" office:value-type="string" office:string-value="AV. CABILDO 3241">
            <text:p>AV. CABILDO 3241</text:p>
          </table:table-cell>
          <table:table-cell/>
          <table:table-cell office:value-type="string">
            <text:p>23050/11</text:p>
          </table:table-cell>
          <table:table-cell office:value-type="string">
            <text:p>90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1">
            <text:p>1</text:p>
          </table:table-cell>
          <table:table-cell office:value-type="float" office:value="40553">
            <text:p>40553</text:p>
          </table:table-cell>
          <table:table-cell office:value-type="float" office:value="1">
            <text:p>1</text:p>
          </table:table-cell>
          <table:table-cell office:value-type="float" office:value="40918">
            <text:p>4091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0553">
            <text:p>40553</text:p>
          </table:table-cell>
        </table:table-row>
        <table:table-row table:style-name="ro1">
          <table:table-cell table:formula="of:=CONCATENATE([.A$1]; &quot; &quot;; [.H124])" office:value-type="string" office:string-value="Disco YOUR CLUB">
            <text:p>Disco YOUR CLUB</text:p>
          </table:table-cell>
          <table:table-cell table:formula="of:=[.H124]" office:value-type="string" office:string-value="YOUR CLUB">
            <text:p>YOUR CLUB</text:p>
          </table:table-cell>
          <table:table-cell table:number-columns-repeated="3"/>
          <table:table-cell table:formula="of:=CONCATENATE([.I124]; &quot; &quot;; [.J124])" office:value-type="string" office:string-value="SUIPACHA  586">
            <text:p>SUIPACHA <text:s/>586</text:p>
          </table:table-cell>
          <table:table-cell office:value-type="float" office:value="122">
            <text:p>122</text:p>
          </table:table-cell>
          <table:table-cell office:value-type="string">
            <text:p>YOUR CLUB</text:p>
          </table:table-cell>
          <table:table-cell office:value-type="string">
            <text:p>SUIPACHA </text:p>
          </table:table-cell>
          <table:table-cell office:value-type="float" office:value="586">
            <text:p>586</text:p>
          </table:table-cell>
          <table:table-cell table:formula="of:=CONCATENATE([.I124]; &quot; &quot;; [.J124])" office:value-type="string" office:string-value="SUIPACHA  586">
            <text:p>SUIPACHA <text:s/>586</text:p>
          </table:table-cell>
          <table:table-cell/>
          <table:table-cell office:value-type="string">
            <text:p>254976/11</text:p>
          </table:table-cell>
          <table:table-cell office:value-type="string">
            <text:p>520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43">
            <text:p>43</text:p>
          </table:table-cell>
          <table:table-cell office:value-type="float" office:value="40625">
            <text:p>40625</text:p>
          </table:table-cell>
          <table:table-cell office:value-type="float" office:value="44">
            <text:p>44</text:p>
          </table:table-cell>
          <table:table-cell office:value-type="float" office:value="40988">
            <text:p>40988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40625">
            <text:p>40625</text:p>
          </table:table-cell>
        </table:table-row>
        <table:table-row table:style-name="ro1">
          <table:table-cell table:formula="of:=CONCATENATE([.A$1]; &quot; &quot;; [.H125])" office:value-type="string" office:string-value="Disco WANNA">
            <text:p>Disco WANNA</text:p>
          </table:table-cell>
          <table:table-cell table:formula="of:=[.H125]" office:value-type="string" office:string-value="WANNA">
            <text:p>WANNA</text:p>
          </table:table-cell>
          <table:table-cell table:number-columns-repeated="3"/>
          <table:table-cell table:formula="of:=CONCATENATE([.I125]; &quot; &quot;; [.J125])" office:value-type="string" office:string-value="DARWIN  1574">
            <text:p>DARWIN <text:s/>1574</text:p>
          </table:table-cell>
          <table:table-cell office:value-type="float" office:value="123">
            <text:p>123</text:p>
          </table:table-cell>
          <table:table-cell office:value-type="string">
            <text:p>WANNA</text:p>
          </table:table-cell>
          <table:table-cell office:value-type="string">
            <text:p>DARWIN </text:p>
          </table:table-cell>
          <table:table-cell office:value-type="float" office:value="1574">
            <text:p>1574</text:p>
          </table:table-cell>
          <table:table-cell table:formula="of:=CONCATENATE([.I125]; &quot; &quot;; [.J125])" office:value-type="string" office:string-value="DARWIN  1574">
            <text:p>DARWIN <text:s/>1574</text:p>
          </table:table-cell>
          <table:table-cell/>
          <table:table-cell office:value-type="string">
            <text:p>519875/11</text:p>
          </table:table-cell>
          <table:table-cell office:value-type="string">
            <text:p>563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59">
            <text:p>59</text:p>
          </table:table-cell>
          <table:table-cell office:value-type="float" office:value="40661">
            <text:p>40661</text:p>
          </table:table-cell>
          <table:table-cell office:value-type="float" office:value="64">
            <text:p>64</text:p>
          </table:table-cell>
          <table:table-cell office:value-type="float" office:value="41023">
            <text:p>41023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40631">
            <text:p>40631</text:p>
          </table:table-cell>
        </table:table-row>
        <table:table-row table:style-name="ro1">
          <table:table-cell table:formula="of:=CONCATENATE([.A$1]; &quot; &quot;; [.H126])" office:value-type="string" office:string-value="Disco WANNA">
            <text:p>Disco WANNA</text:p>
          </table:table-cell>
          <table:table-cell table:formula="of:=[.H126]" office:value-type="string" office:string-value="WANNA">
            <text:p>WANNA</text:p>
          </table:table-cell>
          <table:table-cell table:number-columns-repeated="3"/>
          <table:table-cell table:formula="of:=CONCATENATE([.I126]; &quot; &quot;; [.J126])" office:value-type="string" office:string-value="Av. J. B. JUSTO 1634">
            <text:p>Av. J. B. JUSTO 1634</text:p>
          </table:table-cell>
          <table:table-cell office:value-type="float" office:value="123">
            <text:p>123</text:p>
          </table:table-cell>
          <table:table-cell office:value-type="string">
            <text:p>WANNA</text:p>
          </table:table-cell>
          <table:table-cell office:value-type="string">
            <text:p>Av. J. B. JUSTO</text:p>
          </table:table-cell>
          <table:table-cell office:value-type="float" office:value="1634">
            <text:p>1634</text:p>
          </table:table-cell>
          <table:table-cell table:formula="of:=CONCATENATE([.I126]; &quot; &quot;; [.J126])" office:value-type="string" office:string-value="Av. J. B. JUSTO 1634">
            <text:p>Av. J. B. JUSTO 1634</text:p>
          </table:table-cell>
          <table:table-cell/>
          <table:table-cell office:value-type="string">
            <text:p>519875/12</text:p>
          </table:table-cell>
          <table:table-cell office:value-type="string">
            <text:p>564 personas</text:p>
          </table:table-cell>
          <table:table-cell office:value-type="string">
            <text:p>"C"</text:p>
          </table:table-cell>
          <table:table-cell office:value-type="string">
            <text:p>RENOVADO 2013</text:p>
          </table:table-cell>
          <table:table-cell office:value-type="float" office:value="59">
            <text:p>59</text:p>
          </table:table-cell>
          <table:table-cell office:value-type="float" office:value="40661">
            <text:p>40661</text:p>
          </table:table-cell>
          <table:table-cell office:value-type="float" office:value="64">
            <text:p>64</text:p>
          </table:table-cell>
          <table:table-cell office:value-type="float" office:value="41023">
            <text:p>41023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40631">
            <text:p>40631</text:p>
          </table:table-cell>
        </table:table-row>
        <table:table-row table:style-name="ro1">
          <table:table-cell table:formula="of:=CONCATENATE([.A$1]; &quot; &quot;; [.H127])" office:value-type="string" office:string-value="Disco RIVDADAVIA 9131">
            <text:p>Disco RIVDADAVIA 9131</text:p>
          </table:table-cell>
          <table:table-cell table:formula="of:=[.H127]" office:value-type="string" office:string-value="RIVDADAVIA 9131">
            <text:p>RIVDADAVIA 9131</text:p>
          </table:table-cell>
          <table:table-cell table:number-columns-repeated="3"/>
          <table:table-cell table:formula="of:=CONCATENATE([.I127]; &quot; &quot;; [.J127])" office:value-type="string" office:string-value="Av. RIVADAVIA 9131">
            <text:p>Av. RIVADAVIA 9131</text:p>
          </table:table-cell>
          <table:table-cell office:value-type="float" office:value="124">
            <text:p>124</text:p>
          </table:table-cell>
          <table:table-cell office:value-type="string">
            <text:p>RIVDADAVIA 9131</text:p>
          </table:table-cell>
          <table:table-cell office:value-type="string">
            <text:p>Av. RIVADAVIA</text:p>
          </table:table-cell>
          <table:table-cell office:value-type="float" office:value="9131">
            <text:p>9131</text:p>
          </table:table-cell>
          <table:table-cell table:formula="of:=CONCATENATE([.I127]; &quot; &quot;; [.J127])" office:value-type="string" office:string-value="Av. RIVADAVIA 9131">
            <text:p>Av. RIVADAVIA 9131</text:p>
          </table:table-cell>
          <table:table-cell/>
          <table:table-cell office:value-type="string">
            <text:p>316734/11</text:p>
          </table:table-cell>
          <table:table-cell office:value-type="string">
            <text:p>120 personas</text:p>
          </table:table-cell>
          <table:table-cell office:value-type="string">
            <text:p>"C.C"</text:p>
          </table:table-cell>
          <table:table-cell office:value-type="string">
            <text:p>RENOVADO 2012</text:p>
          </table:table-cell>
          <table:table-cell office:value-type="float" office:value="63">
            <text:p>63</text:p>
          </table:table-cell>
          <table:table-cell office:value-type="float" office:value="40676">
            <text:p>40676</text:p>
          </table:table-cell>
          <table:table-cell office:value-type="float" office:value="70">
            <text:p>70</text:p>
          </table:table-cell>
          <table:table-cell office:value-type="float" office:value="41047">
            <text:p>41047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40676">
            <text:p>40676</text:p>
          </table:table-cell>
        </table:table-row>
        <table:table-row table:style-name="ro1">
          <table:table-cell table:formula="of:=CONCATENATE([.A$1]; &quot; &quot;; [.H128])" office:value-type="string" office:string-value="Disco PIZZA BANANA">
            <text:p>Disco PIZZA BANANA</text:p>
          </table:table-cell>
          <table:table-cell table:formula="of:=[.H128]" office:value-type="string" office:string-value="PIZZA BANANA">
            <text:p>PIZZA BANANA</text:p>
          </table:table-cell>
          <table:table-cell table:number-columns-repeated="3"/>
          <table:table-cell table:formula="of:=CONCATENATE([.I128]; &quot; &quot;; [.J128])" office:value-type="string" office:string-value="AV. RAFAEL OBLIGADO 6201">
            <text:p>AV. RAFAEL OBLIGADO 6201</text:p>
          </table:table-cell>
          <table:table-cell office:value-type="float" office:value="125">
            <text:p>125</text:p>
          </table:table-cell>
          <table:table-cell office:value-type="string">
            <text:p>PIZZA BANANA</text:p>
          </table:table-cell>
          <table:table-cell office:value-type="string">
            <text:p>AV. RAFAEL OBLIGADO</text:p>
          </table:table-cell>
          <table:table-cell office:value-type="float" office:value="6201">
            <text:p>6201</text:p>
          </table:table-cell>
          <table:table-cell table:formula="of:=CONCATENATE([.I128]; &quot; &quot;; [.J128])" office:value-type="string" office:string-value="AV. RAFAEL OBLIGADO 6201">
            <text:p>AV. RAFAEL OBLIGADO 6201</text:p>
          </table:table-cell>
          <table:table-cell/>
          <table:table-cell office:value-type="string">
            <text:p>736109/11</text:p>
          </table:table-cell>
          <table:table-cell office:value-type="string">
            <text:p>1143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68">
            <text:p>68</text:p>
          </table:table-cell>
          <table:table-cell office:value-type="float" office:value="40683">
            <text:p>40683</text:p>
          </table:table-cell>
          <table:table-cell office:value-type="float" office:value="73">
            <text:p>73</text:p>
          </table:table-cell>
          <table:table-cell office:value-type="float" office:value="41052">
            <text:p>41052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40683">
            <text:p>40683</text:p>
          </table:table-cell>
        </table:table-row>
        <table:table-row table:style-name="ro1">
          <table:table-cell table:formula="of:=CONCATENATE([.A$1]; &quot; &quot;; [.H129])" office:value-type="string" office:string-value="Disco WHO">
            <text:p>Disco WHO</text:p>
          </table:table-cell>
          <table:table-cell table:formula="of:=[.H129]" office:value-type="string" office:string-value="WHO">
            <text:p>WHO</text:p>
          </table:table-cell>
          <table:table-cell table:number-columns-repeated="3"/>
          <table:table-cell table:formula="of:=CONCATENATE([.I129]; &quot; &quot;; [.J129])" office:value-type="string" office:string-value="EMMA DE LA BARRA 333">
            <text:p>EMMA DE LA BARRA 333</text:p>
          </table:table-cell>
          <table:table-cell office:value-type="float" office:value="126">
            <text:p>126</text:p>
          </table:table-cell>
          <table:table-cell office:value-type="string">
            <text:p>WHO</text:p>
          </table:table-cell>
          <table:table-cell office:value-type="string">
            <text:p>EMMA DE LA BARRA</text:p>
          </table:table-cell>
          <table:table-cell office:value-type="float" office:value="333">
            <text:p>333</text:p>
          </table:table-cell>
          <table:table-cell table:formula="of:=CONCATENATE([.I129]; &quot; &quot;; [.J129])" office:value-type="string" office:string-value="EMMA DE LA BARRA 333">
            <text:p>EMMA DE LA BARRA 333</text:p>
          </table:table-cell>
          <table:table-cell/>
          <table:table-cell office:value-type="string">
            <text:p>990186/11</text:p>
          </table:table-cell>
          <table:table-cell office:value-type="string">
            <text:p>490 personas</text:p>
          </table:table-cell>
          <table:table-cell office:value-type="string">
            <text:p>"C"</text:p>
          </table:table-cell>
          <table:table-cell office:value-type="string">
            <text:p>INSCRIPCION VENCIDA</text:p>
          </table:table-cell>
          <table:table-cell office:value-type="float" office:value="89">
            <text:p>89</text:p>
          </table:table-cell>
          <table:table-cell office:value-type="float" office:value="40746">
            <text:p>40746</text:p>
          </table:table-cell>
          <table:table-cell table:number-columns-repeated="4"/>
          <table:table-cell office:value-type="float" office:value="89">
            <text:p>89</text:p>
          </table:table-cell>
          <table:table-cell office:value-type="float" office:value="40746">
            <text:p>40746</text:p>
          </table:table-cell>
        </table:table-row>
        <table:table-row table:style-name="ro1">
          <table:table-cell table:formula="of:=CONCATENATE([.A$1]; &quot; &quot;; [.H130])" office:value-type="string" office:string-value="Disco BOUTIQUE">
            <text:p>Disco BOUTIQUE</text:p>
          </table:table-cell>
          <table:table-cell table:formula="of:=[.H130]" office:value-type="string" office:string-value="BOUTIQUE">
            <text:p>BOUTIQUE</text:p>
          </table:table-cell>
          <table:table-cell table:number-columns-repeated="3"/>
          <table:table-cell table:formula="of:=CONCATENATE([.I130]; &quot; &quot;; [.J130])" office:value-type="string" office:string-value="PERU  529/35/41">
            <text:p>PERU <text:s/>529/35/41</text:p>
          </table:table-cell>
          <table:table-cell office:value-type="float" office:value="127">
            <text:p>127</text:p>
          </table:table-cell>
          <table:table-cell office:value-type="string">
            <text:p>BOUTIQUE</text:p>
          </table:table-cell>
          <table:table-cell office:value-type="string">
            <text:p>PERU </text:p>
          </table:table-cell>
          <table:table-cell office:value-type="string">
            <text:p>529/35/41</text:p>
          </table:table-cell>
          <table:table-cell table:formula="of:=CONCATENATE([.I130]; &quot; &quot;; [.J130])" office:value-type="string" office:string-value="PERU  529/35/41">
            <text:p>PERU <text:s/>529/35/41</text:p>
          </table:table-cell>
          <table:table-cell/>
          <table:table-cell office:value-type="string">
            <text:p>1241520/11</text:p>
          </table:table-cell>
          <table:table-cell office:value-type="string">
            <text:p>1950 personas</text:p>
          </table:table-cell>
          <table:table-cell office:value-type="string">
            <text:p>"C"</text:p>
          </table:table-cell>
          <table:table-cell office:value-type="string">
            <text:p>RENOVADO 2012</text:p>
          </table:table-cell>
          <table:table-cell office:value-type="float" office:value="93">
            <text:p>93</text:p>
          </table:table-cell>
          <table:table-cell office:value-type="float" office:value="40773">
            <text:p>40773</text:p>
          </table:table-cell>
          <table:table-cell office:value-type="float" office:value="108">
            <text:p>108</text:p>
          </table:table-cell>
          <table:table-cell office:value-type="float" office:value="41138">
            <text:p>41138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40773">
            <text:p>40773</text:p>
          </table:table-cell>
        </table:table-row>
        <table:table-row table:style-name="ro1">
          <table:table-cell table:formula="of:=CONCATENATE([.A$1]; &quot; &quot;; [.H131])" office:value-type="string" office:string-value="Disco OPIUM GARDEN">
            <text:p>Disco OPIUM GARDEN</text:p>
          </table:table-cell>
          <table:table-cell table:formula="of:=[.H131]" office:value-type="string" office:string-value="OPIUM GARDEN">
            <text:p>OPIUM GARDEN</text:p>
          </table:table-cell>
          <table:table-cell table:number-columns-repeated="3"/>
          <table:table-cell table:formula="of:=CONCATENATE([.I131]; &quot; &quot;; [.J131])" office:value-type="string" office:string-value="AV. JUAN B. JUSTO  1659/75">
            <text:p>AV. JUAN B. JUSTO <text:s/>1659/75</text:p>
          </table:table-cell>
          <table:table-cell office:value-type="float" office:value="128">
            <text:p>128</text:p>
          </table:table-cell>
          <table:table-cell office:value-type="string">
            <text:p>OPIUM GARDEN</text:p>
          </table:table-cell>
          <table:table-cell office:value-type="string">
            <text:p>AV. JUAN B. JUSTO </text:p>
          </table:table-cell>
          <table:table-cell office:value-type="string">
            <text:p>1659/75</text:p>
          </table:table-cell>
          <table:table-cell table:formula="of:=CONCATENATE([.I131]; &quot; &quot;; [.J131])" office:value-type="string" office:string-value="AV. JUAN B. JUSTO  1659/75">
            <text:p>AV. JUAN B. JUSTO <text:s/>1659/75</text:p>
          </table:table-cell>
          <table:table-cell/>
          <table:table-cell office:value-type="string">
            <text:p>1653447/11</text:p>
          </table:table-cell>
          <table:table-cell office:value-type="string">
            <text:p>626 personas</text:p>
          </table:table-cell>
          <table:table-cell/>
          <table:table-cell office:value-type="string">
            <text:p>RENOVADO 2012</text:p>
          </table:table-cell>
          <table:table-cell office:value-type="float" office:value="111">
            <text:p>111</text:p>
          </table:table-cell>
          <table:table-cell office:value-type="float" office:value="40823">
            <text:p>40823</text:p>
          </table:table-cell>
          <table:table-cell office:value-type="float" office:value="127">
            <text:p>127</text:p>
          </table:table-cell>
          <table:table-cell office:value-type="float" office:value="41187">
            <text:p>41187</text:p>
          </table:table-cell>
          <table:table-cell table:number-columns-repeated="2"/>
          <table:table-cell office:value-type="float" office:value="111">
            <text:p>111</text:p>
          </table:table-cell>
          <table:table-cell office:value-type="float" office:value="40823">
            <text:p>40823</text:p>
          </table:table-cell>
        </table:table-row>
        <table:table-row table:style-name="ro1">
          <table:table-cell table:formula="of:=CONCATENATE([.A$1]; &quot; &quot;; [.H132])" office:value-type="string" office:string-value="Disco VIEJO CORREO">
            <text:p>Disco VIEJO CORREO</text:p>
          </table:table-cell>
          <table:table-cell table:formula="of:=[.H132]" office:value-type="string" office:string-value="VIEJO CORREO">
            <text:p>VIEJO CORREO</text:p>
          </table:table-cell>
          <table:table-cell table:number-columns-repeated="3"/>
          <table:table-cell table:formula="of:=CONCATENATE([.I132]; &quot; &quot;; [.J132])" office:value-type="string" office:string-value="AV. DIAZ VELEZ 4820">
            <text:p>AV. DIAZ VELEZ 4820</text:p>
          </table:table-cell>
          <table:table-cell office:value-type="float" office:value="129">
            <text:p>129</text:p>
          </table:table-cell>
          <table:table-cell office:value-type="string">
            <text:p>VIEJO CORREO</text:p>
          </table:table-cell>
          <table:table-cell office:value-type="string">
            <text:p>AV. DIAZ VELEZ</text:p>
          </table:table-cell>
          <table:table-cell office:value-type="float" office:value="4820">
            <text:p>4820</text:p>
          </table:table-cell>
          <table:table-cell table:formula="of:=CONCATENATE([.I132]; &quot; &quot;; [.J132])" office:value-type="string" office:string-value="AV. DIAZ VELEZ 4820">
            <text:p>AV. DIAZ VELEZ 4820</text:p>
          </table:table-cell>
          <table:table-cell/>
          <table:table-cell office:value-type="string">
            <text:p>37589/09</text:p>
          </table:table-cell>
          <table:table-cell office:value-type="string">
            <text:p>300 personas</text:p>
          </table:table-cell>
          <table:table-cell office:value-type="string">
            <text:p>"C"</text:p>
          </table:table-cell>
          <table:table-cell office:value-type="string">
            <text:p>INSCRIPCION VENCIDA</text:p>
          </table:table-cell>
          <table:table-cell office:value-type="float" office:value="119">
            <text:p>119</text:p>
          </table:table-cell>
          <table:table-cell office:value-type="float" office:value="40851">
            <text:p>40851</text:p>
          </table:table-cell>
          <table:table-cell table:number-columns-repeated="4"/>
          <table:table-cell office:value-type="float" office:value="119">
            <text:p>119</text:p>
          </table:table-cell>
          <table:table-cell office:value-type="float" office:value="40851">
            <text:p>40851</text:p>
          </table:table-cell>
        </table:table-row>
        <table:table-row table:style-name="ro1">
          <table:table-cell table:formula="of:=CONCATENATE([.A$1]; &quot; &quot;; [.H133])" office:value-type="string" office:string-value="Disco ROSEBAR">
            <text:p>Disco ROSEBAR</text:p>
          </table:table-cell>
          <table:table-cell table:formula="of:=[.H133]" office:value-type="string" office:string-value="ROSEBAR">
            <text:p>ROSEBAR</text:p>
          </table:table-cell>
          <table:table-cell table:number-columns-repeated="3"/>
          <table:table-cell table:formula="of:=CONCATENATE([.I133]; &quot; &quot;; [.J133])" office:value-type="string" office:string-value="HONDURAS 5445">
            <text:p>HONDURAS 5445</text:p>
          </table:table-cell>
          <table:table-cell office:value-type="float" office:value="130">
            <text:p>130</text:p>
          </table:table-cell>
          <table:table-cell office:value-type="string">
            <text:p>ROSEBAR</text:p>
          </table:table-cell>
          <table:table-cell office:value-type="string">
            <text:p>HONDURAS</text:p>
          </table:table-cell>
          <table:table-cell office:value-type="float" office:value="5445">
            <text:p>5445</text:p>
          </table:table-cell>
          <table:table-cell table:formula="of:=CONCATENATE([.I133]; &quot; &quot;; [.J133])" office:value-type="string" office:string-value="HONDURAS 5445">
            <text:p>HONDURAS 5445</text:p>
          </table:table-cell>
          <table:table-cell/>
          <table:table-cell office:value-type="string">
            <text:p>2040335/11</text:p>
          </table:table-cell>
          <table:table-cell office:value-type="string">
            <text:p>1370 personas</text:p>
          </table:table-cell>
          <table:table-cell office:value-type="string">
            <text:p>"C"</text:p>
          </table:table-cell>
          <table:table-cell office:value-type="string">
            <text:p>INSCRIPCION 2011 </text:p>
          </table:table-cell>
          <table:table-cell office:value-type="float" office:value="139">
            <text:p>139</text:p>
          </table:table-cell>
          <table:table-cell office:value-type="float" office:value="40876">
            <text:p>40876</text:p>
          </table:table-cell>
          <table:table-cell table:number-columns-repeated="4"/>
          <table:table-cell office:value-type="float" office:value="139">
            <text:p>139</text:p>
          </table:table-cell>
          <table:table-cell office:value-type="float" office:value="40876">
            <text:p>40876</text:p>
          </table:table-cell>
        </table:table-row>
        <table:table-row table:style-name="ro1">
          <table:table-cell table:formula="of:=CONCATENATE([.A$1]; &quot; &quot;; [.H134])" office:value-type="string" office:string-value="Disco OYE CHICO">
            <text:p>Disco OYE CHICO</text:p>
          </table:table-cell>
          <table:table-cell table:formula="of:=[.H134]" office:value-type="string" office:string-value="OYE CHICO">
            <text:p>OYE CHICO</text:p>
          </table:table-cell>
          <table:table-cell table:number-columns-repeated="3"/>
          <table:table-cell table:formula="of:=CONCATENATE([.I134]; &quot; &quot;; [.J134])" office:value-type="string" office:string-value="MONTEVIDEO  306/50">
            <text:p>MONTEVIDEO <text:s/>306/50</text:p>
          </table:table-cell>
          <table:table-cell office:value-type="float" office:value="131">
            <text:p>131</text:p>
          </table:table-cell>
          <table:table-cell office:value-type="string">
            <text:p>OYE CHICO</text:p>
          </table:table-cell>
          <table:table-cell office:value-type="string">
            <text:p>MONTEVIDEO </text:p>
          </table:table-cell>
          <table:table-cell office:value-type="string">
            <text:p>306/50</text:p>
          </table:table-cell>
          <table:table-cell table:formula="of:=CONCATENATE([.I134]; &quot; &quot;; [.J134])" office:value-type="string" office:string-value="MONTEVIDEO  306/50">
            <text:p>MONTEVIDEO <text:s/>306/50</text:p>
          </table:table-cell>
          <table:table-cell/>
          <table:table-cell office:value-type="string">
            <text:p>2204807/11</text:p>
          </table:table-cell>
          <table:table-cell office:value-type="string">
            <text:p>200 personas</text:p>
          </table:table-cell>
          <table:table-cell office:value-type="string">
            <text:p>"C.C"</text:p>
          </table:table-cell>
          <table:table-cell office:value-type="string">
            <text:p>INSCRIPCION 2011 </text:p>
          </table:table-cell>
          <table:table-cell office:value-type="float" office:value="146">
            <text:p>146</text:p>
          </table:table-cell>
          <table:table-cell office:value-type="float" office:value="40899">
            <text:p>40899</text:p>
          </table:table-cell>
          <table:table-cell table:number-columns-repeated="4"/>
          <table:table-cell office:value-type="float" office:value="146">
            <text:p>146</text:p>
          </table:table-cell>
          <table:table-cell office:value-type="float" office:value="40899">
            <text:p>40899</text:p>
          </table:table-cell>
        </table:table-row>
        <table:table-row table:style-name="ro1">
          <table:table-cell table:formula="of:=CONCATENATE([.A$1]; &quot; &quot;; [.H135])" office:value-type="string" office:string-value="Disco ONE MORE">
            <text:p>Disco ONE MORE</text:p>
          </table:table-cell>
          <table:table-cell table:formula="of:=[.H135]" office:value-type="string" office:string-value="ONE MORE">
            <text:p>ONE MORE</text:p>
          </table:table-cell>
          <table:table-cell table:number-columns-repeated="3"/>
          <table:table-cell table:formula="of:=CONCATENATE([.I135]; &quot; &quot;; [.J135])" office:value-type="string" office:string-value="AV. BEIRO 3334/6">
            <text:p>AV. BEIRO 3334/6</text:p>
          </table:table-cell>
          <table:table-cell office:value-type="float" office:value="132">
            <text:p>132</text:p>
          </table:table-cell>
          <table:table-cell office:value-type="string">
            <text:p>ONE MORE</text:p>
          </table:table-cell>
          <table:table-cell office:value-type="string">
            <text:p>AV. BEIRO</text:p>
          </table:table-cell>
          <table:table-cell office:value-type="string">
            <text:p>3334/6</text:p>
          </table:table-cell>
          <table:table-cell table:formula="of:=CONCATENATE([.I135]; &quot; &quot;; [.J135])" office:value-type="string" office:string-value="AV. BEIRO 3334/6">
            <text:p>AV. BEIRO 3334/6</text:p>
          </table:table-cell>
          <table:table-cell/>
          <table:table-cell office:value-type="string">
            <text:p>207312/12</text:p>
          </table:table-cell>
          <table:table-cell office:value-type="string">
            <text:p>480 personas</text:p>
          </table:table-cell>
          <table:table-cell office:value-type="string">
            <text:p>"C"</text:p>
          </table:table-cell>
          <table:table-cell office:value-type="string">
            <text:p>INSCRIPCION 2012</text:p>
          </table:table-cell>
          <table:table-cell office:value-type="float" office:value="12">
            <text:p>12</text:p>
          </table:table-cell>
          <table:table-cell office:value-type="float" office:value="40963">
            <text:p>40963</text:p>
          </table:table-cell>
          <table:table-cell table:number-columns-repeated="3"/>
          <table:table-cell office:value-type="string">
            <text:p><text:s/></text:p>
          </table:table-cell>
          <table:table-cell office:value-type="float" office:value="12">
            <text:p>12</text:p>
          </table:table-cell>
          <table:table-cell office:value-type="float" office:value="40963">
            <text:p>40963</text:p>
          </table:table-cell>
        </table:table-row>
        <table:table-row table:style-name="ro1">
          <table:table-cell table:formula="of:=CONCATENATE([.A$1]; &quot; &quot;; [.H136])" office:value-type="string" office:string-value="Disco BROOK">
            <text:p>Disco BROOK</text:p>
          </table:table-cell>
          <table:table-cell table:formula="of:=[.H136]" office:value-type="string" office:string-value="BROOK">
            <text:p>BROOK</text:p>
          </table:table-cell>
          <table:table-cell table:number-columns-repeated="3"/>
          <table:table-cell table:formula="of:=CONCATENATE([.I136]; &quot; &quot;; [.J136])" office:value-type="string" office:string-value="AV. JUAN B. JUSTO  1574">
            <text:p>AV. JUAN B. JUSTO <text:s/>1574</text:p>
          </table:table-cell>
          <table:table-cell office:value-type="float" office:value="133">
            <text:p>133</text:p>
          </table:table-cell>
          <table:table-cell office:value-type="string">
            <text:p>BROOK</text:p>
          </table:table-cell>
          <table:table-cell office:value-type="string">
            <text:p>AV. JUAN B. JUSTO </text:p>
          </table:table-cell>
          <table:table-cell office:value-type="float" office:value="1574">
            <text:p>1574</text:p>
          </table:table-cell>
          <table:table-cell table:formula="of:=CONCATENATE([.I136]; &quot; &quot;; [.J136])" office:value-type="string" office:string-value="AV. JUAN B. JUSTO  1574">
            <text:p>AV. JUAN B. JUSTO <text:s/>1574</text:p>
          </table:table-cell>
          <table:table-cell/>
          <table:table-cell office:value-type="string">
            <text:p>407626/12</text:p>
          </table:table-cell>
          <table:table-cell office:value-type="string">
            <text:p>700 personas</text:p>
          </table:table-cell>
          <table:table-cell office:value-type="string">
            <text:p>"C"</text:p>
          </table:table-cell>
          <table:table-cell office:value-type="string">
            <text:p>INSCRIPCION 2012</text:p>
          </table:table-cell>
          <table:table-cell office:value-type="float" office:value="33">
            <text:p>33</text:p>
          </table:table-cell>
          <table:table-cell office:value-type="float" office:value="40977">
            <text:p>40977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40977">
            <text:p>40977</text:p>
          </table:table-cell>
        </table:table-row>
        <table:table-row table:style-name="ro1">
          <table:table-cell table:formula="of:=CONCATENATE([.A$1]; &quot; &quot;; [.H137])" office:value-type="string" office:string-value="Disco RABBIT">
            <text:p>Disco RABBIT</text:p>
          </table:table-cell>
          <table:table-cell table:formula="of:=[.H137]" office:value-type="string" office:string-value="RABBIT">
            <text:p>RABBIT</text:p>
          </table:table-cell>
          <table:table-cell table:number-columns-repeated="3"/>
          <table:table-cell table:formula="of:=CONCATENATE([.I137]; &quot; &quot;; [.J137])" office:value-type="string" office:string-value="Av. SCALABRINI ORTIZ 1648/50">
            <text:p>Av. SCALABRINI ORTIZ 1648/50</text:p>
          </table:table-cell>
          <table:table-cell office:value-type="float" office:value="134">
            <text:p>134</text:p>
          </table:table-cell>
          <table:table-cell office:value-type="string">
            <text:p>RABBIT</text:p>
          </table:table-cell>
          <table:table-cell office:value-type="string">
            <text:p>Av. SCALABRINI ORTIZ</text:p>
          </table:table-cell>
          <table:table-cell office:value-type="string">
            <text:p>1648/50</text:p>
          </table:table-cell>
          <table:table-cell table:formula="of:=CONCATENATE([.I137]; &quot; &quot;; [.J137])" office:value-type="string" office:string-value="Av. SCALABRINI ORTIZ 1648/50">
            <text:p>Av. SCALABRINI ORTIZ 1648/50</text:p>
          </table:table-cell>
          <table:table-cell/>
          <table:table-cell office:value-type="string">
            <text:p>540934/12</text:p>
          </table:table-cell>
          <table:table-cell office:value-type="string">
            <text:p>784 personas</text:p>
          </table:table-cell>
          <table:table-cell office:value-type="string">
            <text:p>"C"</text:p>
          </table:table-cell>
          <table:table-cell office:value-type="string">
            <text:p>INSCRIPCION 2012</text:p>
          </table:table-cell>
          <table:table-cell office:value-type="float" office:value="96">
            <text:p>96</text:p>
          </table:table-cell>
          <table:table-cell office:value-type="float" office:value="41096">
            <text:p>41096</text:p>
          </table:table-cell>
          <table:table-cell table:number-columns-repeated="4"/>
          <table:table-cell office:value-type="float" office:value="96">
            <text:p>96</text:p>
          </table:table-cell>
          <table:table-cell office:value-type="float" office:value="41096">
            <text:p>41096</text:p>
          </table:table-cell>
        </table:table-row>
        <table:table-row table:style-name="ro1">
          <table:table-cell table:formula="of:=CONCATENATE([.A$1]; &quot; &quot;; [.H138])" office:value-type="string" office:string-value="Disco VOODOO MOTEL">
            <text:p>Disco VOODOO MOTEL</text:p>
          </table:table-cell>
          <table:table-cell table:formula="of:=[.H138]" office:value-type="string" office:string-value="VOODOO MOTEL">
            <text:p>VOODOO MOTEL</text:p>
          </table:table-cell>
          <table:table-cell table:number-columns-repeated="3"/>
          <table:table-cell table:formula="of:=CONCATENATE([.I138]; &quot; &quot;; [.J138])" office:value-type="string" office:string-value="Av. DORREGO 1735/9">
            <text:p>Av. DORREGO 1735/9</text:p>
          </table:table-cell>
          <table:table-cell office:value-type="float" office:value="135">
            <text:p>135</text:p>
          </table:table-cell>
          <table:table-cell office:value-type="string">
            <text:p>VOODOO MOTEL</text:p>
          </table:table-cell>
          <table:table-cell office:value-type="string">
            <text:p>Av. DORREGO</text:p>
          </table:table-cell>
          <table:table-cell office:value-type="string">
            <text:p>1735/9</text:p>
          </table:table-cell>
          <table:table-cell table:formula="of:=CONCATENATE([.I138]; &quot; &quot;; [.J138])" office:value-type="string" office:string-value="Av. DORREGO 1735/9">
            <text:p>Av. DORREGO 1735/9</text:p>
          </table:table-cell>
          <table:table-cell/>
          <table:table-cell office:value-type="string">
            <text:p>2127478/12</text:p>
          </table:table-cell>
          <table:table-cell office:value-type="string">
            <text:p>187personas</text:p>
          </table:table-cell>
          <table:table-cell office:value-type="string">
            <text:p>"C.C"</text:p>
          </table:table-cell>
          <table:table-cell office:value-type="string">
            <text:p>INSCRIPCION 2012</text:p>
          </table:table-cell>
          <table:table-cell office:value-type="float" office:value="131">
            <text:p>131</text:p>
          </table:table-cell>
          <table:table-cell office:value-type="float" office:value="41200">
            <text:p>41200</text:p>
          </table:table-cell>
          <table:table-cell table:number-columns-repeated="4"/>
          <table:table-cell office:value-type="float" office:value="131">
            <text:p>131</text:p>
          </table:table-cell>
          <table:table-cell office:value-type="float" office:value="41200">
            <text:p>41200</text:p>
          </table:table-cell>
        </table:table-row>
        <table:table-row table:style-name="ro1">
          <table:table-cell table:formula="of:=CONCATENATE([.A$1]; &quot; &quot;; [.H139])" office:value-type="string" office:string-value="Disco POUND">
            <text:p>Disco POUND</text:p>
          </table:table-cell>
          <table:table-cell table:formula="of:=[.H139]" office:value-type="string" office:string-value="POUND">
            <text:p>POUND</text:p>
          </table:table-cell>
          <table:table-cell table:number-columns-repeated="3"/>
          <table:table-cell table:formula="of:=CONCATENATE([.I139]; &quot; &quot;; [.J139])" office:value-type="string" office:string-value="Av. SARMIENTO Y CASARES ">
            <text:p>Av. SARMIENTO Y CASARES </text:p>
          </table:table-cell>
          <table:table-cell office:value-type="float" office:value="136">
            <text:p>136</text:p>
          </table:table-cell>
          <table:table-cell office:value-type="string">
            <text:p>POUND</text:p>
          </table:table-cell>
          <table:table-cell office:value-type="string">
            <text:p>Av. SARMIENTO Y CASARES</text:p>
          </table:table-cell>
          <table:table-cell/>
          <table:table-cell table:formula="of:=CONCATENATE([.I139]; &quot; &quot;; [.J139])" office:value-type="string" office:string-value="Av. SARMIENTO Y CASARES ">
            <text:p>Av. SARMIENTO Y CASARES </text:p>
          </table:table-cell>
          <table:table-cell/>
          <table:table-cell office:value-type="string">
            <text:p>1670344/12</text:p>
          </table:table-cell>
          <table:table-cell office:value-type="string">
            <text:p>894 personas</text:p>
          </table:table-cell>
          <table:table-cell office:value-type="string">
            <text:p>C</text:p>
          </table:table-cell>
          <table:table-cell office:value-type="string">
            <text:p>INSCRIPCION 2012</text:p>
          </table:table-cell>
          <table:table-cell office:value-type="float" office:value="142">
            <text:p>142</text:p>
          </table:table-cell>
          <table:table-cell office:value-type="float" office:value="41220">
            <text:p>41220</text:p>
          </table:table-cell>
          <table:table-cell table:number-columns-repeated="4"/>
          <table:table-cell office:value-type="float" office:value="142">
            <text:p>142</text:p>
          </table:table-cell>
          <table:table-cell office:value-type="float" office:value="41220">
            <text:p>412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2T20:28:24</dc:date>
    <dc:creator>sas </dc:creator>
    <meta:editing-duration>P0D</meta:editing-duration>
    <meta:editing-cycles>1</meta:editing-cycles>
    <meta:document-statistic meta:table-count="1" meta:cell-count="2454" meta:object-count="0"/>
  </office:meta>
</office:document-meta>
</file>